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Ángulo objetivo</text:p>
          </table:table-cell>
          <table:table-cell office:value-type="string">
            <text:p>Ángulo real</text:p>
          </table:table-cell>
          <table:table-cell table:number-columns-repeated="3"/>
          <table:table-cell>
            <draw:frame table:end-cell-address="Hoja1.M19" table:end-x="1.64cm" table:end-y="0.186cm" draw:z-index="0" draw:style-name="gr1" draw:text-style-name="P1" svg:width="15.116cm" svg:height="8.315cm" svg:x="0.073cm" svg:y="0cm">
              <draw:object draw:notify-on-update-of-ranges="Hoja1.A2:Hoja1.A152 Hoja1.B1:Hoja1.B1 Hoja1.B2:Hoja1.B152 Hoja1.C1:Hoja1.C1 Hoja1.C2:Hoja1.C15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2.19102">
            <text:p>-22.1910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34467">
            <text:p>-23.3446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66764">
            <text:p>-24.66764</text:p>
          </table:table-cell>
          <table:table-cell office:value-type="float" office:value="-13.14025">
            <text:p>-13.140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1091">
            <text:p>-26.1091</text:p>
          </table:table-cell>
          <table:table-cell office:value-type="float" office:value="-19.64032">
            <text:p>-19.64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61369">
            <text:p>-27.61369</text:p>
          </table:table-cell>
          <table:table-cell office:value-type="float" office:value="-22.69025">
            <text:p>-22.690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1236">
            <text:p>-29.1236</text:p>
          </table:table-cell>
          <table:table-cell office:value-type="float" office:value="-23.10359">
            <text:p>-23.10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8085">
            <text:p>-30.58085</text:p>
          </table:table-cell>
          <table:table-cell office:value-type="float" office:value="-23.07269">
            <text:p>-23.072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2945">
            <text:p>-31.92945</text:p>
          </table:table-cell>
          <table:table-cell office:value-type="float" office:value="-24.54013">
            <text:p>-24.540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1176">
            <text:p>-33.1176</text:p>
          </table:table-cell>
          <table:table-cell office:value-type="float" office:value="-27.25724">
            <text:p>-27.25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9967">
            <text:p>-34.09967</text:p>
          </table:table-cell>
          <table:table-cell office:value-type="float" office:value="-30.24791">
            <text:p>-30.24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3792">
            <text:p>-34.83792</text:p>
          </table:table-cell>
          <table:table-cell office:value-type="float" office:value="-32.93014">
            <text:p>-32.93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04">
            <text:p>-35.304</text:p>
          </table:table-cell>
          <table:table-cell office:value-type="float" office:value="-34.81814">
            <text:p>-34.81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8">
            <text:p>-35.48</text:p>
          </table:table-cell>
          <table:table-cell office:value-type="float" office:value="-36.42812">
            <text:p>-36.42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5917">
            <text:p>-35.35917</text:p>
          </table:table-cell>
          <table:table-cell office:value-type="float" office:value="-37.4802">
            <text:p>-37.4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4614">
            <text:p>-34.94614</text:p>
          </table:table-cell>
          <table:table-cell office:value-type="float" office:value="-37.74674">
            <text:p>-37.74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5679">
            <text:p>-34.25679</text:p>
          </table:table-cell>
          <table:table-cell office:value-type="float" office:value="-37.37809">
            <text:p>-37.37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1759">
            <text:p>-33.31759</text:p>
          </table:table-cell>
          <table:table-cell office:value-type="float" office:value="-36.38694">
            <text:p>-36.38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6461">
            <text:p>-32.16461</text:p>
          </table:table-cell>
          <table:table-cell office:value-type="float" office:value="-34.9789">
            <text:p>-34.9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4216">
            <text:p>-30.84216</text:p>
          </table:table-cell>
          <table:table-cell office:value-type="float" office:value="-33.36536">
            <text:p>-33.36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0101">
            <text:p>-29.40101</text:p>
          </table:table-cell>
          <table:table-cell office:value-type="float" office:value="-31.7458">
            <text:p>-31.7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9655">
            <text:p>-27.89655</text:p>
          </table:table-cell>
          <table:table-cell office:value-type="float" office:value="-30.20069">
            <text:p>-30.200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8655">
            <text:p>-26.38655</text:p>
          </table:table-cell>
          <table:table-cell office:value-type="float" office:value="-28.83854">
            <text:p>-28.83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2901">
            <text:p>-24.92901</text:p>
          </table:table-cell>
          <table:table-cell office:value-type="float" office:value="-27.60337">
            <text:p>-27.60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57994">
            <text:p>-23.57994</text:p>
          </table:table-cell>
          <table:table-cell office:value-type="float" office:value="-26.42101">
            <text:p>-26.421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9114">
            <text:p>-22.39114</text:p>
          </table:table-cell>
          <table:table-cell office:value-type="float" office:value="-25.13549">
            <text:p>-25.13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0828">
            <text:p>-21.40828</text:p>
          </table:table-cell>
          <table:table-cell office:value-type="float" office:value="-23.96392">
            <text:p>-23.96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6912">
            <text:p>-20.66912</text:p>
          </table:table-cell>
          <table:table-cell office:value-type="float" office:value="-22.91633">
            <text:p>-22.91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0205">
            <text:p>-20.20205</text:p>
          </table:table-cell>
          <table:table-cell office:value-type="float" office:value="-22.00755">
            <text:p>-22.00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2501">
            <text:p>-20.02501</text:p>
          </table:table-cell>
          <table:table-cell office:value-type="float" office:value="-21.27398">
            <text:p>-21.273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448">
            <text:p>-20.1448</text:p>
          </table:table-cell>
          <table:table-cell office:value-type="float" office:value="-20.73843">
            <text:p>-20.73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5682">
            <text:p>-20.55682</text:p>
          </table:table-cell>
          <table:table-cell office:value-type="float" office:value="-20.45498">
            <text:p>-20.45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4524">
            <text:p>-21.24524</text:p>
          </table:table-cell>
          <table:table-cell office:value-type="float" office:value="-20.39315">
            <text:p>-20.393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8362">
            <text:p>-22.18362</text:p>
          </table:table-cell>
          <table:table-cell office:value-type="float" office:value="-20.57602">
            <text:p>-20.576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33592">
            <text:p>-23.33592</text:p>
          </table:table-cell>
          <table:table-cell office:value-type="float" office:value="-21.03185">
            <text:p>-21.03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65786">
            <text:p>-24.65786</text:p>
          </table:table-cell>
          <table:table-cell office:value-type="float" office:value="-21.7275">
            <text:p>-21.72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9868">
            <text:p>-26.09868</text:p>
          </table:table-cell>
          <table:table-cell office:value-type="float" office:value="-22.67756">
            <text:p>-22.67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60302">
            <text:p>-27.60302</text:p>
          </table:table-cell>
          <table:table-cell office:value-type="float" office:value="-23.80651">
            <text:p>-23.80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1131">
            <text:p>-29.1131</text:p>
          </table:table-cell>
          <table:table-cell office:value-type="float" office:value="-25.0611">
            <text:p>-25.0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7092">
            <text:p>-30.57092</text:p>
          </table:table-cell>
          <table:table-cell office:value-type="float" office:value="-26.36943">
            <text:p>-26.369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2047">
            <text:p>-31.92047</text:p>
          </table:table-cell>
          <table:table-cell office:value-type="float" office:value="-27.82885">
            <text:p>-27.828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10992">
            <text:p>-33.10992</text:p>
          </table:table-cell>
          <table:table-cell office:value-type="float" office:value="-29.3697">
            <text:p>-29.3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9357">
            <text:p>-34.09357</text:p>
          </table:table-cell>
          <table:table-cell office:value-type="float" office:value="-30.82335">
            <text:p>-30.82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3364">
            <text:p>-34.83364</text:p>
          </table:table-cell>
          <table:table-cell office:value-type="float" office:value="-32.2">
            <text:p>-32.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0172">
            <text:p>-35.30172</text:p>
          </table:table-cell>
          <table:table-cell office:value-type="float" office:value="-33.42568">
            <text:p>-33.42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798">
            <text:p>-35.4798</text:p>
          </table:table-cell>
          <table:table-cell office:value-type="float" office:value="-34.42809">
            <text:p>-34.42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6105">
            <text:p>-35.36105</text:p>
          </table:table-cell>
          <table:table-cell office:value-type="float" office:value="-35.24765">
            <text:p>-35.247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5004">
            <text:p>-34.95004</text:p>
          </table:table-cell>
          <table:table-cell office:value-type="float" office:value="-35.83599">
            <text:p>-35.835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6255">
            <text:p>-34.26255</text:p>
          </table:table-cell>
          <table:table-cell office:value-type="float" office:value="-36.17785">
            <text:p>-36.17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25">
            <text:p>-33.325</text:p>
          </table:table-cell>
          <table:table-cell office:value-type="float" office:value="-36.16434">
            <text:p>-36.16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7338">
            <text:p>-32.17338</text:p>
          </table:table-cell>
          <table:table-cell office:value-type="float" office:value="-35.84301">
            <text:p>-35.84301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30.85195">
            <text:p>-30.85195</text:p>
          </table:table-cell>
          <table:table-cell office:value-type="float" office:value="-35.28745">
            <text:p>-35.28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1145">
            <text:p>-29.41145</text:p>
          </table:table-cell>
          <table:table-cell office:value-type="float" office:value="-34.64336">
            <text:p>-34.64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90723">
            <text:p>-27.90723</text:p>
          </table:table-cell>
          <table:table-cell office:value-type="float" office:value="-33.73326">
            <text:p>-33.733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9707">
            <text:p>-26.39707</text:p>
          </table:table-cell>
          <table:table-cell office:value-type="float" office:value="-32.71324">
            <text:p>-32.71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3897">
            <text:p>-24.93897</text:p>
          </table:table-cell>
          <table:table-cell office:value-type="float" office:value="-31.63286">
            <text:p>-31.632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58894">
            <text:p>-23.58894</text:p>
          </table:table-cell>
          <table:table-cell office:value-type="float" office:value="-30.50397">
            <text:p>-30.50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9885">
            <text:p>-22.39885</text:p>
          </table:table-cell>
          <table:table-cell office:value-type="float" office:value="-29.42924">
            <text:p>-29.429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144">
            <text:p>-21.4144</text:p>
          </table:table-cell>
          <table:table-cell office:value-type="float" office:value="-28.4411">
            <text:p>-28.44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7341">
            <text:p>-20.67341</text:p>
          </table:table-cell>
          <table:table-cell office:value-type="float" office:value="-27.56307">
            <text:p>-27.563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0434">
            <text:p>-20.20434</text:p>
          </table:table-cell>
          <table:table-cell office:value-type="float" office:value="-26.81686">
            <text:p>-26.81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2522">
            <text:p>-20.02522</text:p>
          </table:table-cell>
          <table:table-cell office:value-type="float" office:value="-26.23911">
            <text:p>-26.23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4292">
            <text:p>-20.14292</text:p>
          </table:table-cell>
          <table:table-cell office:value-type="float" office:value="-25.88348">
            <text:p>-25.88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5292">
            <text:p>-20.55292</text:p>
          </table:table-cell>
          <table:table-cell office:value-type="float" office:value="-24.94905">
            <text:p>-24.949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3948">
            <text:p>-21.23948</text:p>
          </table:table-cell>
          <table:table-cell office:value-type="float" office:value="-25.13741">
            <text:p>-25.13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7621">
            <text:p>-22.17621</text:p>
          </table:table-cell>
          <table:table-cell office:value-type="float" office:value="-25.85271">
            <text:p>-25.85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32714">
            <text:p>-23.32714</text:p>
          </table:table-cell>
          <table:table-cell office:value-type="float" office:value="-27.12206">
            <text:p>-27.12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64806">
            <text:p>-24.64806</text:p>
          </table:table-cell>
          <table:table-cell office:value-type="float" office:value="-28.50475">
            <text:p>-28.50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8823">
            <text:p>-26.08823</text:p>
          </table:table-cell>
          <table:table-cell office:value-type="float" office:value="-29.71463">
            <text:p>-29.71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9233">
            <text:p>-27.59233</text:p>
          </table:table-cell>
          <table:table-cell office:value-type="float" office:value="-30.7561">
            <text:p>-30.7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10257">
            <text:p>-29.10257</text:p>
          </table:table-cell>
          <table:table-cell office:value-type="float" office:value="-31.50131">
            <text:p>-31.50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6096">
            <text:p>-30.56096</text:p>
          </table:table-cell>
          <table:table-cell office:value-type="float" office:value="-32.07296">
            <text:p>-32.07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1146">
            <text:p>-31.91146</text:p>
          </table:table-cell>
          <table:table-cell office:value-type="float" office:value="-32.70768">
            <text:p>-32.70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1022">
            <text:p>-33.1022</text:p>
          </table:table-cell>
          <table:table-cell office:value-type="float" office:value="-33.62559">
            <text:p>-33.625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8745">
            <text:p>-34.08745</text:p>
          </table:table-cell>
          <table:table-cell office:value-type="float" office:value="-34.34344">
            <text:p>-34.34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2935">
            <text:p>-34.82935</text:p>
          </table:table-cell>
          <table:table-cell office:value-type="float" office:value="-35.60352">
            <text:p>-35.60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9942">
            <text:p>-35.29942</text:p>
          </table:table-cell>
          <table:table-cell office:value-type="float" office:value="-36.93602">
            <text:p>-36.936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7958">
            <text:p>-35.47958</text:p>
          </table:table-cell>
          <table:table-cell office:value-type="float" office:value="-38.1083">
            <text:p>-38.1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6292">
            <text:p>-35.36292</text:p>
          </table:table-cell>
          <table:table-cell office:value-type="float" office:value="-38.7723">
            <text:p>-38.77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5393">
            <text:p>-34.95393</text:p>
          </table:table-cell>
          <table:table-cell office:value-type="float" office:value="-39.39014">
            <text:p>-39.39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6831">
            <text:p>-34.26831</text:p>
          </table:table-cell>
          <table:table-cell office:value-type="float" office:value="-39.7588">
            <text:p>-39.75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324">
            <text:p>-33.3324</text:p>
          </table:table-cell>
          <table:table-cell office:value-type="float" office:value="-39.85592">
            <text:p>-39.855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8215">
            <text:p>-32.18215</text:p>
          </table:table-cell>
          <table:table-cell office:value-type="float" office:value="-39.75373">
            <text:p>-39.753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6175">
            <text:p>-30.86175</text:p>
          </table:table-cell>
          <table:table-cell office:value-type="float" office:value="-39.28528">
            <text:p>-39.28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219">
            <text:p>-29.4219</text:p>
          </table:table-cell>
          <table:table-cell office:value-type="float" office:value="-38.59041">
            <text:p>-38.59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91793">
            <text:p>-27.91793</text:p>
          </table:table-cell>
          <table:table-cell office:value-type="float" office:value="-37.85902">
            <text:p>-37.859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0761">
            <text:p>-26.40761</text:p>
          </table:table-cell>
          <table:table-cell office:value-type="float" office:value="-36.82354">
            <text:p>-36.82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4894">
            <text:p>-24.94894</text:p>
          </table:table-cell>
          <table:table-cell office:value-type="float" office:value="-35.09165">
            <text:p>-35.09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59796">
            <text:p>-23.59796</text:p>
          </table:table-cell>
          <table:table-cell office:value-type="float" office:value="-34.01283">
            <text:p>-34.012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0657">
            <text:p>-22.40657</text:p>
          </table:table-cell>
          <table:table-cell office:value-type="float" office:value="-32.90399">
            <text:p>-32.90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2053">
            <text:p>-21.42053</text:p>
          </table:table-cell>
          <table:table-cell office:value-type="float" office:value="-32.17376">
            <text:p>-32.17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7771">
            <text:p>-20.67771</text:p>
          </table:table-cell>
          <table:table-cell office:value-type="float" office:value="-33.02546">
            <text:p>-33.025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0665">
            <text:p>-20.20665</text:p>
          </table:table-cell>
          <table:table-cell office:value-type="float" office:value="-30.47098">
            <text:p>-30.470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2545">
            <text:p>-20.02545</text:p>
          </table:table-cell>
          <table:table-cell office:value-type="float" office:value="-29.53135">
            <text:p>-29.53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4105">
            <text:p>-20.14105</text:p>
          </table:table-cell>
          <table:table-cell office:value-type="float" office:value="-30.38247">
            <text:p>-30.382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4904">
            <text:p>-20.54904</text:p>
          </table:table-cell>
          <table:table-cell office:value-type="float" office:value="-28.39756">
            <text:p>-28.39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3372">
            <text:p>-21.23372</text:p>
          </table:table-cell>
          <table:table-cell office:value-type="float" office:value="-29.48862">
            <text:p>-29.488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6881">
            <text:p>-22.16881</text:p>
          </table:table-cell>
          <table:table-cell office:value-type="float" office:value="-27.95843">
            <text:p>-27.95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31837">
            <text:p>-23.31837</text:p>
          </table:table-cell>
          <table:table-cell office:value-type="float" office:value="-29.51496">
            <text:p>-29.51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63827">
            <text:p>-24.63827</text:p>
          </table:table-cell>
          <table:table-cell office:value-type="float" office:value="-30.36568">
            <text:p>-30.36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7778">
            <text:p>-26.07778</text:p>
          </table:table-cell>
          <table:table-cell office:value-type="float" office:value="-30.93198">
            <text:p>-30.93198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7.58162">
            <text:p>-27.58162</text:p>
          </table:table-cell>
          <table:table-cell office:value-type="float" office:value="-31.13047">
            <text:p>-31.13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9204">
            <text:p>-29.09204</text:p>
          </table:table-cell>
          <table:table-cell office:value-type="float" office:value="-31.27673">
            <text:p>-31.276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5099">
            <text:p>-30.55099</text:p>
          </table:table-cell>
          <table:table-cell office:value-type="float" office:value="-31.57651">
            <text:p>-31.57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0244">
            <text:p>-31.90244</text:p>
          </table:table-cell>
          <table:table-cell office:value-type="float" office:value="-32.07492">
            <text:p>-32.07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9448">
            <text:p>-33.09448</text:p>
          </table:table-cell>
          <table:table-cell office:value-type="float" office:value="-32.99601">
            <text:p>-32.99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8132">
            <text:p>-34.08132</text:p>
          </table:table-cell>
          <table:table-cell office:value-type="float" office:value="-34.19558">
            <text:p>-34.19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2505">
            <text:p>-34.82505</text:p>
          </table:table-cell>
          <table:table-cell office:value-type="float" office:value="-35.50838">
            <text:p>-35.50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971">
            <text:p>-35.2971</text:p>
          </table:table-cell>
          <table:table-cell office:value-type="float" office:value="-36.24362">
            <text:p>-36.24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7935">
            <text:p>-35.47935</text:p>
          </table:table-cell>
          <table:table-cell office:value-type="float" office:value="-37.09745">
            <text:p>-37.09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6478">
            <text:p>-35.36478</text:p>
          </table:table-cell>
          <table:table-cell office:value-type="float" office:value="-37.66768">
            <text:p>-37.66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5781">
            <text:p>-34.95781</text:p>
          </table:table-cell>
          <table:table-cell office:value-type="float" office:value="-38.12193">
            <text:p>-38.121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7406">
            <text:p>-34.27406</text:p>
          </table:table-cell>
          <table:table-cell office:value-type="float" office:value="-38.46531">
            <text:p>-38.465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3979">
            <text:p>-33.33979</text:p>
          </table:table-cell>
          <table:table-cell office:value-type="float" office:value="-38.52771">
            <text:p>-38.52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9091">
            <text:p>-32.19091</text:p>
          </table:table-cell>
          <table:table-cell office:value-type="float" office:value="-38.51399">
            <text:p>-38.51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7153">
            <text:p>-30.87153</text:p>
          </table:table-cell>
          <table:table-cell office:value-type="float" office:value="-38.22418">
            <text:p>-38.22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3234">
            <text:p>-29.43234</text:p>
          </table:table-cell>
          <table:table-cell office:value-type="float" office:value="-37.77157">
            <text:p>-37.77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92863">
            <text:p>-27.92863</text:p>
          </table:table-cell>
          <table:table-cell office:value-type="float" office:value="-36.97663">
            <text:p>-36.976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1814">
            <text:p>-26.41814</text:p>
          </table:table-cell>
          <table:table-cell office:value-type="float" office:value="-36.01024">
            <text:p>-36.01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5891">
            <text:p>-24.95891</text:p>
          </table:table-cell>
          <table:table-cell office:value-type="float" office:value="-35.0652">
            <text:p>-35.06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0698">
            <text:p>-23.60698</text:p>
          </table:table-cell>
          <table:table-cell office:value-type="float" office:value="-34.2908">
            <text:p>-34.2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143">
            <text:p>-22.4143</text:p>
          </table:table-cell>
          <table:table-cell office:value-type="float" office:value="-33.70835">
            <text:p>-33.708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2666">
            <text:p>-21.42666</text:p>
          </table:table-cell>
          <table:table-cell office:value-type="float" office:value="-33.48585">
            <text:p>-33.48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8202">
            <text:p>-20.68202</text:p>
          </table:table-cell>
          <table:table-cell office:value-type="float" office:value="-33.71412">
            <text:p>-33.714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0897">
            <text:p>-20.20897</text:p>
          </table:table-cell>
          <table:table-cell office:value-type="float" office:value="-34.11359">
            <text:p>-34.11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2568">
            <text:p>-20.02568</text:p>
          </table:table-cell>
          <table:table-cell office:value-type="float" office:value="-32.01884">
            <text:p>-32.018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392">
            <text:p>-20.1392</text:p>
          </table:table-cell>
          <table:table-cell office:value-type="float" office:value="-33.6209">
            <text:p>-33.62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4517">
            <text:p>-20.54517</text:p>
          </table:table-cell>
          <table:table-cell office:value-type="float" office:value="-25.61944">
            <text:p>-25.61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2798">
            <text:p>-21.22798</text:p>
          </table:table-cell>
          <table:table-cell office:value-type="float" office:value="-29.9596">
            <text:p>-29.9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6142">
            <text:p>-22.16142</text:p>
          </table:table-cell>
          <table:table-cell office:value-type="float" office:value="-30.7067">
            <text:p>-30.7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30962">
            <text:p>-23.30962</text:p>
          </table:table-cell>
          <table:table-cell office:value-type="float" office:value="-30.9514">
            <text:p>-30.95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62848">
            <text:p>-24.62848</text:p>
          </table:table-cell>
          <table:table-cell office:value-type="float" office:value="-30.67916">
            <text:p>-30.67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6734">
            <text:p>-26.06734</text:p>
          </table:table-cell>
          <table:table-cell office:value-type="float" office:value="-30.46762">
            <text:p>-30.467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7094">
            <text:p>-27.57094</text:p>
          </table:table-cell>
          <table:table-cell office:value-type="float" office:value="-30.78203">
            <text:p>-30.78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815">
            <text:p>-29.0815</text:p>
          </table:table-cell>
          <table:table-cell office:value-type="float" office:value="-31.25166">
            <text:p>-31.25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4101">
            <text:p>-30.54101</text:p>
          </table:table-cell>
          <table:table-cell office:value-type="float" office:value="-31.72369">
            <text:p>-31.723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9341">
            <text:p>-31.89341</text:p>
          </table:table-cell>
          <table:table-cell office:value-type="float" office:value="-32.40945">
            <text:p>-32.40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8674">
            <text:p>-33.08674</text:p>
          </table:table-cell>
          <table:table-cell office:value-type="float" office:value="-33.70166">
            <text:p>-33.70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7517">
            <text:p>-34.07517</text:p>
          </table:table-cell>
          <table:table-cell office:value-type="float" office:value="-34.65096">
            <text:p>-34.65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2072">
            <text:p>-34.82072</text:p>
          </table:table-cell>
          <table:table-cell office:value-type="float" office:value="-35.78598">
            <text:p>-35.785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9477">
            <text:p>-35.29477</text:p>
          </table:table-cell>
          <table:table-cell office:value-type="float" office:value="-36.73686">
            <text:p>-36.73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791">
            <text:p>-35.4791</text:p>
          </table:table-cell>
          <table:table-cell office:value-type="float" office:value="-37.64912">
            <text:p>-37.64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6663">
            <text:p>-35.36663</text:p>
          </table:table-cell>
          <table:table-cell office:value-type="float" office:value="-38.30267">
            <text:p>-38.302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6167">
            <text:p>-34.96167</text:p>
          </table:table-cell>
          <table:table-cell office:value-type="float" office:value="-38.08796">
            <text:p>-38.087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7979">
            <text:p>-34.27979</text:p>
          </table:table-cell>
          <table:table-cell office:value-type="float" office:value="-38.48256">
            <text:p>-38.48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4718">
            <text:p>-33.34718</text:p>
          </table:table-cell>
          <table:table-cell office:value-type="float" office:value="-38.83188">
            <text:p>-38.83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9967">
            <text:p>-32.19967</text:p>
          </table:table-cell>
          <table:table-cell office:value-type="float" office:value="-38.87758">
            <text:p>-38.877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8132">
            <text:p>-30.88132</text:p>
          </table:table-cell>
          <table:table-cell office:value-type="float" office:value="-38.50353">
            <text:p>-38.50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4279">
            <text:p>-29.44279</text:p>
          </table:table-cell>
          <table:table-cell office:value-type="float" office:value="-37.95985">
            <text:p>-37.959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93932">
            <text:p>-27.93932</text:p>
          </table:table-cell>
          <table:table-cell office:value-type="float" office:value="-37.23046">
            <text:p>-37.23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2868">
            <text:p>-26.42868</text:p>
          </table:table-cell>
          <table:table-cell office:value-type="float" office:value="-36.25705">
            <text:p>-36.25705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4.96889">
            <text:p>-24.96889</text:p>
          </table:table-cell>
          <table:table-cell office:value-type="float" office:value="-35.37119">
            <text:p>-35.37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1602">
            <text:p>-23.61602</text:p>
          </table:table-cell>
          <table:table-cell office:value-type="float" office:value="-34.29245">
            <text:p>-34.29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2204">
            <text:p>-22.42204</text:p>
          </table:table-cell>
          <table:table-cell office:value-type="float" office:value="-33.33532">
            <text:p>-33.33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3282">
            <text:p>-21.43282</text:p>
          </table:table-cell>
          <table:table-cell office:value-type="float" office:value="-32.67755">
            <text:p>-32.67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8635">
            <text:p>-20.68635</text:p>
          </table:table-cell>
          <table:table-cell office:value-type="float" office:value="-32.40039">
            <text:p>-32.400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1131">
            <text:p>-20.21131</text:p>
          </table:table-cell>
          <table:table-cell office:value-type="float" office:value="-32.55405">
            <text:p>-32.554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2594">
            <text:p>-20.02594</text:p>
          </table:table-cell>
          <table:table-cell office:value-type="float" office:value="-32.51598">
            <text:p>-32.515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3737">
            <text:p>-20.13737</text:p>
          </table:table-cell>
          <table:table-cell office:value-type="float" office:value="-32.94744">
            <text:p>-32.94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4131">
            <text:p>-20.54131</text:p>
          </table:table-cell>
          <table:table-cell office:value-type="float" office:value="-31.84374">
            <text:p>-31.84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2225">
            <text:p>-21.22225</text:p>
          </table:table-cell>
          <table:table-cell office:value-type="float" office:value="-30.88798">
            <text:p>-30.88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5403">
            <text:p>-22.15403</text:p>
          </table:table-cell>
          <table:table-cell office:value-type="float" office:value="-31.60499">
            <text:p>-31.60499</text:p>
          </table:table-cell>
          <table:table-cell table:number-columns-repeated="5"/>
          <table:table-cell table:style-name="ce1"/>
        </table:table-row>
        <table:table-row table:style-name="ro1">
          <table:table-cell/>
          <table:table-cell office:value-type="float" office:value="-23.30087">
            <text:p>-23.30087</text:p>
          </table:table-cell>
          <table:table-cell office:value-type="float" office:value="-33.92868">
            <text:p>-33.92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6187">
            <text:p>-24.6187</text:p>
          </table:table-cell>
          <table:table-cell office:value-type="float" office:value="-31.88958">
            <text:p>-31.88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569">
            <text:p>-26.0569</text:p>
          </table:table-cell>
          <table:table-cell office:value-type="float" office:value="-33.81837">
            <text:p>-33.818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6024">
            <text:p>-27.56024</text:p>
          </table:table-cell>
          <table:table-cell office:value-type="float" office:value="-32.83998">
            <text:p>-32.83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7096">
            <text:p>-29.07096</text:p>
          </table:table-cell>
          <table:table-cell office:value-type="float" office:value="-34.28732">
            <text:p>-34.28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3103">
            <text:p>-30.53103</text:p>
          </table:table-cell>
          <table:table-cell office:value-type="float" office:value="-34.91364">
            <text:p>-34.913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8437">
            <text:p>-31.88437</text:p>
          </table:table-cell>
          <table:table-cell office:value-type="float" office:value="-34.84182">
            <text:p>-34.84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7899">
            <text:p>-33.07899</text:p>
          </table:table-cell>
          <table:table-cell office:value-type="float" office:value="-34.80925">
            <text:p>-34.809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6901">
            <text:p>-34.06901</text:p>
          </table:table-cell>
          <table:table-cell office:value-type="float" office:value="-35.32469">
            <text:p>-35.32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1639">
            <text:p>-34.81639</text:p>
          </table:table-cell>
          <table:table-cell office:value-type="float" office:value="-36.12638">
            <text:p>-36.12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9243">
            <text:p>-35.29243</text:p>
          </table:table-cell>
          <table:table-cell office:value-type="float" office:value="-37.22697">
            <text:p>-37.22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7884">
            <text:p>-35.47884</text:p>
          </table:table-cell>
          <table:table-cell office:value-type="float" office:value="-38.20398">
            <text:p>-38.203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6845">
            <text:p>-35.36845</text:p>
          </table:table-cell>
          <table:table-cell office:value-type="float" office:value="-39.02478">
            <text:p>-39.02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6552">
            <text:p>-34.96552</text:p>
          </table:table-cell>
          <table:table-cell office:value-type="float" office:value="-38.98932">
            <text:p>-38.98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8552">
            <text:p>-34.28552</text:p>
          </table:table-cell>
          <table:table-cell office:value-type="float" office:value="-39.38069">
            <text:p>-39.380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5456">
            <text:p>-33.35456</text:p>
          </table:table-cell>
          <table:table-cell office:value-type="float" office:value="-39.56371">
            <text:p>-39.563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0842">
            <text:p>-32.20842</text:p>
          </table:table-cell>
          <table:table-cell office:value-type="float" office:value="-39.41201">
            <text:p>-39.412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911">
            <text:p>-30.8911</text:p>
          </table:table-cell>
          <table:table-cell office:value-type="float" office:value="-38.94931">
            <text:p>-38.949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5323">
            <text:p>-29.45323</text:p>
          </table:table-cell>
          <table:table-cell office:value-type="float" office:value="-38.28698">
            <text:p>-38.286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95002">
            <text:p>-27.95002</text:p>
          </table:table-cell>
          <table:table-cell office:value-type="float" office:value="-37.51424">
            <text:p>-37.51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3923">
            <text:p>-26.43923</text:p>
          </table:table-cell>
          <table:table-cell office:value-type="float" office:value="-36.35236">
            <text:p>-36.35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7887">
            <text:p>-24.97887</text:p>
          </table:table-cell>
          <table:table-cell office:value-type="float" office:value="-35.15371">
            <text:p>-35.153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2506">
            <text:p>-23.62506</text:p>
          </table:table-cell>
          <table:table-cell office:value-type="float" office:value="-33.94024">
            <text:p>-33.94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298">
            <text:p>-22.4298</text:p>
          </table:table-cell>
          <table:table-cell office:value-type="float" office:value="-32.85218">
            <text:p>-32.85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3899">
            <text:p>-21.43899</text:p>
          </table:table-cell>
          <table:table-cell office:value-type="float" office:value="-31.76667">
            <text:p>-31.76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9069">
            <text:p>-20.69069</text:p>
          </table:table-cell>
          <table:table-cell office:value-type="float" office:value="-31.15696">
            <text:p>-31.15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1366">
            <text:p>-20.21366</text:p>
          </table:table-cell>
          <table:table-cell office:value-type="float" office:value="-30.86752">
            <text:p>-30.86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2621">
            <text:p>-20.02621</text:p>
          </table:table-cell>
          <table:table-cell office:value-type="float" office:value="-30.97806">
            <text:p>-30.978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3555">
            <text:p>-20.13555</text:p>
          </table:table-cell>
          <table:table-cell office:value-type="float" office:value="-30.90068">
            <text:p>-30.90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3747">
            <text:p>-20.53747</text:p>
          </table:table-cell>
          <table:table-cell office:value-type="float" office:value="-31.46454">
            <text:p>-31.46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1653">
            <text:p>-21.21653</text:p>
          </table:table-cell>
          <table:table-cell office:value-type="float" office:value="-32.35691">
            <text:p>-32.356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4666">
            <text:p>-22.14666</text:p>
          </table:table-cell>
          <table:table-cell office:value-type="float" office:value="-30.38302">
            <text:p>-30.38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9212">
            <text:p>-23.29212</text:p>
          </table:table-cell>
          <table:table-cell office:value-type="float" office:value="-31.78982">
            <text:p>-31.78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60892">
            <text:p>-24.60892</text:p>
          </table:table-cell>
          <table:table-cell office:value-type="float" office:value="-32.47742">
            <text:p>-32.477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4646">
            <text:p>-26.04646</text:p>
          </table:table-cell>
          <table:table-cell office:value-type="float" office:value="-34.30561">
            <text:p>-34.30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4954">
            <text:p>-27.54954</text:p>
          </table:table-cell>
          <table:table-cell office:value-type="float" office:value="-33.47321">
            <text:p>-33.473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6041">
            <text:p>-29.06041</text:p>
          </table:table-cell>
          <table:table-cell office:value-type="float" office:value="-34.55366">
            <text:p>-34.553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2104">
            <text:p>-30.52104</text:p>
          </table:table-cell>
          <table:table-cell office:value-type="float" office:value="-34.92335">
            <text:p>-34.92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7532">
            <text:p>-31.87532</text:p>
          </table:table-cell>
          <table:table-cell office:value-type="float" office:value="-34.49595">
            <text:p>-34.49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7123">
            <text:p>-33.07123</text:p>
          </table:table-cell>
          <table:table-cell office:value-type="float" office:value="-34.23622">
            <text:p>-34.23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6285">
            <text:p>-34.06285</text:p>
          </table:table-cell>
          <table:table-cell office:value-type="float" office:value="-34.84879">
            <text:p>-34.84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1205">
            <text:p>-34.81205</text:p>
          </table:table-cell>
          <table:table-cell office:value-type="float" office:value="-35.68663">
            <text:p>-35.686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9007">
            <text:p>-35.29007</text:p>
          </table:table-cell>
          <table:table-cell office:value-type="float" office:value="-36.77028">
            <text:p>-36.77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7856">
            <text:p>-35.47856</text:p>
          </table:table-cell>
          <table:table-cell office:value-type="float" office:value="-37.76854">
            <text:p>-37.76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7027">
            <text:p>-35.37027</text:p>
          </table:table-cell>
          <table:table-cell office:value-type="float" office:value="-38.48224">
            <text:p>-38.48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6935">
            <text:p>-34.96935</text:p>
          </table:table-cell>
          <table:table-cell office:value-type="float" office:value="-38.37123">
            <text:p>-38.37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9122">
            <text:p>-34.29122</text:p>
          </table:table-cell>
          <table:table-cell office:value-type="float" office:value="-38.66509">
            <text:p>-38.66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6192">
            <text:p>-33.36192</text:p>
          </table:table-cell>
          <table:table-cell office:value-type="float" office:value="-38.82099">
            <text:p>-38.82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1714">
            <text:p>-32.21714</text:p>
          </table:table-cell>
          <table:table-cell office:value-type="float" office:value="-38.74873">
            <text:p>-38.748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0086">
            <text:p>-30.90086</text:p>
          </table:table-cell>
          <table:table-cell office:value-type="float" office:value="-38.33776">
            <text:p>-38.33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6365">
            <text:p>-29.46365</text:p>
          </table:table-cell>
          <table:table-cell office:value-type="float" office:value="-37.71336">
            <text:p>-37.71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9607">
            <text:p>-27.9607</text:p>
          </table:table-cell>
          <table:table-cell office:value-type="float" office:value="-37.02625">
            <text:p>-37.02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4975">
            <text:p>-26.44975</text:p>
          </table:table-cell>
          <table:table-cell office:value-type="float" office:value="-35.96842">
            <text:p>-35.96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8885">
            <text:p>-24.98885</text:p>
          </table:table-cell>
          <table:table-cell office:value-type="float" office:value="-34.8269">
            <text:p>-34.82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341">
            <text:p>-23.6341</text:p>
          </table:table-cell>
          <table:table-cell office:value-type="float" office:value="-33.62457">
            <text:p>-33.624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3755">
            <text:p>-22.43755</text:p>
          </table:table-cell>
          <table:table-cell office:value-type="float" office:value="-32.40385">
            <text:p>-32.40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4516">
            <text:p>-21.44516</text:p>
          </table:table-cell>
          <table:table-cell office:value-type="float" office:value="-31.4384">
            <text:p>-31.4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9504">
            <text:p>-20.69504</text:p>
          </table:table-cell>
          <table:table-cell office:value-type="float" office:value="-30.86042">
            <text:p>-30.860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1602">
            <text:p>-20.21602</text:p>
          </table:table-cell>
          <table:table-cell office:value-type="float" office:value="-30.49829">
            <text:p>-30.49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2649">
            <text:p>-20.02649</text:p>
          </table:table-cell>
          <table:table-cell office:value-type="float" office:value="-29.99883">
            <text:p>-29.998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3374">
            <text:p>-20.13374</text:p>
          </table:table-cell>
          <table:table-cell office:value-type="float" office:value="-29.96916">
            <text:p>-29.96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3364">
            <text:p>-20.53364</text:p>
          </table:table-cell>
          <table:table-cell office:value-type="float" office:value="-30.62914">
            <text:p>-30.629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1084">
            <text:p>-21.21084</text:p>
          </table:table-cell>
          <table:table-cell office:value-type="float" office:value="-30.98389">
            <text:p>-30.98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3931">
            <text:p>-22.13931</text:p>
          </table:table-cell>
          <table:table-cell office:value-type="float" office:value="-30.56127">
            <text:p>-30.561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834">
            <text:p>-23.2834</text:p>
          </table:table-cell>
          <table:table-cell office:value-type="float" office:value="-30.1979">
            <text:p>-30.1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9916">
            <text:p>-24.59916</text:p>
          </table:table-cell>
          <table:table-cell office:value-type="float" office:value="-30.49619">
            <text:p>-30.49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3604">
            <text:p>-26.03604</text:p>
          </table:table-cell>
          <table:table-cell office:value-type="float" office:value="-30.75373">
            <text:p>-30.753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3886">
            <text:p>-27.53886</text:p>
          </table:table-cell>
          <table:table-cell office:value-type="float" office:value="-30.88777">
            <text:p>-30.887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4988">
            <text:p>-29.04988</text:p>
          </table:table-cell>
          <table:table-cell office:value-type="float" office:value="-31.16179">
            <text:p>-31.16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1106">
            <text:p>-30.51106</text:p>
          </table:table-cell>
          <table:table-cell office:value-type="float" office:value="-31.75916">
            <text:p>-31.75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6628">
            <text:p>-31.86628</text:p>
          </table:table-cell>
          <table:table-cell office:value-type="float" office:value="-32.52311">
            <text:p>-32.52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6348">
            <text:p>-33.06348</text:p>
          </table:table-cell>
          <table:table-cell office:value-type="float" office:value="-33.41214">
            <text:p>-33.412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5666">
            <text:p>-34.05666</text:p>
          </table:table-cell>
          <table:table-cell office:value-type="float" office:value="-34.52836">
            <text:p>-34.528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0769">
            <text:p>-34.80769</text:p>
          </table:table-cell>
          <table:table-cell office:value-type="float" office:value="-35.66571">
            <text:p>-35.66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877">
            <text:p>-35.2877</text:p>
          </table:table-cell>
          <table:table-cell office:value-type="float" office:value="-36.62894">
            <text:p>-36.62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7827">
            <text:p>-35.47827</text:p>
          </table:table-cell>
          <table:table-cell office:value-type="float" office:value="-37.40513">
            <text:p>-37.40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7207">
            <text:p>-35.37207</text:p>
          </table:table-cell>
          <table:table-cell office:value-type="float" office:value="-37.89112">
            <text:p>-37.89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7318">
            <text:p>-34.97318</text:p>
          </table:table-cell>
          <table:table-cell office:value-type="float" office:value="-38.2142">
            <text:p>-38.21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9692">
            <text:p>-34.29692</text:p>
          </table:table-cell>
          <table:table-cell office:value-type="float" office:value="-38.55794">
            <text:p>-38.557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6927">
            <text:p>-33.36927</text:p>
          </table:table-cell>
          <table:table-cell office:value-type="float" office:value="-38.71342">
            <text:p>-38.71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2587">
            <text:p>-32.22587</text:p>
          </table:table-cell>
          <table:table-cell office:value-type="float" office:value="-38.52961">
            <text:p>-38.52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1063">
            <text:p>-30.91063</text:p>
          </table:table-cell>
          <table:table-cell office:value-type="float" office:value="-38.07564">
            <text:p>-38.07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7408">
            <text:p>-29.47408</text:p>
          </table:table-cell>
          <table:table-cell office:value-type="float" office:value="-37.41062">
            <text:p>-37.41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9714">
            <text:p>-27.9714</text:p>
          </table:table-cell>
          <table:table-cell office:value-type="float" office:value="-36.58553">
            <text:p>-36.58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6031">
            <text:p>-26.46031</text:p>
          </table:table-cell>
          <table:table-cell office:value-type="float" office:value="-35.57116">
            <text:p>-35.57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9885">
            <text:p>-24.99885</text:p>
          </table:table-cell>
          <table:table-cell office:value-type="float" office:value="-34.47044">
            <text:p>-34.47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4316">
            <text:p>-23.64316</text:p>
          </table:table-cell>
          <table:table-cell office:value-type="float" office:value="-33.29796">
            <text:p>-33.297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4532">
            <text:p>-22.44532</text:p>
          </table:table-cell>
          <table:table-cell office:value-type="float" office:value="-32.13509">
            <text:p>-32.13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5135">
            <text:p>-21.45135</text:p>
          </table:table-cell>
          <table:table-cell office:value-type="float" office:value="-31.05702">
            <text:p>-31.05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9941">
            <text:p>-20.69941</text:p>
          </table:table-cell>
          <table:table-cell office:value-type="float" office:value="-30.07947">
            <text:p>-30.07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184">
            <text:p>-20.2184</text:p>
          </table:table-cell>
          <table:table-cell office:value-type="float" office:value="-29.34434">
            <text:p>-29.34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2679">
            <text:p>-20.02679</text:p>
          </table:table-cell>
          <table:table-cell office:value-type="float" office:value="-28.80547">
            <text:p>-28.80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3195">
            <text:p>-20.13195</text:p>
          </table:table-cell>
          <table:table-cell office:value-type="float" office:value="-28.67614">
            <text:p>-28.67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2983">
            <text:p>-20.52983</text:p>
          </table:table-cell>
          <table:table-cell office:value-type="float" office:value="-28.75169">
            <text:p>-28.75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0514">
            <text:p>-21.20514</text:p>
          </table:table-cell>
          <table:table-cell office:value-type="float" office:value="-28.86261">
            <text:p>-28.862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3196">
            <text:p>-22.13196</text:p>
          </table:table-cell>
          <table:table-cell office:value-type="float" office:value="-28.88419">
            <text:p>-28.88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7468">
            <text:p>-23.27468</text:p>
          </table:table-cell>
          <table:table-cell office:value-type="float" office:value="-28.79085">
            <text:p>-28.79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8939">
            <text:p>-24.58939</text:p>
          </table:table-cell>
          <table:table-cell office:value-type="float" office:value="-28.80669">
            <text:p>-28.80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2561">
            <text:p>-26.02561</text:p>
          </table:table-cell>
          <table:table-cell office:value-type="float" office:value="-29.02946">
            <text:p>-29.029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2816">
            <text:p>-27.52816</text:p>
          </table:table-cell>
          <table:table-cell office:value-type="float" office:value="-29.4847">
            <text:p>-29.48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3933">
            <text:p>-29.03933</text:p>
          </table:table-cell>
          <table:table-cell office:value-type="float" office:value="-29.96397">
            <text:p>-29.96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0106">
            <text:p>-30.50106</text:p>
          </table:table-cell>
          <table:table-cell office:value-type="float" office:value="-30.90511">
            <text:p>-30.90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5722">
            <text:p>-31.85722</text:p>
          </table:table-cell>
          <table:table-cell office:value-type="float" office:value="-31.88474">
            <text:p>-31.88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5569">
            <text:p>-33.05569</text:p>
          </table:table-cell>
          <table:table-cell office:value-type="float" office:value="-33.11462">
            <text:p>-33.114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5046">
            <text:p>-34.05046</text:p>
          </table:table-cell>
          <table:table-cell office:value-type="float" office:value="-34.2831">
            <text:p>-34.28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0331">
            <text:p>-34.80331</text:p>
          </table:table-cell>
          <table:table-cell office:value-type="float" office:value="-35.33358">
            <text:p>-35.33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8531">
            <text:p>-35.28531</text:p>
          </table:table-cell>
          <table:table-cell office:value-type="float" office:value="-36.30196">
            <text:p>-36.30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7796">
            <text:p>-35.47796</text:p>
          </table:table-cell>
          <table:table-cell office:value-type="float" office:value="-37.05359">
            <text:p>-37.05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7385">
            <text:p>-35.37385</text:p>
          </table:table-cell>
          <table:table-cell office:value-type="float" office:value="-37.51497">
            <text:p>-37.51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7699">
            <text:p>-34.97699</text:p>
          </table:table-cell>
          <table:table-cell office:value-type="float" office:value="-37.83403">
            <text:p>-37.83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0261">
            <text:p>-34.30261</text:p>
          </table:table-cell>
          <table:table-cell office:value-type="float" office:value="-38.16714">
            <text:p>-38.167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7662">
            <text:p>-33.37662</text:p>
          </table:table-cell>
          <table:table-cell office:value-type="float" office:value="-37.94335">
            <text:p>-37.94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346">
            <text:p>-32.2346</text:p>
          </table:table-cell>
          <table:table-cell office:value-type="float" office:value="-37.96148">
            <text:p>-37.961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204">
            <text:p>-30.9204</text:p>
          </table:table-cell>
          <table:table-cell office:value-type="float" office:value="-37.71784">
            <text:p>-37.71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8451">
            <text:p>-29.48451</text:p>
          </table:table-cell>
          <table:table-cell office:value-type="float" office:value="-37.16717">
            <text:p>-37.167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9821">
            <text:p>-27.9821</text:p>
          </table:table-cell>
          <table:table-cell office:value-type="float" office:value="-36.3609">
            <text:p>-36.3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7086">
            <text:p>-26.47086</text:p>
          </table:table-cell>
          <table:table-cell office:value-type="float" office:value="-35.43036">
            <text:p>-35.43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0885">
            <text:p>-25.00885</text:p>
          </table:table-cell>
          <table:table-cell office:value-type="float" office:value="-34.25994">
            <text:p>-34.25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5223">
            <text:p>-23.65223</text:p>
          </table:table-cell>
          <table:table-cell office:value-type="float" office:value="-33.01387">
            <text:p>-33.01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5311">
            <text:p>-22.45311</text:p>
          </table:table-cell>
          <table:table-cell office:value-type="float" office:value="-31.69264">
            <text:p>-31.69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5755">
            <text:p>-21.45755</text:p>
          </table:table-cell>
          <table:table-cell office:value-type="float" office:value="-30.51716">
            <text:p>-30.51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0379">
            <text:p>-20.70379</text:p>
          </table:table-cell>
          <table:table-cell office:value-type="float" office:value="-29.4059">
            <text:p>-29.4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208">
            <text:p>-20.2208</text:p>
          </table:table-cell>
          <table:table-cell office:value-type="float" office:value="-28.67671">
            <text:p>-28.676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2711">
            <text:p>-20.02711</text:p>
          </table:table-cell>
          <table:table-cell office:value-type="float" office:value="-28.16423">
            <text:p>-28.16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3017">
            <text:p>-20.13017</text:p>
          </table:table-cell>
          <table:table-cell office:value-type="float" office:value="-28.11024">
            <text:p>-28.11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2602">
            <text:p>-20.52602</text:p>
          </table:table-cell>
          <table:table-cell office:value-type="float" office:value="-28.19879">
            <text:p>-28.19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9946">
            <text:p>-21.19946</text:p>
          </table:table-cell>
          <table:table-cell office:value-type="float" office:value="-28.20785">
            <text:p>-28.20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2462">
            <text:p>-22.12462</text:p>
          </table:table-cell>
          <table:table-cell office:value-type="float" office:value="-28.04248">
            <text:p>-28.04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6596">
            <text:p>-23.26596</text:p>
          </table:table-cell>
          <table:table-cell office:value-type="float" office:value="-27.94968">
            <text:p>-27.94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7963">
            <text:p>-24.57963</text:p>
          </table:table-cell>
          <table:table-cell office:value-type="float" office:value="-28.05901">
            <text:p>-28.059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1518">
            <text:p>-26.01518</text:p>
          </table:table-cell>
          <table:table-cell office:value-type="float" office:value="-28.2956">
            <text:p>-28.2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1746">
            <text:p>-27.51746</text:p>
          </table:table-cell>
          <table:table-cell office:value-type="float" office:value="-28.80327">
            <text:p>-28.803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2877">
            <text:p>-29.02877</text:p>
          </table:table-cell>
          <table:table-cell office:value-type="float" office:value="-29.55639">
            <text:p>-29.55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9106">
            <text:p>-30.49106</text:p>
          </table:table-cell>
          <table:table-cell office:value-type="float" office:value="-30.59986">
            <text:p>-30.59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4814">
            <text:p>-31.84814</text:p>
          </table:table-cell>
          <table:table-cell office:value-type="float" office:value="-31.56234">
            <text:p>-31.56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479">
            <text:p>-33.0479</text:p>
          </table:table-cell>
          <table:table-cell office:value-type="float" office:value="-32.79544">
            <text:p>-32.79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4425">
            <text:p>-34.04425</text:p>
          </table:table-cell>
          <table:table-cell office:value-type="float" office:value="-33.92129">
            <text:p>-33.92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9892">
            <text:p>-34.79892</text:p>
          </table:table-cell>
          <table:table-cell office:value-type="float" office:value="-35.00546">
            <text:p>-35.005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8291">
            <text:p>-35.28291</text:p>
          </table:table-cell>
          <table:table-cell office:value-type="float" office:value="-35.90469">
            <text:p>-35.90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7764">
            <text:p>-35.47764</text:p>
          </table:table-cell>
          <table:table-cell office:value-type="float" office:value="-36.20461">
            <text:p>-36.20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7562">
            <text:p>-35.37562</text:p>
          </table:table-cell>
          <table:table-cell office:value-type="float" office:value="-36.95093">
            <text:p>-36.95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8078">
            <text:p>-34.98078</text:p>
          </table:table-cell>
          <table:table-cell office:value-type="float" office:value="-37.49612">
            <text:p>-37.49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0828">
            <text:p>-34.30828</text:p>
          </table:table-cell>
          <table:table-cell office:value-type="float" office:value="-37.89447">
            <text:p>-37.89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8396">
            <text:p>-33.38396</text:p>
          </table:table-cell>
          <table:table-cell office:value-type="float" office:value="-38.03634">
            <text:p>-38.03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4331">
            <text:p>-32.24331</text:p>
          </table:table-cell>
          <table:table-cell office:value-type="float" office:value="-37.85978">
            <text:p>-37.85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3016">
            <text:p>-30.93016</text:p>
          </table:table-cell>
          <table:table-cell office:value-type="float" office:value="-37.39983">
            <text:p>-37.399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9494">
            <text:p>-29.49494</text:p>
          </table:table-cell>
          <table:table-cell office:value-type="float" office:value="-36.71838">
            <text:p>-36.71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99279">
            <text:p>-27.99279</text:p>
          </table:table-cell>
          <table:table-cell office:value-type="float" office:value="-35.90179">
            <text:p>-35.90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8141">
            <text:p>-26.48141</text:p>
          </table:table-cell>
          <table:table-cell office:value-type="float" office:value="-34.96979">
            <text:p>-34.96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1886">
            <text:p>-25.01886</text:p>
          </table:table-cell>
          <table:table-cell office:value-type="float" office:value="-33.91033">
            <text:p>-33.91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613">
            <text:p>-23.6613</text:p>
          </table:table-cell>
          <table:table-cell office:value-type="float" office:value="-32.76899">
            <text:p>-32.768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609">
            <text:p>-22.4609</text:p>
          </table:table-cell>
          <table:table-cell office:value-type="float" office:value="-31.58745">
            <text:p>-31.58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6376">
            <text:p>-21.46376</text:p>
          </table:table-cell>
          <table:table-cell office:value-type="float" office:value="-30.41426">
            <text:p>-30.414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0819">
            <text:p>-20.70819</text:p>
          </table:table-cell>
          <table:table-cell office:value-type="float" office:value="-29.2917">
            <text:p>-29.2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2321">
            <text:p>-20.22321</text:p>
          </table:table-cell>
          <table:table-cell office:value-type="float" office:value="-28.49072">
            <text:p>-28.49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2744">
            <text:p>-20.02744</text:p>
          </table:table-cell>
          <table:table-cell office:value-type="float" office:value="-27.91023">
            <text:p>-27.91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2841">
            <text:p>-20.12841</text:p>
          </table:table-cell>
          <table:table-cell office:value-type="float" office:value="-27.69982">
            <text:p>-27.69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2224">
            <text:p>-20.52224</text:p>
          </table:table-cell>
          <table:table-cell office:value-type="float" office:value="-27.58777">
            <text:p>-27.587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938">
            <text:p>-21.1938</text:p>
          </table:table-cell>
          <table:table-cell office:value-type="float" office:value="-27.53469">
            <text:p>-27.53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1729">
            <text:p>-22.11729</text:p>
          </table:table-cell>
          <table:table-cell office:value-type="float" office:value="-27.54288">
            <text:p>-27.54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5725">
            <text:p>-23.25725</text:p>
          </table:table-cell>
          <table:table-cell office:value-type="float" office:value="-27.62563">
            <text:p>-27.625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6988">
            <text:p>-24.56988</text:p>
          </table:table-cell>
          <table:table-cell office:value-type="float" office:value="-27.87278">
            <text:p>-27.872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0476">
            <text:p>-26.00476</text:p>
          </table:table-cell>
          <table:table-cell office:value-type="float" office:value="-28.32833">
            <text:p>-28.32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0677">
            <text:p>-27.50677</text:p>
          </table:table-cell>
          <table:table-cell office:value-type="float" office:value="-28.9456">
            <text:p>-28.9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1822">
            <text:p>-29.01822</text:p>
          </table:table-cell>
          <table:table-cell office:value-type="float" office:value="-29.74139">
            <text:p>-29.741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8105">
            <text:p>-30.48105</text:p>
          </table:table-cell>
          <table:table-cell office:value-type="float" office:value="-30.75014">
            <text:p>-30.75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3907">
            <text:p>-31.83907</text:p>
          </table:table-cell>
          <table:table-cell office:value-type="float" office:value="-31.53554">
            <text:p>-31.535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401">
            <text:p>-33.0401</text:p>
          </table:table-cell>
          <table:table-cell office:value-type="float" office:value="-32.82036">
            <text:p>-32.82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3803">
            <text:p>-34.03803</text:p>
          </table:table-cell>
          <table:table-cell office:value-type="float" office:value="-34.07152">
            <text:p>-34.07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9451">
            <text:p>-34.79451</text:p>
          </table:table-cell>
          <table:table-cell office:value-type="float" office:value="-35.19152">
            <text:p>-35.19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8049">
            <text:p>-35.28049</text:p>
          </table:table-cell>
          <table:table-cell office:value-type="float" office:value="-36.19124">
            <text:p>-36.19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773">
            <text:p>-35.4773</text:p>
          </table:table-cell>
          <table:table-cell office:value-type="float" office:value="-37.03723">
            <text:p>-37.037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7738">
            <text:p>-35.37738</text:p>
          </table:table-cell>
          <table:table-cell office:value-type="float" office:value="-37.55603">
            <text:p>-37.556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8456">
            <text:p>-34.98456</text:p>
          </table:table-cell>
          <table:table-cell office:value-type="float" office:value="-37.88045">
            <text:p>-37.88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1394">
            <text:p>-34.31394</text:p>
          </table:table-cell>
          <table:table-cell office:value-type="float" office:value="-37.97934">
            <text:p>-37.97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9128">
            <text:p>-33.39128</text:p>
          </table:table-cell>
          <table:table-cell office:value-type="float" office:value="-38.26323">
            <text:p>-38.26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5201">
            <text:p>-32.25201</text:p>
          </table:table-cell>
          <table:table-cell office:value-type="float" office:value="-38.25456">
            <text:p>-38.25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3991">
            <text:p>-30.93991</text:p>
          </table:table-cell>
          <table:table-cell office:value-type="float" office:value="-37.92699">
            <text:p>-37.92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0537">
            <text:p>-29.50537</text:p>
          </table:table-cell>
          <table:table-cell office:value-type="float" office:value="-37.33592">
            <text:p>-37.335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0349">
            <text:p>-28.00349</text:p>
          </table:table-cell>
          <table:table-cell office:value-type="float" office:value="-36.62167">
            <text:p>-36.62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9197">
            <text:p>-26.49197</text:p>
          </table:table-cell>
          <table:table-cell office:value-type="float" office:value="-35.56495">
            <text:p>-35.564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2887">
            <text:p>-25.02887</text:p>
          </table:table-cell>
          <table:table-cell office:value-type="float" office:value="-34.42807">
            <text:p>-34.428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7039">
            <text:p>-23.67039</text:p>
          </table:table-cell>
          <table:table-cell office:value-type="float" office:value="-33.16437">
            <text:p>-33.164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6871">
            <text:p>-22.46871</text:p>
          </table:table-cell>
          <table:table-cell office:value-type="float" office:value="-31.87693">
            <text:p>-31.876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6999">
            <text:p>-21.46999</text:p>
          </table:table-cell>
          <table:table-cell office:value-type="float" office:value="-30.72919">
            <text:p>-30.72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126">
            <text:p>-20.7126</text:p>
          </table:table-cell>
          <table:table-cell office:value-type="float" office:value="-29.85551">
            <text:p>-29.85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2563">
            <text:p>-20.22563</text:p>
          </table:table-cell>
          <table:table-cell office:value-type="float" office:value="-29.44663">
            <text:p>-29.446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2778">
            <text:p>-20.02778</text:p>
          </table:table-cell>
          <table:table-cell office:value-type="float" office:value="-29.28935">
            <text:p>-29.289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2666">
            <text:p>-20.12666</text:p>
          </table:table-cell>
          <table:table-cell office:value-type="float" office:value="-29.40172">
            <text:p>-29.40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1846">
            <text:p>-20.51846</text:p>
          </table:table-cell>
          <table:table-cell office:value-type="float" office:value="-29.90868">
            <text:p>-29.90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8814">
            <text:p>-21.18814</text:p>
          </table:table-cell>
          <table:table-cell office:value-type="float" office:value="-30.25261">
            <text:p>-30.252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0997">
            <text:p>-22.10997</text:p>
          </table:table-cell>
          <table:table-cell office:value-type="float" office:value="-30.31353">
            <text:p>-30.31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4854">
            <text:p>-23.24854</text:p>
          </table:table-cell>
          <table:table-cell office:value-type="float" office:value="-30.17085">
            <text:p>-30.17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6013">
            <text:p>-24.56013</text:p>
          </table:table-cell>
          <table:table-cell office:value-type="float" office:value="-29.8768">
            <text:p>-29.8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9433">
            <text:p>-25.99433</text:p>
          </table:table-cell>
          <table:table-cell office:value-type="float" office:value="-29.79299">
            <text:p>-29.792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9607">
            <text:p>-27.49607</text:p>
          </table:table-cell>
          <table:table-cell office:value-type="float" office:value="-29.968">
            <text:p>-29.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0766">
            <text:p>-29.00766</text:p>
          </table:table-cell>
          <table:table-cell office:value-type="float" office:value="-30.34768">
            <text:p>-30.34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7103">
            <text:p>-30.47103</text:p>
          </table:table-cell>
          <table:table-cell office:value-type="float" office:value="-31.09778">
            <text:p>-31.09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2998">
            <text:p>-31.82998</text:p>
          </table:table-cell>
          <table:table-cell office:value-type="float" office:value="-32.20754">
            <text:p>-32.20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323">
            <text:p>-33.0323</text:p>
          </table:table-cell>
          <table:table-cell office:value-type="float" office:value="-33.20819">
            <text:p>-33.20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318">
            <text:p>-34.0318</text:p>
          </table:table-cell>
          <table:table-cell office:value-type="float" office:value="-34.46954">
            <text:p>-34.46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901">
            <text:p>-34.7901</text:p>
          </table:table-cell>
          <table:table-cell office:value-type="float" office:value="-35.59082">
            <text:p>-35.590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7806">
            <text:p>-35.27806</text:p>
          </table:table-cell>
          <table:table-cell office:value-type="float" office:value="-36.64133">
            <text:p>-36.64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7695">
            <text:p>-35.47695</text:p>
          </table:table-cell>
          <table:table-cell office:value-type="float" office:value="-37.41968">
            <text:p>-37.41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7912">
            <text:p>-35.37912</text:p>
          </table:table-cell>
          <table:table-cell office:value-type="float" office:value="-37.43954">
            <text:p>-37.43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8833">
            <text:p>-34.98833</text:p>
          </table:table-cell>
          <table:table-cell office:value-type="float" office:value="-37.97664">
            <text:p>-37.97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1959">
            <text:p>-34.31959</text:p>
          </table:table-cell>
          <table:table-cell office:value-type="float" office:value="-38.45668">
            <text:p>-38.45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9859">
            <text:p>-33.39859</text:p>
          </table:table-cell>
          <table:table-cell office:value-type="float" office:value="-38.67544">
            <text:p>-38.67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6071">
            <text:p>-32.26071</text:p>
          </table:table-cell>
          <table:table-cell office:value-type="float" office:value="-38.59214">
            <text:p>-38.592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4966">
            <text:p>-30.94966</text:p>
          </table:table-cell>
          <table:table-cell office:value-type="float" office:value="-38.19637">
            <text:p>-38.19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1579">
            <text:p>-29.51579</text:p>
          </table:table-cell>
          <table:table-cell office:value-type="float" office:value="-37.58118">
            <text:p>-37.58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1418">
            <text:p>-28.01418</text:p>
          </table:table-cell>
          <table:table-cell office:value-type="float" office:value="-36.7669">
            <text:p>-36.7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0253">
            <text:p>-26.50253</text:p>
          </table:table-cell>
          <table:table-cell office:value-type="float" office:value="-35.68923">
            <text:p>-35.68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3889">
            <text:p>-25.03889</text:p>
          </table:table-cell>
          <table:table-cell office:value-type="float" office:value="-34.55445">
            <text:p>-34.55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7948">
            <text:p>-23.67948</text:p>
          </table:table-cell>
          <table:table-cell office:value-type="float" office:value="-33.36796">
            <text:p>-33.367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7652">
            <text:p>-22.47652</text:p>
          </table:table-cell>
          <table:table-cell office:value-type="float" office:value="-32.26268">
            <text:p>-32.262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7623">
            <text:p>-21.47623</text:p>
          </table:table-cell>
          <table:table-cell office:value-type="float" office:value="-31.25941">
            <text:p>-31.259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1702">
            <text:p>-20.71702</text:p>
          </table:table-cell>
          <table:table-cell office:value-type="float" office:value="-30.46711">
            <text:p>-30.46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2807">
            <text:p>-20.22807</text:p>
          </table:table-cell>
          <table:table-cell office:value-type="float" office:value="-30.00047">
            <text:p>-30.00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2814">
            <text:p>-20.02814</text:p>
          </table:table-cell>
          <table:table-cell office:value-type="float" office:value="-29.90896">
            <text:p>-29.90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2492">
            <text:p>-20.12492</text:p>
          </table:table-cell>
          <table:table-cell office:value-type="float" office:value="-30.23889">
            <text:p>-30.238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147">
            <text:p>-20.5147</text:p>
          </table:table-cell>
          <table:table-cell office:value-type="float" office:value="-30.31526">
            <text:p>-30.31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825">
            <text:p>-21.1825</text:p>
          </table:table-cell>
          <table:table-cell office:value-type="float" office:value="-30.86182">
            <text:p>-30.86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0266">
            <text:p>-22.10266</text:p>
          </table:table-cell>
          <table:table-cell office:value-type="float" office:value="-31.11752">
            <text:p>-31.11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3985">
            <text:p>-23.23985</text:p>
          </table:table-cell>
          <table:table-cell office:value-type="float" office:value="-31.019">
            <text:p>-31.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5038">
            <text:p>-24.55038</text:p>
          </table:table-cell>
          <table:table-cell office:value-type="float" office:value="-30.34676">
            <text:p>-30.346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8391">
            <text:p>-25.98391</text:p>
          </table:table-cell>
          <table:table-cell office:value-type="float" office:value="-30.30595">
            <text:p>-30.30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8538">
            <text:p>-27.48538</text:p>
          </table:table-cell>
          <table:table-cell office:value-type="float" office:value="-30.44942">
            <text:p>-30.44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971">
            <text:p>-28.9971</text:p>
          </table:table-cell>
          <table:table-cell office:value-type="float" office:value="-30.82882">
            <text:p>-30.828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6101">
            <text:p>-30.46101</text:p>
          </table:table-cell>
          <table:table-cell office:value-type="float" office:value="-31.49896">
            <text:p>-31.49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2088">
            <text:p>-31.82088</text:p>
          </table:table-cell>
          <table:table-cell office:value-type="float" office:value="-32.45647">
            <text:p>-32.45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2448">
            <text:p>-33.02448</text:p>
          </table:table-cell>
          <table:table-cell office:value-type="float" office:value="-33.51336">
            <text:p>-33.51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2555">
            <text:p>-34.02555</text:p>
          </table:table-cell>
          <table:table-cell office:value-type="float" office:value="-34.57211">
            <text:p>-34.57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8567">
            <text:p>-34.78567</text:p>
          </table:table-cell>
          <table:table-cell office:value-type="float" office:value="-35.64567">
            <text:p>-35.645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7562">
            <text:p>-35.27562</text:p>
          </table:table-cell>
          <table:table-cell office:value-type="float" office:value="-36.70065">
            <text:p>-36.700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7659">
            <text:p>-35.47659</text:p>
          </table:table-cell>
          <table:table-cell office:value-type="float" office:value="-37.5084">
            <text:p>-37.5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085">
            <text:p>-35.38085</text:p>
          </table:table-cell>
          <table:table-cell office:value-type="float" office:value="-38.02874">
            <text:p>-38.02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9208">
            <text:p>-34.99208</text:p>
          </table:table-cell>
          <table:table-cell office:value-type="float" office:value="-37.87525">
            <text:p>-37.875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2523">
            <text:p>-34.32523</text:p>
          </table:table-cell>
          <table:table-cell office:value-type="float" office:value="-38.32465">
            <text:p>-38.32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059">
            <text:p>-33.4059</text:p>
          </table:table-cell>
          <table:table-cell office:value-type="float" office:value="-38.62325">
            <text:p>-38.62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6937">
            <text:p>-32.26937</text:p>
          </table:table-cell>
          <table:table-cell office:value-type="float" office:value="-38.53515">
            <text:p>-38.535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5933">
            <text:p>-30.95933</text:p>
          </table:table-cell>
          <table:table-cell office:value-type="float" office:value="-38.09383">
            <text:p>-38.09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261">
            <text:p>-29.5261</text:p>
          </table:table-cell>
          <table:table-cell office:value-type="float" office:value="-37.42916">
            <text:p>-37.42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2474">
            <text:p>-28.02474</text:p>
          </table:table-cell>
          <table:table-cell office:value-type="float" office:value="-36.63861">
            <text:p>-36.638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1291">
            <text:p>-26.51291</text:p>
          </table:table-cell>
          <table:table-cell office:value-type="float" office:value="-35.672">
            <text:p>-35.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4871">
            <text:p>-25.04871</text:p>
          </table:table-cell>
          <table:table-cell office:value-type="float" office:value="-34.57875">
            <text:p>-34.57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8836">
            <text:p>-23.68836</text:p>
          </table:table-cell>
          <table:table-cell office:value-type="float" office:value="-33.33729">
            <text:p>-33.33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8414">
            <text:p>-22.48414</text:p>
          </table:table-cell>
          <table:table-cell office:value-type="float" office:value="-32.12715">
            <text:p>-32.127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8229">
            <text:p>-21.48229</text:p>
          </table:table-cell>
          <table:table-cell office:value-type="float" office:value="-31.20144">
            <text:p>-31.20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2131">
            <text:p>-20.72131</text:p>
          </table:table-cell>
          <table:table-cell office:value-type="float" office:value="-30.66617">
            <text:p>-30.666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3043">
            <text:p>-20.23043</text:p>
          </table:table-cell>
          <table:table-cell office:value-type="float" office:value="-30.42585">
            <text:p>-30.42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285">
            <text:p>-20.0285</text:p>
          </table:table-cell>
          <table:table-cell office:value-type="float" office:value="-30.06347">
            <text:p>-30.06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2328">
            <text:p>-20.12328</text:p>
          </table:table-cell>
          <table:table-cell office:value-type="float" office:value="-29.85498">
            <text:p>-29.85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1113">
            <text:p>-20.51113</text:p>
          </table:table-cell>
          <table:table-cell office:value-type="float" office:value="-30.22938">
            <text:p>-30.22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7715">
            <text:p>-21.17715</text:p>
          </table:table-cell>
          <table:table-cell office:value-type="float" office:value="-30.97474">
            <text:p>-30.97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9576">
            <text:p>-22.09576</text:p>
          </table:table-cell>
          <table:table-cell office:value-type="float" office:value="-31.20633">
            <text:p>-31.20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3167">
            <text:p>-23.23167</text:p>
          </table:table-cell>
          <table:table-cell office:value-type="float" office:value="-30.93307">
            <text:p>-30.933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4124">
            <text:p>-24.54124</text:p>
          </table:table-cell>
          <table:table-cell office:value-type="float" office:value="-30.27808">
            <text:p>-30.27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7416">
            <text:p>-25.97416</text:p>
          </table:table-cell>
          <table:table-cell office:value-type="float" office:value="-29.9069">
            <text:p>-29.90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754">
            <text:p>-27.4754</text:p>
          </table:table-cell>
          <table:table-cell office:value-type="float" office:value="-29.89318">
            <text:p>-29.89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8729">
            <text:p>-28.98729</text:p>
          </table:table-cell>
          <table:table-cell office:value-type="float" office:value="-30.38419">
            <text:p>-30.38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5173">
            <text:p>-30.45173</text:p>
          </table:table-cell>
          <table:table-cell office:value-type="float" office:value="-31.18432">
            <text:p>-31.18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1249">
            <text:p>-31.81249</text:p>
          </table:table-cell>
          <table:table-cell office:value-type="float" office:value="-32.2805">
            <text:p>-32.28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1728">
            <text:p>-33.01728</text:p>
          </table:table-cell>
          <table:table-cell office:value-type="float" office:value="-33.19286">
            <text:p>-33.192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1982">
            <text:p>-34.01982</text:p>
          </table:table-cell>
          <table:table-cell office:value-type="float" office:value="-34.36751">
            <text:p>-34.36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8162">
            <text:p>-34.78162</text:p>
          </table:table-cell>
          <table:table-cell office:value-type="float" office:value="-35.48669">
            <text:p>-35.48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7338">
            <text:p>-35.27338</text:p>
          </table:table-cell>
          <table:table-cell office:value-type="float" office:value="-36.5246">
            <text:p>-36.52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7624">
            <text:p>-35.47624</text:p>
          </table:table-cell>
          <table:table-cell office:value-type="float" office:value="-37.37856">
            <text:p>-37.37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239">
            <text:p>-35.38239</text:p>
          </table:table-cell>
          <table:table-cell office:value-type="float" office:value="-37.94072">
            <text:p>-37.94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9545">
            <text:p>-34.99545</text:p>
          </table:table-cell>
          <table:table-cell office:value-type="float" office:value="-38.31506">
            <text:p>-38.31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3027">
            <text:p>-34.33027</text:p>
          </table:table-cell>
          <table:table-cell office:value-type="float" office:value="-38.62432">
            <text:p>-38.62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124">
            <text:p>-33.4124</text:p>
          </table:table-cell>
          <table:table-cell office:value-type="float" office:value="-38.65669">
            <text:p>-38.65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7711">
            <text:p>-32.27711</text:p>
          </table:table-cell>
          <table:table-cell office:value-type="float" office:value="-38.40201">
            <text:p>-38.402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6801">
            <text:p>-30.96801</text:p>
          </table:table-cell>
          <table:table-cell office:value-type="float" office:value="-37.89785">
            <text:p>-37.89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3539">
            <text:p>-29.53539</text:p>
          </table:table-cell>
          <table:table-cell office:value-type="float" office:value="-37.26055">
            <text:p>-37.26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3428">
            <text:p>-28.03428</text:p>
          </table:table-cell>
          <table:table-cell office:value-type="float" office:value="-36.52002">
            <text:p>-36.52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2234">
            <text:p>-26.52234</text:p>
          </table:table-cell>
          <table:table-cell office:value-type="float" office:value="-35.53125">
            <text:p>-35.531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5765">
            <text:p>-25.05765</text:p>
          </table:table-cell>
          <table:table-cell office:value-type="float" office:value="-34.41991">
            <text:p>-34.41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9648">
            <text:p>-23.69648</text:p>
          </table:table-cell>
          <table:table-cell office:value-type="float" office:value="-33.31132">
            <text:p>-33.31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9113">
            <text:p>-22.49113</text:p>
          </table:table-cell>
          <table:table-cell office:value-type="float" office:value="-32.18107">
            <text:p>-32.18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8788">
            <text:p>-21.48788</text:p>
          </table:table-cell>
          <table:table-cell office:value-type="float" office:value="-31.24732">
            <text:p>-31.24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2528">
            <text:p>-20.72528</text:p>
          </table:table-cell>
          <table:table-cell office:value-type="float" office:value="-30.57004">
            <text:p>-30.57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3263">
            <text:p>-20.23263</text:p>
          </table:table-cell>
          <table:table-cell office:value-type="float" office:value="-30.20654">
            <text:p>-30.206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2884">
            <text:p>-20.02884</text:p>
          </table:table-cell>
          <table:table-cell office:value-type="float" office:value="-30.03962">
            <text:p>-30.03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2176">
            <text:p>-20.12176</text:p>
          </table:table-cell>
          <table:table-cell office:value-type="float" office:value="-30.16623">
            <text:p>-30.166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078">
            <text:p>-20.5078</text:p>
          </table:table-cell>
          <table:table-cell office:value-type="float" office:value="-30.42025">
            <text:p>-30.420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7214">
            <text:p>-21.17214</text:p>
          </table:table-cell>
          <table:table-cell office:value-type="float" office:value="-30.6824">
            <text:p>-30.6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8926">
            <text:p>-22.08926</text:p>
          </table:table-cell>
          <table:table-cell office:value-type="float" office:value="-30.69788">
            <text:p>-30.69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2393">
            <text:p>-23.22393</text:p>
          </table:table-cell>
          <table:table-cell office:value-type="float" office:value="-30.42953">
            <text:p>-30.429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3256">
            <text:p>-24.53256</text:p>
          </table:table-cell>
          <table:table-cell office:value-type="float" office:value="-29.85187">
            <text:p>-29.851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6488">
            <text:p>-25.96488</text:p>
          </table:table-cell>
          <table:table-cell office:value-type="float" office:value="-29.47637">
            <text:p>-29.47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6587">
            <text:p>-27.46587</text:p>
          </table:table-cell>
          <table:table-cell office:value-type="float" office:value="-29.4314">
            <text:p>-29.4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7786">
            <text:p>-28.97786</text:p>
          </table:table-cell>
          <table:table-cell office:value-type="float" office:value="-29.78136">
            <text:p>-29.78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4279">
            <text:p>-30.44279</text:p>
          </table:table-cell>
          <table:table-cell office:value-type="float" office:value="-30.58979">
            <text:p>-30.58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0436">
            <text:p>-31.80436</text:p>
          </table:table-cell>
          <table:table-cell office:value-type="float" office:value="-31.72441">
            <text:p>-31.72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1029">
            <text:p>-33.01029</text:p>
          </table:table-cell>
          <table:table-cell office:value-type="float" office:value="-32.84043">
            <text:p>-32.840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1424">
            <text:p>-34.01424</text:p>
          </table:table-cell>
          <table:table-cell office:value-type="float" office:value="-34.10279">
            <text:p>-34.10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7764">
            <text:p>-34.77764</text:p>
          </table:table-cell>
          <table:table-cell office:value-type="float" office:value="-35.26311">
            <text:p>-35.26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7118">
            <text:p>-35.27118</text:p>
          </table:table-cell>
          <table:table-cell office:value-type="float" office:value="-36.33154">
            <text:p>-36.331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7589">
            <text:p>-35.47589</text:p>
          </table:table-cell>
          <table:table-cell office:value-type="float" office:value="-37.17288">
            <text:p>-37.17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391">
            <text:p>-35.38391</text:p>
          </table:table-cell>
          <table:table-cell office:value-type="float" office:value="-37.67556">
            <text:p>-37.67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9877">
            <text:p>-34.99877</text:p>
          </table:table-cell>
          <table:table-cell office:value-type="float" office:value="-38.04535">
            <text:p>-38.04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3527">
            <text:p>-34.33527</text:p>
          </table:table-cell>
          <table:table-cell office:value-type="float" office:value="-38.34626">
            <text:p>-38.346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189">
            <text:p>-33.4189</text:p>
          </table:table-cell>
          <table:table-cell office:value-type="float" office:value="-38.4017">
            <text:p>-38.40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8485">
            <text:p>-32.28485</text:p>
          </table:table-cell>
          <table:table-cell office:value-type="float" office:value="-38.14545">
            <text:p>-38.14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7669">
            <text:p>-30.97669</text:p>
          </table:table-cell>
          <table:table-cell office:value-type="float" office:value="-37.61957">
            <text:p>-37.61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4467">
            <text:p>-29.54467</text:p>
          </table:table-cell>
          <table:table-cell office:value-type="float" office:value="-36.90602">
            <text:p>-36.906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4381">
            <text:p>-28.04381</text:p>
          </table:table-cell>
          <table:table-cell office:value-type="float" office:value="-36.06363">
            <text:p>-36.06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3176">
            <text:p>-26.53176</text:p>
          </table:table-cell>
          <table:table-cell office:value-type="float" office:value="-35.05643">
            <text:p>-35.056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666">
            <text:p>-25.0666</text:p>
          </table:table-cell>
          <table:table-cell office:value-type="float" office:value="-33.97941">
            <text:p>-33.979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70461">
            <text:p>-23.70461</text:p>
          </table:table-cell>
          <table:table-cell office:value-type="float" office:value="-32.79321">
            <text:p>-32.793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9812">
            <text:p>-22.49812</text:p>
          </table:table-cell>
          <table:table-cell office:value-type="float" office:value="-31.62206">
            <text:p>-31.62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9347">
            <text:p>-21.49347</text:p>
          </table:table-cell>
          <table:table-cell office:value-type="float" office:value="-30.59233">
            <text:p>-30.592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2926">
            <text:p>-20.72926</text:p>
          </table:table-cell>
          <table:table-cell office:value-type="float" office:value="-29.72454">
            <text:p>-29.72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3484">
            <text:p>-20.23484</text:p>
          </table:table-cell>
          <table:table-cell office:value-type="float" office:value="-28.95962">
            <text:p>-28.95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292">
            <text:p>-20.0292</text:p>
          </table:table-cell>
          <table:table-cell office:value-type="float" office:value="-28.49176">
            <text:p>-28.49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2025">
            <text:p>-20.12025</text:p>
          </table:table-cell>
          <table:table-cell office:value-type="float" office:value="-28.28955">
            <text:p>-28.289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0448">
            <text:p>-20.50448</text:p>
          </table:table-cell>
          <table:table-cell office:value-type="float" office:value="-28.27801">
            <text:p>-28.278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6714">
            <text:p>-21.16714</text:p>
          </table:table-cell>
          <table:table-cell office:value-type="float" office:value="-28.32614">
            <text:p>-28.32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8277">
            <text:p>-22.08277</text:p>
          </table:table-cell>
          <table:table-cell office:value-type="float" office:value="-28.16601">
            <text:p>-28.16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162">
            <text:p>-23.2162</text:p>
          </table:table-cell>
          <table:table-cell office:value-type="float" office:value="-27.97485">
            <text:p>-27.97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2389">
            <text:p>-24.52389</text:p>
          </table:table-cell>
          <table:table-cell office:value-type="float" office:value="-27.90917">
            <text:p>-27.90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5559">
            <text:p>-25.95559</text:p>
          </table:table-cell>
          <table:table-cell office:value-type="float" office:value="-28.13816">
            <text:p>-28.13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5633">
            <text:p>-27.45633</text:p>
          </table:table-cell>
          <table:table-cell office:value-type="float" office:value="-28.62337">
            <text:p>-28.62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6844">
            <text:p>-28.96844</text:p>
          </table:table-cell>
          <table:table-cell office:value-type="float" office:value="-29.13604">
            <text:p>-29.136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3384">
            <text:p>-30.43384</text:p>
          </table:table-cell>
          <table:table-cell office:value-type="float" office:value="-30.19314">
            <text:p>-30.19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9623">
            <text:p>-31.79623</text:p>
          </table:table-cell>
          <table:table-cell office:value-type="float" office:value="-31.35637">
            <text:p>-31.35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0329">
            <text:p>-33.00329</text:p>
          </table:table-cell>
          <table:table-cell office:value-type="float" office:value="-32.63581">
            <text:p>-32.635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0864">
            <text:p>-34.00864</text:p>
          </table:table-cell>
          <table:table-cell office:value-type="float" office:value="-33.81958">
            <text:p>-33.81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7366">
            <text:p>-34.77366</text:p>
          </table:table-cell>
          <table:table-cell office:value-type="float" office:value="-34.95796">
            <text:p>-34.957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6896">
            <text:p>-35.26896</text:p>
          </table:table-cell>
          <table:table-cell office:value-type="float" office:value="-35.98789">
            <text:p>-35.98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7553">
            <text:p>-35.47553</text:p>
          </table:table-cell>
          <table:table-cell office:value-type="float" office:value="-36.81192">
            <text:p>-36.81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541">
            <text:p>-35.38541</text:p>
          </table:table-cell>
          <table:table-cell office:value-type="float" office:value="-37.32816">
            <text:p>-37.32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0208">
            <text:p>-35.00208</text:p>
          </table:table-cell>
          <table:table-cell office:value-type="float" office:value="-37.38797">
            <text:p>-37.38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4027">
            <text:p>-34.34027</text:p>
          </table:table-cell>
          <table:table-cell office:value-type="float" office:value="-37.82165">
            <text:p>-37.82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2538">
            <text:p>-33.42538</text:p>
          </table:table-cell>
          <table:table-cell office:value-type="float" office:value="-38.05598">
            <text:p>-38.055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9257">
            <text:p>-32.29257</text:p>
          </table:table-cell>
          <table:table-cell office:value-type="float" office:value="-37.91566">
            <text:p>-37.915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8536">
            <text:p>-30.98536</text:p>
          </table:table-cell>
          <table:table-cell office:value-type="float" office:value="-37.46661">
            <text:p>-37.46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5396">
            <text:p>-29.55396</text:p>
          </table:table-cell>
          <table:table-cell office:value-type="float" office:value="-36.76258">
            <text:p>-36.76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5335">
            <text:p>-28.05335</text:p>
          </table:table-cell>
          <table:table-cell office:value-type="float" office:value="-35.87972">
            <text:p>-35.879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4118">
            <text:p>-26.54118</text:p>
          </table:table-cell>
          <table:table-cell office:value-type="float" office:value="-34.90598">
            <text:p>-34.905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7555">
            <text:p>-25.07555</text:p>
          </table:table-cell>
          <table:table-cell office:value-type="float" office:value="-33.726">
            <text:p>-33.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71275">
            <text:p>-23.71275</text:p>
          </table:table-cell>
          <table:table-cell office:value-type="float" office:value="-32.56994">
            <text:p>-32.56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0512">
            <text:p>-22.50512</text:p>
          </table:table-cell>
          <table:table-cell office:value-type="float" office:value="-31.34616">
            <text:p>-31.34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9908">
            <text:p>-21.49908</text:p>
          </table:table-cell>
          <table:table-cell office:value-type="float" office:value="-30.21115">
            <text:p>-30.211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3325">
            <text:p>-20.73325</text:p>
          </table:table-cell>
          <table:table-cell office:value-type="float" office:value="-29.3016">
            <text:p>-29.3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3706">
            <text:p>-20.23706</text:p>
          </table:table-cell>
          <table:table-cell office:value-type="float" office:value="-28.55054">
            <text:p>-28.55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2957">
            <text:p>-20.02957</text:p>
          </table:table-cell>
          <table:table-cell office:value-type="float" office:value="-27.98461">
            <text:p>-27.98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1875">
            <text:p>-20.11875</text:p>
          </table:table-cell>
          <table:table-cell office:value-type="float" office:value="-27.60644">
            <text:p>-27.60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0117">
            <text:p>-20.50117</text:p>
          </table:table-cell>
          <table:table-cell office:value-type="float" office:value="-27.40436">
            <text:p>-27.40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6215">
            <text:p>-21.16215</text:p>
          </table:table-cell>
          <table:table-cell office:value-type="float" office:value="-27.36752">
            <text:p>-27.36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7629">
            <text:p>-22.07629</text:p>
          </table:table-cell>
          <table:table-cell office:value-type="float" office:value="-27.44932">
            <text:p>-27.44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0848">
            <text:p>-23.20848</text:p>
          </table:table-cell>
          <table:table-cell office:value-type="float" office:value="-27.55974">
            <text:p>-27.55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1521">
            <text:p>-24.51521</text:p>
          </table:table-cell>
          <table:table-cell office:value-type="float" office:value="-27.75482">
            <text:p>-27.754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4631">
            <text:p>-25.94631</text:p>
          </table:table-cell>
          <table:table-cell office:value-type="float" office:value="-28.10519">
            <text:p>-28.10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4679">
            <text:p>-27.44679</text:p>
          </table:table-cell>
          <table:table-cell office:value-type="float" office:value="-28.68702">
            <text:p>-28.68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5901">
            <text:p>-28.95901</text:p>
          </table:table-cell>
          <table:table-cell office:value-type="float" office:value="-29.53736">
            <text:p>-29.53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2488">
            <text:p>-30.42488</text:p>
          </table:table-cell>
          <table:table-cell office:value-type="float" office:value="-30.65052">
            <text:p>-30.650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881">
            <text:p>-31.7881</text:p>
          </table:table-cell>
          <table:table-cell office:value-type="float" office:value="-31.77805">
            <text:p>-31.778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9628">
            <text:p>-32.99628</text:p>
          </table:table-cell>
          <table:table-cell office:value-type="float" office:value="-32.91041">
            <text:p>-32.91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0303">
            <text:p>-34.00303</text:p>
          </table:table-cell>
          <table:table-cell office:value-type="float" office:value="-34.11641">
            <text:p>-34.11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6966">
            <text:p>-34.76966</text:p>
          </table:table-cell>
          <table:table-cell office:value-type="float" office:value="-35.23753">
            <text:p>-35.23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6674">
            <text:p>-35.26674</text:p>
          </table:table-cell>
          <table:table-cell office:value-type="float" office:value="-35.84372">
            <text:p>-35.84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7515">
            <text:p>-35.47515</text:p>
          </table:table-cell>
          <table:table-cell office:value-type="float" office:value="-36.76023">
            <text:p>-36.76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691">
            <text:p>-35.38691</text:p>
          </table:table-cell>
          <table:table-cell office:value-type="float" office:value="-37.49393">
            <text:p>-37.493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0539">
            <text:p>-35.00539</text:p>
          </table:table-cell>
          <table:table-cell office:value-type="float" office:value="-38.05428">
            <text:p>-38.054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4525">
            <text:p>-34.34525</text:p>
          </table:table-cell>
          <table:table-cell office:value-type="float" office:value="-38.38929">
            <text:p>-38.38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3186">
            <text:p>-33.43186</text:p>
          </table:table-cell>
          <table:table-cell office:value-type="float" office:value="-38.47697">
            <text:p>-38.47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0029">
            <text:p>-32.30029</text:p>
          </table:table-cell>
          <table:table-cell office:value-type="float" office:value="-38.26138">
            <text:p>-38.261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9403">
            <text:p>-30.99403</text:p>
          </table:table-cell>
          <table:table-cell office:value-type="float" office:value="-37.75882">
            <text:p>-37.758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6324">
            <text:p>-29.56324</text:p>
          </table:table-cell>
          <table:table-cell office:value-type="float" office:value="-37.028">
            <text:p>-37.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6289">
            <text:p>-28.06289</text:p>
          </table:table-cell>
          <table:table-cell office:value-type="float" office:value="-36.13065">
            <text:p>-36.130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5061">
            <text:p>-26.55061</text:p>
          </table:table-cell>
          <table:table-cell office:value-type="float" office:value="-35.079">
            <text:p>-35.0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845">
            <text:p>-25.0845</text:p>
          </table:table-cell>
          <table:table-cell office:value-type="float" office:value="-34.01134">
            <text:p>-34.01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72088">
            <text:p>-23.72088</text:p>
          </table:table-cell>
          <table:table-cell office:value-type="float" office:value="-32.82454">
            <text:p>-32.82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1213">
            <text:p>-22.51213</text:p>
          </table:table-cell>
          <table:table-cell office:value-type="float" office:value="-31.66761">
            <text:p>-31.667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0469">
            <text:p>-21.50469</text:p>
          </table:table-cell>
          <table:table-cell office:value-type="float" office:value="-30.71572">
            <text:p>-30.715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3725">
            <text:p>-20.73725</text:p>
          </table:table-cell>
          <table:table-cell office:value-type="float" office:value="-29.94587">
            <text:p>-29.94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3929">
            <text:p>-20.23929</text:p>
          </table:table-cell>
          <table:table-cell office:value-type="float" office:value="-29.4891">
            <text:p>-29.4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2995">
            <text:p>-20.02995</text:p>
          </table:table-cell>
          <table:table-cell office:value-type="float" office:value="-29.28479">
            <text:p>-29.284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1726">
            <text:p>-20.11726</text:p>
          </table:table-cell>
          <table:table-cell office:value-type="float" office:value="-29.34729">
            <text:p>-29.34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9788">
            <text:p>-20.49788</text:p>
          </table:table-cell>
          <table:table-cell office:value-type="float" office:value="-29.56057">
            <text:p>-29.56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5717">
            <text:p>-21.15717</text:p>
          </table:table-cell>
          <table:table-cell office:value-type="float" office:value="-29.835">
            <text:p>-29.8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6982">
            <text:p>-22.06982</text:p>
          </table:table-cell>
          <table:table-cell office:value-type="float" office:value="-30.04181">
            <text:p>-30.041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0076">
            <text:p>-23.20076</text:p>
          </table:table-cell>
          <table:table-cell office:value-type="float" office:value="-29.98289">
            <text:p>-29.98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0655">
            <text:p>-24.50655</text:p>
          </table:table-cell>
          <table:table-cell office:value-type="float" office:value="-29.61866">
            <text:p>-29.61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3703">
            <text:p>-25.93703</text:p>
          </table:table-cell>
          <table:table-cell office:value-type="float" office:value="-29.35485">
            <text:p>-29.35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3726">
            <text:p>-27.43726</text:p>
          </table:table-cell>
          <table:table-cell office:value-type="float" office:value="-29.4282">
            <text:p>-29.4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4958">
            <text:p>-28.94958</text:p>
          </table:table-cell>
          <table:table-cell office:value-type="float" office:value="-29.84944">
            <text:p>-29.84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1593">
            <text:p>-30.41593</text:p>
          </table:table-cell>
          <table:table-cell office:value-type="float" office:value="-30.79315">
            <text:p>-30.793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7995">
            <text:p>-31.77995</text:p>
          </table:table-cell>
          <table:table-cell office:value-type="float" office:value="-32.01663">
            <text:p>-32.016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8927">
            <text:p>-32.98927</text:p>
          </table:table-cell>
          <table:table-cell office:value-type="float" office:value="-33.17168">
            <text:p>-33.17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9741">
            <text:p>-33.99741</text:p>
          </table:table-cell>
          <table:table-cell office:value-type="float" office:value="-34.33204">
            <text:p>-34.332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6566">
            <text:p>-34.76566</text:p>
          </table:table-cell>
          <table:table-cell office:value-type="float" office:value="-35.47907">
            <text:p>-35.479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645">
            <text:p>-35.2645</text:p>
          </table:table-cell>
          <table:table-cell office:value-type="float" office:value="-36.47756">
            <text:p>-36.47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7477">
            <text:p>-35.47477</text:p>
          </table:table-cell>
          <table:table-cell office:value-type="float" office:value="-37.29961">
            <text:p>-37.29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839">
            <text:p>-35.38839</text:p>
          </table:table-cell>
          <table:table-cell office:value-type="float" office:value="-37.44034">
            <text:p>-37.44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0868">
            <text:p>-35.00868</text:p>
          </table:table-cell>
          <table:table-cell office:value-type="float" office:value="-37.99921">
            <text:p>-37.99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5023">
            <text:p>-34.35023</text:p>
          </table:table-cell>
          <table:table-cell office:value-type="float" office:value="-38.49454">
            <text:p>-38.49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3833">
            <text:p>-33.43833</text:p>
          </table:table-cell>
          <table:table-cell office:value-type="float" office:value="-38.68749">
            <text:p>-38.68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0801">
            <text:p>-32.30801</text:p>
          </table:table-cell>
          <table:table-cell office:value-type="float" office:value="-38.50942">
            <text:p>-38.50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0269">
            <text:p>-31.00269</text:p>
          </table:table-cell>
          <table:table-cell office:value-type="float" office:value="-37.99538">
            <text:p>-37.99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7251">
            <text:p>-29.57251</text:p>
          </table:table-cell>
          <table:table-cell office:value-type="float" office:value="-37.28896">
            <text:p>-37.28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7242">
            <text:p>-28.07242</text:p>
          </table:table-cell>
          <table:table-cell office:value-type="float" office:value="-36.38112">
            <text:p>-36.38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6004">
            <text:p>-26.56004</text:p>
          </table:table-cell>
          <table:table-cell office:value-type="float" office:value="-35.40952">
            <text:p>-35.40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9346">
            <text:p>-25.09346</text:p>
          </table:table-cell>
          <table:table-cell office:value-type="float" office:value="-34.26485">
            <text:p>-34.26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72903">
            <text:p>-23.72903</text:p>
          </table:table-cell>
          <table:table-cell office:value-type="float" office:value="-33.04556">
            <text:p>-33.04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1916">
            <text:p>-22.51916</text:p>
          </table:table-cell>
          <table:table-cell office:value-type="float" office:value="-32.01555">
            <text:p>-32.01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1031">
            <text:p>-21.51031</text:p>
          </table:table-cell>
          <table:table-cell office:value-type="float" office:value="-31.08778">
            <text:p>-31.08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4126">
            <text:p>-20.74126</text:p>
          </table:table-cell>
          <table:table-cell office:value-type="float" office:value="-30.47767">
            <text:p>-30.477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4154">
            <text:p>-20.24154</text:p>
          </table:table-cell>
          <table:table-cell office:value-type="float" office:value="-30.11926">
            <text:p>-30.11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3034">
            <text:p>-20.03034</text:p>
          </table:table-cell>
          <table:table-cell office:value-type="float" office:value="-30.02286">
            <text:p>-30.022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1579">
            <text:p>-20.11579</text:p>
          </table:table-cell>
          <table:table-cell office:value-type="float" office:value="-30.14853">
            <text:p>-30.14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9459">
            <text:p>-20.49459</text:p>
          </table:table-cell>
          <table:table-cell office:value-type="float" office:value="-30.39434">
            <text:p>-30.39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522">
            <text:p>-21.1522</text:p>
          </table:table-cell>
          <table:table-cell office:value-type="float" office:value="-30.68576">
            <text:p>-30.68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6335">
            <text:p>-22.06335</text:p>
          </table:table-cell>
          <table:table-cell office:value-type="float" office:value="-30.43596">
            <text:p>-30.43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9305">
            <text:p>-23.19305</text:p>
          </table:table-cell>
          <table:table-cell office:value-type="float" office:value="-30.68969">
            <text:p>-30.689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9789">
            <text:p>-24.49789</text:p>
          </table:table-cell>
          <table:table-cell office:value-type="float" office:value="-30.74443">
            <text:p>-30.74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2776">
            <text:p>-25.92776</text:p>
          </table:table-cell>
          <table:table-cell office:value-type="float" office:value="-30.41513">
            <text:p>-30.41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2772">
            <text:p>-27.42772</text:p>
          </table:table-cell>
          <table:table-cell office:value-type="float" office:value="-30.24226">
            <text:p>-30.242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4015">
            <text:p>-28.94015</text:p>
          </table:table-cell>
          <table:table-cell office:value-type="float" office:value="-30.44912">
            <text:p>-30.44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0697">
            <text:p>-30.40697</text:p>
          </table:table-cell>
          <table:table-cell office:value-type="float" office:value="-31.14223">
            <text:p>-31.14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718">
            <text:p>-31.7718</text:p>
          </table:table-cell>
          <table:table-cell office:value-type="float" office:value="-32.16777">
            <text:p>-32.167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8224">
            <text:p>-32.98224</text:p>
          </table:table-cell>
          <table:table-cell office:value-type="float" office:value="-33.42535">
            <text:p>-33.42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9178">
            <text:p>-33.99178</text:p>
          </table:table-cell>
          <table:table-cell office:value-type="float" office:value="-34.50089">
            <text:p>-34.50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6164">
            <text:p>-34.76164</text:p>
          </table:table-cell>
          <table:table-cell office:value-type="float" office:value="-35.65294">
            <text:p>-35.65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6225">
            <text:p>-35.26225</text:p>
          </table:table-cell>
          <table:table-cell office:value-type="float" office:value="-36.64882">
            <text:p>-36.648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7437">
            <text:p>-35.47437</text:p>
          </table:table-cell>
          <table:table-cell office:value-type="float" office:value="-37.49886">
            <text:p>-37.49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986">
            <text:p>-35.38986</text:p>
          </table:table-cell>
          <table:table-cell office:value-type="float" office:value="-38.06002">
            <text:p>-38.06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1196">
            <text:p>-35.01196</text:p>
          </table:table-cell>
          <table:table-cell office:value-type="float" office:value="-37.99665">
            <text:p>-37.996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5519">
            <text:p>-34.35519</text:p>
          </table:table-cell>
          <table:table-cell office:value-type="float" office:value="-38.44663">
            <text:p>-38.446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4479">
            <text:p>-33.44479</text:p>
          </table:table-cell>
          <table:table-cell office:value-type="float" office:value="-38.71098">
            <text:p>-38.710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1571">
            <text:p>-32.31571</text:p>
          </table:table-cell>
          <table:table-cell office:value-type="float" office:value="-38.58908">
            <text:p>-38.58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1134">
            <text:p>-31.01134</text:p>
          </table:table-cell>
          <table:table-cell office:value-type="float" office:value="-38.11072">
            <text:p>-38.11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8179">
            <text:p>-29.58179</text:p>
          </table:table-cell>
          <table:table-cell office:value-type="float" office:value="-37.43592">
            <text:p>-37.435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8196">
            <text:p>-28.08196</text:p>
          </table:table-cell>
          <table:table-cell office:value-type="float" office:value="-36.53779">
            <text:p>-36.53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6947">
            <text:p>-26.56947</text:p>
          </table:table-cell>
          <table:table-cell office:value-type="float" office:value="-35.56508">
            <text:p>-35.565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0243">
            <text:p>-25.10243</text:p>
          </table:table-cell>
          <table:table-cell office:value-type="float" office:value="-34.44127">
            <text:p>-34.441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73718">
            <text:p>-23.73718</text:p>
          </table:table-cell>
          <table:table-cell office:value-type="float" office:value="-33.27366">
            <text:p>-33.273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2618">
            <text:p>-22.52618</text:p>
          </table:table-cell>
          <table:table-cell office:value-type="float" office:value="-32.326">
            <text:p>-32.3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1595">
            <text:p>-21.51595</text:p>
          </table:table-cell>
          <table:table-cell office:value-type="float" office:value="-31.82277">
            <text:p>-31.822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4528">
            <text:p>-20.74528</text:p>
          </table:table-cell>
          <table:table-cell office:value-type="float" office:value="-31.64561">
            <text:p>-31.64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4379">
            <text:p>-20.24379</text:p>
          </table:table-cell>
          <table:table-cell office:value-type="float" office:value="-31.68639">
            <text:p>-31.68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3074">
            <text:p>-20.03074</text:p>
          </table:table-cell>
          <table:table-cell office:value-type="float" office:value="-31.36418">
            <text:p>-31.36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1432">
            <text:p>-20.11432</text:p>
          </table:table-cell>
          <table:table-cell office:value-type="float" office:value="-31.23755">
            <text:p>-31.23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9131">
            <text:p>-20.49131</text:p>
          </table:table-cell>
          <table:table-cell office:value-type="float" office:value="-31.43162">
            <text:p>-31.43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4724">
            <text:p>-21.14724</text:p>
          </table:table-cell>
          <table:table-cell office:value-type="float" office:value="-31.73302">
            <text:p>-31.73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5689">
            <text:p>-22.05689</text:p>
          </table:table-cell>
          <table:table-cell office:value-type="float" office:value="-32.56649">
            <text:p>-32.566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8534">
            <text:p>-23.18534</text:p>
          </table:table-cell>
          <table:table-cell office:value-type="float" office:value="-30.55658">
            <text:p>-30.55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8924">
            <text:p>-24.48924</text:p>
          </table:table-cell>
          <table:table-cell office:value-type="float" office:value="-31.42986">
            <text:p>-31.42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1849">
            <text:p>-25.91849</text:p>
          </table:table-cell>
          <table:table-cell office:value-type="float" office:value="-32.10455">
            <text:p>-32.104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1818">
            <text:p>-27.41818</text:p>
          </table:table-cell>
          <table:table-cell office:value-type="float" office:value="-32.36266">
            <text:p>-32.36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3072">
            <text:p>-28.93072</text:p>
          </table:table-cell>
          <table:table-cell office:value-type="float" office:value="-32.0091">
            <text:p>-32.0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98">
            <text:p>-30.398</text:p>
          </table:table-cell>
          <table:table-cell office:value-type="float" office:value="-31.75124">
            <text:p>-31.75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6365">
            <text:p>-31.76365</text:p>
          </table:table-cell>
          <table:table-cell office:value-type="float" office:value="-32.08451">
            <text:p>-32.08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7521">
            <text:p>-32.97521</text:p>
          </table:table-cell>
          <table:table-cell office:value-type="float" office:value="-33.10715">
            <text:p>-33.107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8615">
            <text:p>-33.98615</text:p>
          </table:table-cell>
          <table:table-cell office:value-type="float" office:value="-34.27622">
            <text:p>-34.27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5761">
            <text:p>-34.75761</text:p>
          </table:table-cell>
          <table:table-cell office:value-type="float" office:value="-35.60487">
            <text:p>-35.60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5998">
            <text:p>-35.25998</text:p>
          </table:table-cell>
          <table:table-cell office:value-type="float" office:value="-36.78665">
            <text:p>-36.786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7396">
            <text:p>-35.47396</text:p>
          </table:table-cell>
          <table:table-cell office:value-type="float" office:value="-37.73308">
            <text:p>-37.73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9132">
            <text:p>-35.39132</text:p>
          </table:table-cell>
          <table:table-cell office:value-type="float" office:value="-37.82856">
            <text:p>-37.82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1523">
            <text:p>-35.01523</text:p>
          </table:table-cell>
          <table:table-cell office:value-type="float" office:value="-38.29274">
            <text:p>-38.292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6015">
            <text:p>-34.36015</text:p>
          </table:table-cell>
          <table:table-cell office:value-type="float" office:value="-38.69533">
            <text:p>-38.695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5124">
            <text:p>-33.45124</text:p>
          </table:table-cell>
          <table:table-cell office:value-type="float" office:value="-38.83397">
            <text:p>-38.83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2341">
            <text:p>-32.32341</text:p>
          </table:table-cell>
          <table:table-cell office:value-type="float" office:value="-38.64188">
            <text:p>-38.64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2">
            <text:p>-31.02</text:p>
          </table:table-cell>
          <table:table-cell office:value-type="float" office:value="-38.15059">
            <text:p>-38.15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9106">
            <text:p>-29.59106</text:p>
          </table:table-cell>
          <table:table-cell office:value-type="float" office:value="-37.45543">
            <text:p>-37.455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9149">
            <text:p>-28.09149</text:p>
          </table:table-cell>
          <table:table-cell office:value-type="float" office:value="-36.54731">
            <text:p>-36.547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789">
            <text:p>-26.5789</text:p>
          </table:table-cell>
          <table:table-cell office:value-type="float" office:value="-35.63208">
            <text:p>-35.63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1139">
            <text:p>-25.11139</text:p>
          </table:table-cell>
          <table:table-cell office:value-type="float" office:value="-34.48067">
            <text:p>-34.48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74534">
            <text:p>-23.74534</text:p>
          </table:table-cell>
          <table:table-cell office:value-type="float" office:value="-33.4608">
            <text:p>-33.4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3322">
            <text:p>-22.53322</text:p>
          </table:table-cell>
          <table:table-cell office:value-type="float" office:value="-32.64086">
            <text:p>-32.64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2159">
            <text:p>-21.52159</text:p>
          </table:table-cell>
          <table:table-cell office:value-type="float" office:value="-32.19419">
            <text:p>-32.19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4931">
            <text:p>-20.74931</text:p>
          </table:table-cell>
          <table:table-cell office:value-type="float" office:value="-31.77767">
            <text:p>-31.777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4606">
            <text:p>-20.24606</text:p>
          </table:table-cell>
          <table:table-cell office:value-type="float" office:value="-31.58718">
            <text:p>-31.587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3116">
            <text:p>-20.03116</text:p>
          </table:table-cell>
          <table:table-cell office:value-type="float" office:value="-31.59948">
            <text:p>-31.599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1287">
            <text:p>-20.11287</text:p>
          </table:table-cell>
          <table:table-cell office:value-type="float" office:value="-31.78805">
            <text:p>-31.788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8805">
            <text:p>-20.48805</text:p>
          </table:table-cell>
          <table:table-cell office:value-type="float" office:value="-32.03815">
            <text:p>-32.03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4229">
            <text:p>-21.14229</text:p>
          </table:table-cell>
          <table:table-cell office:value-type="float" office:value="-32.19021">
            <text:p>-32.19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5045">
            <text:p>-22.05045</text:p>
          </table:table-cell>
          <table:table-cell office:value-type="float" office:value="-30.59128">
            <text:p>-30.59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7765">
            <text:p>-23.17765</text:p>
          </table:table-cell>
          <table:table-cell office:value-type="float" office:value="-31.47281">
            <text:p>-31.47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8059">
            <text:p>-24.48059</text:p>
          </table:table-cell>
          <table:table-cell office:value-type="float" office:value="-32.28378">
            <text:p>-32.28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0922">
            <text:p>-25.90922</text:p>
          </table:table-cell>
          <table:table-cell office:value-type="float" office:value="-32.93834">
            <text:p>-32.93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0865">
            <text:p>-27.40865</text:p>
          </table:table-cell>
          <table:table-cell office:value-type="float" office:value="-32.92957">
            <text:p>-32.92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2129">
            <text:p>-28.92129</text:p>
          </table:table-cell>
          <table:table-cell office:value-type="float" office:value="-32.37484">
            <text:p>-32.37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8903">
            <text:p>-30.38903</text:p>
          </table:table-cell>
          <table:table-cell office:value-type="float" office:value="-32.09263">
            <text:p>-32.092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5549">
            <text:p>-31.75549</text:p>
          </table:table-cell>
          <table:table-cell office:value-type="float" office:value="-32.40722">
            <text:p>-32.407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6817">
            <text:p>-32.96817</text:p>
          </table:table-cell>
          <table:table-cell office:value-type="float" office:value="-33.2351">
            <text:p>-33.23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805">
            <text:p>-33.9805</text:p>
          </table:table-cell>
          <table:table-cell office:value-type="float" office:value="-34.39951">
            <text:p>-34.39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5357">
            <text:p>-34.75357</text:p>
          </table:table-cell>
          <table:table-cell office:value-type="float" office:value="-35.56635">
            <text:p>-35.56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5771">
            <text:p>-35.25771</text:p>
          </table:table-cell>
          <table:table-cell office:value-type="float" office:value="-36.66889">
            <text:p>-36.668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7354">
            <text:p>-35.47354</text:p>
          </table:table-cell>
          <table:table-cell office:value-type="float" office:value="-37.57691">
            <text:p>-37.576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9276">
            <text:p>-35.39276</text:p>
          </table:table-cell>
          <table:table-cell office:value-type="float" office:value="-38.16627">
            <text:p>-38.16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1849">
            <text:p>-35.01849</text:p>
          </table:table-cell>
          <table:table-cell office:value-type="float" office:value="-38.61638">
            <text:p>-38.61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651">
            <text:p>-34.3651</text:p>
          </table:table-cell>
          <table:table-cell office:value-type="float" office:value="-38.44602">
            <text:p>-38.446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5768">
            <text:p>-33.45768</text:p>
          </table:table-cell>
          <table:table-cell office:value-type="float" office:value="-38.5442">
            <text:p>-38.5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311">
            <text:p>-32.3311</text:p>
          </table:table-cell>
          <table:table-cell office:value-type="float" office:value="-38.43407">
            <text:p>-38.43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2864">
            <text:p>-31.02864</text:p>
          </table:table-cell>
          <table:table-cell office:value-type="float" office:value="-38.01122">
            <text:p>-38.011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0033">
            <text:p>-29.60033</text:p>
          </table:table-cell>
          <table:table-cell office:value-type="float" office:value="-37.38148">
            <text:p>-37.381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0103">
            <text:p>-28.10103</text:p>
          </table:table-cell>
          <table:table-cell office:value-type="float" office:value="-36.51417">
            <text:p>-36.514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8834">
            <text:p>-26.58834</text:p>
          </table:table-cell>
          <table:table-cell office:value-type="float" office:value="-35.65074">
            <text:p>-35.650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2037">
            <text:p>-25.12037</text:p>
          </table:table-cell>
          <table:table-cell office:value-type="float" office:value="-34.56838">
            <text:p>-34.56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75351">
            <text:p>-23.75351</text:p>
          </table:table-cell>
          <table:table-cell office:value-type="float" office:value="-33.43783">
            <text:p>-33.43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4026">
            <text:p>-22.54026</text:p>
          </table:table-cell>
          <table:table-cell office:value-type="float" office:value="-32.54426">
            <text:p>-32.544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2724">
            <text:p>-21.52724</text:p>
          </table:table-cell>
          <table:table-cell office:value-type="float" office:value="-31.95793">
            <text:p>-31.95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5336">
            <text:p>-20.75336</text:p>
          </table:table-cell>
          <table:table-cell office:value-type="float" office:value="-31.65171">
            <text:p>-31.65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4834">
            <text:p>-20.24834</text:p>
          </table:table-cell>
          <table:table-cell office:value-type="float" office:value="-31.57708">
            <text:p>-31.57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3159">
            <text:p>-20.03159</text:p>
          </table:table-cell>
          <table:table-cell office:value-type="float" office:value="-31.6392">
            <text:p>-31.6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1143">
            <text:p>-20.11143</text:p>
          </table:table-cell>
          <table:table-cell office:value-type="float" office:value="-31.82365">
            <text:p>-31.82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8479">
            <text:p>-20.48479</text:p>
          </table:table-cell>
          <table:table-cell office:value-type="float" office:value="-32.06939">
            <text:p>-32.06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3734">
            <text:p>-21.13734</text:p>
          </table:table-cell>
          <table:table-cell office:value-type="float" office:value="-32.22408">
            <text:p>-32.22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4401">
            <text:p>-22.04401</text:p>
          </table:table-cell>
          <table:table-cell office:value-type="float" office:value="-31.07502">
            <text:p>-31.075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6996">
            <text:p>-23.16996</text:p>
          </table:table-cell>
          <table:table-cell office:value-type="float" office:value="-32.00753">
            <text:p>-32.00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7194">
            <text:p>-24.47194</text:p>
          </table:table-cell>
          <table:table-cell office:value-type="float" office:value="-30.16623">
            <text:p>-30.166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9995">
            <text:p>-25.89995</text:p>
          </table:table-cell>
          <table:table-cell office:value-type="float" office:value="-31.48693">
            <text:p>-31.486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9911">
            <text:p>-27.39911</text:p>
          </table:table-cell>
          <table:table-cell office:value-type="float" office:value="-31.41684">
            <text:p>-31.41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1185">
            <text:p>-28.91185</text:p>
          </table:table-cell>
          <table:table-cell office:value-type="float" office:value="-31.22118">
            <text:p>-31.22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8005">
            <text:p>-30.38005</text:p>
          </table:table-cell>
          <table:table-cell office:value-type="float" office:value="-31.36755">
            <text:p>-31.36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4732">
            <text:p>-31.74732</text:p>
          </table:table-cell>
          <table:table-cell office:value-type="float" office:value="-31.77932">
            <text:p>-31.77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6112">
            <text:p>-32.96112</text:p>
          </table:table-cell>
          <table:table-cell office:value-type="float" office:value="-32.84233">
            <text:p>-32.842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7484">
            <text:p>-33.97484</text:p>
          </table:table-cell>
          <table:table-cell office:value-type="float" office:value="-33.85279">
            <text:p>-33.85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4953">
            <text:p>-34.74953</text:p>
          </table:table-cell>
          <table:table-cell office:value-type="float" office:value="-35.08982">
            <text:p>-35.08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5542">
            <text:p>-35.25542</text:p>
          </table:table-cell>
          <table:table-cell office:value-type="float" office:value="-36.09552">
            <text:p>-36.09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731">
            <text:p>-35.4731</text:p>
          </table:table-cell>
          <table:table-cell office:value-type="float" office:value="-36.89811">
            <text:p>-36.89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942">
            <text:p>-35.3942</text:p>
          </table:table-cell>
          <table:table-cell office:value-type="float" office:value="-37.46314">
            <text:p>-37.46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2174">
            <text:p>-35.02174</text:p>
          </table:table-cell>
          <table:table-cell office:value-type="float" office:value="-37.92675">
            <text:p>-37.92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7003">
            <text:p>-34.37003</text:p>
          </table:table-cell>
          <table:table-cell office:value-type="float" office:value="-38.2213">
            <text:p>-38.22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6412">
            <text:p>-33.46412</text:p>
          </table:table-cell>
          <table:table-cell office:value-type="float" office:value="-38.28889">
            <text:p>-38.288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3879">
            <text:p>-32.33879</text:p>
          </table:table-cell>
          <table:table-cell office:value-type="float" office:value="-37.79572">
            <text:p>-37.795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3728">
            <text:p>-31.03728</text:p>
          </table:table-cell>
          <table:table-cell office:value-type="float" office:value="-37.4572">
            <text:p>-37.45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0959">
            <text:p>-29.60959</text:p>
          </table:table-cell>
          <table:table-cell office:value-type="float" office:value="-36.90778">
            <text:p>-36.90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1056">
            <text:p>-28.11056</text:p>
          </table:table-cell>
          <table:table-cell office:value-type="float" office:value="-36.17538">
            <text:p>-36.17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9777">
            <text:p>-26.59777</text:p>
          </table:table-cell>
          <table:table-cell office:value-type="float" office:value="-35.19535">
            <text:p>-35.19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2934">
            <text:p>-25.12934</text:p>
          </table:table-cell>
          <table:table-cell office:value-type="float" office:value="-34.17967">
            <text:p>-34.179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76168">
            <text:p>-23.76168</text:p>
          </table:table-cell>
          <table:table-cell office:value-type="float" office:value="-33.05374">
            <text:p>-33.05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4731">
            <text:p>-22.54731</text:p>
          </table:table-cell>
          <table:table-cell office:value-type="float" office:value="-32.03776">
            <text:p>-32.03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329">
            <text:p>-21.5329</text:p>
          </table:table-cell>
          <table:table-cell office:value-type="float" office:value="-31.14921">
            <text:p>-31.14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5741">
            <text:p>-20.75741</text:p>
          </table:table-cell>
          <table:table-cell office:value-type="float" office:value="-30.62753">
            <text:p>-30.62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5063">
            <text:p>-20.25063</text:p>
          </table:table-cell>
          <table:table-cell office:value-type="float" office:value="-30.13437">
            <text:p>-30.134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3203">
            <text:p>-20.03203</text:p>
          </table:table-cell>
          <table:table-cell office:value-type="float" office:value="-29.87858">
            <text:p>-29.87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1">
            <text:p>-20.11</text:p>
          </table:table-cell>
          <table:table-cell office:value-type="float" office:value="-30.04457">
            <text:p>-30.044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8155">
            <text:p>-20.48155</text:p>
          </table:table-cell>
          <table:table-cell office:value-type="float" office:value="-30.47063">
            <text:p>-30.47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3241">
            <text:p>-21.13241</text:p>
          </table:table-cell>
          <table:table-cell office:value-type="float" office:value="-30.94706">
            <text:p>-30.94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3758">
            <text:p>-22.03758</text:p>
          </table:table-cell>
          <table:table-cell office:value-type="float" office:value="-31.79216">
            <text:p>-31.79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6228">
            <text:p>-23.16228</text:p>
          </table:table-cell>
          <table:table-cell office:value-type="float" office:value="-32.26978">
            <text:p>-32.26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633">
            <text:p>-24.4633</text:p>
          </table:table-cell>
          <table:table-cell office:value-type="float" office:value="-29.88812">
            <text:p>-29.88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9068">
            <text:p>-25.89068</text:p>
          </table:table-cell>
          <table:table-cell office:value-type="float" office:value="-30.5837">
            <text:p>-30.58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8958">
            <text:p>-27.38958</text:p>
          </table:table-cell>
          <table:table-cell office:value-type="float" office:value="-31.17601">
            <text:p>-31.17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0242">
            <text:p>-28.90242</text:p>
          </table:table-cell>
          <table:table-cell office:value-type="float" office:value="-31.2675">
            <text:p>-31.2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7108">
            <text:p>-30.37108</text:p>
          </table:table-cell>
          <table:table-cell office:value-type="float" office:value="-31.33428">
            <text:p>-31.334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3915">
            <text:p>-31.73915</text:p>
          </table:table-cell>
          <table:table-cell office:value-type="float" office:value="-31.89546">
            <text:p>-31.895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5407">
            <text:p>-32.95407</text:p>
          </table:table-cell>
          <table:table-cell office:value-type="float" office:value="-33.00328">
            <text:p>-33.00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6917">
            <text:p>-33.96917</text:p>
          </table:table-cell>
          <table:table-cell office:value-type="float" office:value="-34.17189">
            <text:p>-34.17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4547">
            <text:p>-34.74547</text:p>
          </table:table-cell>
          <table:table-cell office:value-type="float" office:value="-35.4597">
            <text:p>-35.4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5313">
            <text:p>-35.25313</text:p>
          </table:table-cell>
          <table:table-cell office:value-type="float" office:value="-36.62661">
            <text:p>-36.62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7266">
            <text:p>-35.47266</text:p>
          </table:table-cell>
          <table:table-cell office:value-type="float" office:value="-37.55029">
            <text:p>-37.550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9562">
            <text:p>-35.39562</text:p>
          </table:table-cell>
          <table:table-cell office:value-type="float" office:value="-38.13354">
            <text:p>-38.13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2497">
            <text:p>-35.02497</text:p>
          </table:table-cell>
          <table:table-cell office:value-type="float" office:value="-38.27669">
            <text:p>-38.27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7496">
            <text:p>-34.37496</text:p>
          </table:table-cell>
          <table:table-cell office:value-type="float" office:value="-38.61911">
            <text:p>-38.61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7054">
            <text:p>-33.47054</text:p>
          </table:table-cell>
          <table:table-cell office:value-type="float" office:value="-38.78234">
            <text:p>-38.78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4647">
            <text:p>-32.34647</text:p>
          </table:table-cell>
          <table:table-cell office:value-type="float" office:value="-38.65403">
            <text:p>-38.65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4592">
            <text:p>-31.04592</text:p>
          </table:table-cell>
          <table:table-cell office:value-type="float" office:value="-38.22161">
            <text:p>-38.22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1886">
            <text:p>-29.61886</text:p>
          </table:table-cell>
          <table:table-cell office:value-type="float" office:value="-37.57975">
            <text:p>-37.579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201">
            <text:p>-28.1201</text:p>
          </table:table-cell>
          <table:table-cell office:value-type="float" office:value="-36.75138">
            <text:p>-36.751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0721">
            <text:p>-26.60721</text:p>
          </table:table-cell>
          <table:table-cell office:value-type="float" office:value="-35.78328">
            <text:p>-35.78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3832">
            <text:p>-25.13832</text:p>
          </table:table-cell>
          <table:table-cell office:value-type="float" office:value="-34.78481">
            <text:p>-34.784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76985">
            <text:p>-23.76985</text:p>
          </table:table-cell>
          <table:table-cell office:value-type="float" office:value="-33.71967">
            <text:p>-33.719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5437">
            <text:p>-22.55437</text:p>
          </table:table-cell>
          <table:table-cell office:value-type="float" office:value="-32.99696">
            <text:p>-32.99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3857">
            <text:p>-21.53857</text:p>
          </table:table-cell>
          <table:table-cell office:value-type="float" office:value="-32.40126">
            <text:p>-32.401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6147">
            <text:p>-20.76147</text:p>
          </table:table-cell>
          <table:table-cell office:value-type="float" office:value="-32.19347">
            <text:p>-32.19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5293">
            <text:p>-20.25293</text:p>
          </table:table-cell>
          <table:table-cell office:value-type="float" office:value="-32.39646">
            <text:p>-32.39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3248">
            <text:p>-20.03248</text:p>
          </table:table-cell>
          <table:table-cell office:value-type="float" office:value="-32.72018">
            <text:p>-32.720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0858">
            <text:p>-20.10858</text:p>
          </table:table-cell>
          <table:table-cell office:value-type="float" office:value="-33.10367">
            <text:p>-33.10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7832">
            <text:p>-20.47832</text:p>
          </table:table-cell>
          <table:table-cell office:value-type="float" office:value="-31.2059">
            <text:p>-31.2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2749">
            <text:p>-21.12749</text:p>
          </table:table-cell>
          <table:table-cell office:value-type="float" office:value="-32.74374">
            <text:p>-32.74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3116">
            <text:p>-22.03116</text:p>
          </table:table-cell>
          <table:table-cell office:value-type="float" office:value="-30.34991">
            <text:p>-30.34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546">
            <text:p>-23.1546</text:p>
          </table:table-cell>
          <table:table-cell office:value-type="float" office:value="-32.62561">
            <text:p>-32.62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5467">
            <text:p>-24.45467</text:p>
          </table:table-cell>
          <table:table-cell office:value-type="float" office:value="-30.13995">
            <text:p>-30.13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8142">
            <text:p>-25.88142</text:p>
          </table:table-cell>
          <table:table-cell office:value-type="float" office:value="-30.8741">
            <text:p>-30.8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8005">
            <text:p>-27.38005</text:p>
          </table:table-cell>
          <table:table-cell office:value-type="float" office:value="-31.75441">
            <text:p>-31.75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9298">
            <text:p>-28.89298</text:p>
          </table:table-cell>
          <table:table-cell office:value-type="float" office:value="-31.93064">
            <text:p>-31.93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621">
            <text:p>-30.3621</text:p>
          </table:table-cell>
          <table:table-cell office:value-type="float" office:value="-31.78742">
            <text:p>-31.787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3097">
            <text:p>-31.73097</text:p>
          </table:table-cell>
          <table:table-cell office:value-type="float" office:value="-32.02549">
            <text:p>-32.02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4701">
            <text:p>-32.94701</text:p>
          </table:table-cell>
          <table:table-cell office:value-type="float" office:value="-32.82347">
            <text:p>-32.82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635">
            <text:p>-33.9635</text:p>
          </table:table-cell>
          <table:table-cell office:value-type="float" office:value="-34.02489">
            <text:p>-34.02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414">
            <text:p>-34.7414</text:p>
          </table:table-cell>
          <table:table-cell office:value-type="float" office:value="-35.24182">
            <text:p>-35.24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5082">
            <text:p>-35.25082</text:p>
          </table:table-cell>
          <table:table-cell office:value-type="float" office:value="-36.41653">
            <text:p>-36.416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722">
            <text:p>-35.4722</text:p>
          </table:table-cell>
          <table:table-cell office:value-type="float" office:value="-37.40262">
            <text:p>-37.40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9703">
            <text:p>-35.39703</text:p>
          </table:table-cell>
          <table:table-cell office:value-type="float" office:value="-37.98529">
            <text:p>-37.98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282">
            <text:p>-35.0282</text:p>
          </table:table-cell>
          <table:table-cell office:value-type="float" office:value="-38.2988">
            <text:p>-38.2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7987">
            <text:p>-34.37987</text:p>
          </table:table-cell>
          <table:table-cell office:value-type="float" office:value="-38.17268">
            <text:p>-38.172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7696">
            <text:p>-33.47696</text:p>
          </table:table-cell>
          <table:table-cell office:value-type="float" office:value="-38.36286">
            <text:p>-38.362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5414">
            <text:p>-32.35414</text:p>
          </table:table-cell>
          <table:table-cell office:value-type="float" office:value="-38.34353">
            <text:p>-38.34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5455">
            <text:p>-31.05455</text:p>
          </table:table-cell>
          <table:table-cell office:value-type="float" office:value="-38.04223">
            <text:p>-38.04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2812">
            <text:p>-29.62812</text:p>
          </table:table-cell>
          <table:table-cell office:value-type="float" office:value="-37.5598">
            <text:p>-37.55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2963">
            <text:p>-28.12963</text:p>
          </table:table-cell>
          <table:table-cell office:value-type="float" office:value="-36.82318">
            <text:p>-36.82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1665">
            <text:p>-26.61665</text:p>
          </table:table-cell>
          <table:table-cell office:value-type="float" office:value="-35.87693">
            <text:p>-35.876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4731">
            <text:p>-25.14731</text:p>
          </table:table-cell>
          <table:table-cell office:value-type="float" office:value="-34.95235">
            <text:p>-34.95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77803">
            <text:p>-23.77803</text:p>
          </table:table-cell>
          <table:table-cell office:value-type="float" office:value="-33.92041">
            <text:p>-33.92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6144">
            <text:p>-22.56144</text:p>
          </table:table-cell>
          <table:table-cell office:value-type="float" office:value="-32.89623">
            <text:p>-32.896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4425">
            <text:p>-21.54425</text:p>
          </table:table-cell>
          <table:table-cell office:value-type="float" office:value="-32.06033">
            <text:p>-32.06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6555">
            <text:p>-20.76555</text:p>
          </table:table-cell>
          <table:table-cell office:value-type="float" office:value="-31.53855">
            <text:p>-31.538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5525">
            <text:p>-20.25525</text:p>
          </table:table-cell>
          <table:table-cell office:value-type="float" office:value="-31.44369">
            <text:p>-31.443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3294">
            <text:p>-20.03294</text:p>
          </table:table-cell>
          <table:table-cell office:value-type="float" office:value="-31.63844">
            <text:p>-31.63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0718">
            <text:p>-20.10718</text:p>
          </table:table-cell>
          <table:table-cell office:value-type="float" office:value="-31.94851">
            <text:p>-31.948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751">
            <text:p>-20.4751</text:p>
          </table:table-cell>
          <table:table-cell office:value-type="float" office:value="-32.43814">
            <text:p>-32.43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2258">
            <text:p>-21.12258</text:p>
          </table:table-cell>
          <table:table-cell office:value-type="float" office:value="-30.65375">
            <text:p>-30.65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2475">
            <text:p>-22.02475</text:p>
          </table:table-cell>
          <table:table-cell office:value-type="float" office:value="-32.12724">
            <text:p>-32.12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4693">
            <text:p>-23.14693</text:p>
          </table:table-cell>
          <table:table-cell office:value-type="float" office:value="-33.81909">
            <text:p>-33.81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4604">
            <text:p>-24.44604</text:p>
          </table:table-cell>
          <table:table-cell office:value-type="float" office:value="-32.54943">
            <text:p>-32.549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7216">
            <text:p>-25.87216</text:p>
          </table:table-cell>
          <table:table-cell office:value-type="float" office:value="-33.30979">
            <text:p>-33.30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7051">
            <text:p>-27.37051</text:p>
          </table:table-cell>
          <table:table-cell office:value-type="float" office:value="-32.94198">
            <text:p>-32.941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8354">
            <text:p>-28.88354</text:p>
          </table:table-cell>
          <table:table-cell office:value-type="float" office:value="-33.86679">
            <text:p>-33.86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5311">
            <text:p>-30.35311</text:p>
          </table:table-cell>
          <table:table-cell office:value-type="float" office:value="-34.5647">
            <text:p>-34.5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2278">
            <text:p>-31.72278</text:p>
          </table:table-cell>
          <table:table-cell office:value-type="float" office:value="-34.15467">
            <text:p>-34.154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3993">
            <text:p>-32.93993</text:p>
          </table:table-cell>
          <table:table-cell office:value-type="float" office:value="-34.02495">
            <text:p>-34.024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5781">
            <text:p>-33.95781</text:p>
          </table:table-cell>
          <table:table-cell office:value-type="float" office:value="-34.57945">
            <text:p>-34.57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3732">
            <text:p>-34.73732</text:p>
          </table:table-cell>
          <table:table-cell office:value-type="float" office:value="-35.62923">
            <text:p>-35.62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485">
            <text:p>-35.2485</text:p>
          </table:table-cell>
          <table:table-cell office:value-type="float" office:value="-36.87056">
            <text:p>-36.87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7173">
            <text:p>-35.47173</text:p>
          </table:table-cell>
          <table:table-cell office:value-type="float" office:value="-37.93309">
            <text:p>-37.93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9843">
            <text:p>-35.39843</text:p>
          </table:table-cell>
          <table:table-cell office:value-type="float" office:value="-38.66595">
            <text:p>-38.66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3141">
            <text:p>-35.03141</text:p>
          </table:table-cell>
          <table:table-cell office:value-type="float" office:value="-39.06808">
            <text:p>-39.06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8478">
            <text:p>-34.38478</text:p>
          </table:table-cell>
          <table:table-cell office:value-type="float" office:value="-39.40391">
            <text:p>-39.403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8337">
            <text:p>-33.48337</text:p>
          </table:table-cell>
          <table:table-cell office:value-type="float" office:value="-39.49316">
            <text:p>-39.493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618">
            <text:p>-32.3618</text:p>
          </table:table-cell>
          <table:table-cell office:value-type="float" office:value="-39.35868">
            <text:p>-39.35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6318">
            <text:p>-31.06318</text:p>
          </table:table-cell>
          <table:table-cell office:value-type="float" office:value="-38.93788">
            <text:p>-38.93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3737">
            <text:p>-29.63737</text:p>
          </table:table-cell>
          <table:table-cell office:value-type="float" office:value="-38.32911">
            <text:p>-38.32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3916">
            <text:p>-28.13916</text:p>
          </table:table-cell>
          <table:table-cell office:value-type="float" office:value="-37.52073">
            <text:p>-37.520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2609">
            <text:p>-26.62609</text:p>
          </table:table-cell>
          <table:table-cell office:value-type="float" office:value="-36.54539">
            <text:p>-36.545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5629">
            <text:p>-25.15629</text:p>
          </table:table-cell>
          <table:table-cell office:value-type="float" office:value="-35.49752">
            <text:p>-35.49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78622">
            <text:p>-23.78622</text:p>
          </table:table-cell>
          <table:table-cell office:value-type="float" office:value="-34.96867">
            <text:p>-34.96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6851">
            <text:p>-22.56851</text:p>
          </table:table-cell>
          <table:table-cell office:value-type="float" office:value="-34.43176">
            <text:p>-34.43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4994">
            <text:p>-21.54994</text:p>
          </table:table-cell>
          <table:table-cell office:value-type="float" office:value="-34.22707">
            <text:p>-34.227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6964">
            <text:p>-20.76964</text:p>
          </table:table-cell>
          <table:table-cell office:value-type="float" office:value="-34.08624">
            <text:p>-34.08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5757">
            <text:p>-20.25757</text:p>
          </table:table-cell>
          <table:table-cell office:value-type="float" office:value="-31.38812">
            <text:p>-31.38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3341">
            <text:p>-20.03341</text:p>
          </table:table-cell>
          <table:table-cell office:value-type="float" office:value="-32.9658">
            <text:p>-32.9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0578">
            <text:p>-20.10578</text:p>
          </table:table-cell>
          <table:table-cell office:value-type="float" office:value="-31.34421">
            <text:p>-31.34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7189">
            <text:p>-20.47189</text:p>
          </table:table-cell>
          <table:table-cell office:value-type="float" office:value="-33.11071">
            <text:p>-33.11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1768">
            <text:p>-21.11768</text:p>
          </table:table-cell>
          <table:table-cell office:value-type="float" office:value="-31.83612">
            <text:p>-31.83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1829">
            <text:p>-22.01829</text:p>
          </table:table-cell>
          <table:table-cell office:value-type="float" office:value="-33.06694">
            <text:p>-33.06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3922">
            <text:p>-23.13922</text:p>
          </table:table-cell>
          <table:table-cell office:value-type="float" office:value="-31.90401">
            <text:p>-31.90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3735">
            <text:p>-24.43735</text:p>
          </table:table-cell>
          <table:table-cell office:value-type="float" office:value="-33.32546">
            <text:p>-33.325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6284">
            <text:p>-25.86284</text:p>
          </table:table-cell>
          <table:table-cell office:value-type="float" office:value="-32.45536">
            <text:p>-32.45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6091">
            <text:p>-27.36091</text:p>
          </table:table-cell>
          <table:table-cell office:value-type="float" office:value="-33.95951">
            <text:p>-33.95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7402">
            <text:p>-28.87402</text:p>
          </table:table-cell>
          <table:table-cell office:value-type="float" office:value="-33.76859">
            <text:p>-33.768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4405">
            <text:p>-30.34405</text:p>
          </table:table-cell>
          <table:table-cell office:value-type="float" office:value="-34.60556">
            <text:p>-34.60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1453">
            <text:p>-31.71453</text:p>
          </table:table-cell>
          <table:table-cell office:value-type="float" office:value="-34.11562">
            <text:p>-34.11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328">
            <text:p>-32.9328</text:p>
          </table:table-cell>
          <table:table-cell office:value-type="float" office:value="-33.85653">
            <text:p>-33.856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5208">
            <text:p>-33.95208</text:p>
          </table:table-cell>
          <table:table-cell office:value-type="float" office:value="-34.2715">
            <text:p>-34.27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332">
            <text:p>-34.7332</text:p>
          </table:table-cell>
          <table:table-cell office:value-type="float" office:value="-35.03827">
            <text:p>-35.038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4615">
            <text:p>-35.24615</text:p>
          </table:table-cell>
          <table:table-cell office:value-type="float" office:value="-36.25589">
            <text:p>-36.25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7125">
            <text:p>-35.47125</text:p>
          </table:table-cell>
          <table:table-cell office:value-type="float" office:value="-37.26824">
            <text:p>-37.26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9983">
            <text:p>-35.39983</text:p>
          </table:table-cell>
          <table:table-cell office:value-type="float" office:value="-37.95747">
            <text:p>-37.95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3464">
            <text:p>-35.03464</text:p>
          </table:table-cell>
          <table:table-cell office:value-type="float" office:value="-38.31543">
            <text:p>-38.315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8971">
            <text:p>-34.38971</text:p>
          </table:table-cell>
          <table:table-cell office:value-type="float" office:value="-38.65893">
            <text:p>-38.658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8981">
            <text:p>-33.48981</text:p>
          </table:table-cell>
          <table:table-cell office:value-type="float" office:value="-38.89118">
            <text:p>-38.89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6952">
            <text:p>-32.36952</text:p>
          </table:table-cell>
          <table:table-cell office:value-type="float" office:value="-38.83841">
            <text:p>-38.83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7187">
            <text:p>-31.07187</text:p>
          </table:table-cell>
          <table:table-cell office:value-type="float" office:value="-38.5599">
            <text:p>-38.55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467">
            <text:p>-29.6467</text:p>
          </table:table-cell>
          <table:table-cell office:value-type="float" office:value="-38.04829">
            <text:p>-38.04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4877">
            <text:p>-28.14877</text:p>
          </table:table-cell>
          <table:table-cell office:value-type="float" office:value="-37.26429">
            <text:p>-37.26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3561">
            <text:p>-26.63561</text:p>
          </table:table-cell>
          <table:table-cell office:value-type="float" office:value="-36.30201">
            <text:p>-36.302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6535">
            <text:p>-25.16535</text:p>
          </table:table-cell>
          <table:table-cell office:value-type="float" office:value="-35.17297">
            <text:p>-35.17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79448">
            <text:p>-23.79448</text:p>
          </table:table-cell>
          <table:table-cell office:value-type="float" office:value="-34.27851">
            <text:p>-34.278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7565">
            <text:p>-22.57565</text:p>
          </table:table-cell>
          <table:table-cell office:value-type="float" office:value="-33.63437">
            <text:p>-33.634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5568">
            <text:p>-21.55568</text:p>
          </table:table-cell>
          <table:table-cell office:value-type="float" office:value="-32.94106">
            <text:p>-32.94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7376">
            <text:p>-20.77376</text:p>
          </table:table-cell>
          <table:table-cell office:value-type="float" office:value="-32.15796">
            <text:p>-32.157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5992">
            <text:p>-20.25992</text:p>
          </table:table-cell>
          <table:table-cell office:value-type="float" office:value="-30.10143">
            <text:p>-30.101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3391">
            <text:p>-20.03391</text:p>
          </table:table-cell>
          <table:table-cell office:value-type="float" office:value="-31.41237">
            <text:p>-31.41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0439">
            <text:p>-20.10439</text:p>
          </table:table-cell>
          <table:table-cell office:value-type="float" office:value="-32.1607">
            <text:p>-32.1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6867">
            <text:p>-20.46867</text:p>
          </table:table-cell>
          <table:table-cell office:value-type="float" office:value="-30.19601">
            <text:p>-30.19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1275">
            <text:p>-21.11275</text:p>
          </table:table-cell>
          <table:table-cell office:value-type="float" office:value="-31.95967">
            <text:p>-31.959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119">
            <text:p>-22.0119</text:p>
          </table:table-cell>
          <table:table-cell office:value-type="float" office:value="-30.49438">
            <text:p>-30.49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3156">
            <text:p>-23.13156</text:p>
          </table:table-cell>
          <table:table-cell office:value-type="float" office:value="-32.21909">
            <text:p>-32.21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2873">
            <text:p>-24.42873</text:p>
          </table:table-cell>
          <table:table-cell office:value-type="float" office:value="-30.88379">
            <text:p>-30.88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5358">
            <text:p>-25.85358</text:p>
          </table:table-cell>
          <table:table-cell office:value-type="float" office:value="-33.23839">
            <text:p>-33.238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5138">
            <text:p>-27.35138</text:p>
          </table:table-cell>
          <table:table-cell office:value-type="float" office:value="-32.46739">
            <text:p>-32.46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6458">
            <text:p>-28.86458</text:p>
          </table:table-cell>
          <table:table-cell office:value-type="float" office:value="-34.9211">
            <text:p>-34.9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3506">
            <text:p>-30.33506</text:p>
          </table:table-cell>
          <table:table-cell office:value-type="float" office:value="-35.03887">
            <text:p>-35.038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0633">
            <text:p>-31.70633</text:p>
          </table:table-cell>
          <table:table-cell office:value-type="float" office:value="-36.20996">
            <text:p>-36.20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2572">
            <text:p>-32.92572</text:p>
          </table:table-cell>
          <table:table-cell office:value-type="float" office:value="-35.9615">
            <text:p>-35.96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4637">
            <text:p>-33.94637</text:p>
          </table:table-cell>
          <table:table-cell office:value-type="float" office:value="-35.45335">
            <text:p>-35.45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291">
            <text:p>-34.7291</text:p>
          </table:table-cell>
          <table:table-cell office:value-type="float" office:value="-35.6448">
            <text:p>-35.6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4381">
            <text:p>-35.24381</text:p>
          </table:table-cell>
          <table:table-cell office:value-type="float" office:value="-36.40775">
            <text:p>-36.40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7076">
            <text:p>-35.47076</text:p>
          </table:table-cell>
          <table:table-cell office:value-type="float" office:value="-37.46762">
            <text:p>-37.467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012">
            <text:p>-35.4012</text:p>
          </table:table-cell>
          <table:table-cell office:value-type="float" office:value="-38.27619">
            <text:p>-38.27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3783">
            <text:p>-35.03783</text:p>
          </table:table-cell>
          <table:table-cell office:value-type="float" office:value="-38.91379">
            <text:p>-38.91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946">
            <text:p>-34.3946</text:p>
          </table:table-cell>
          <table:table-cell office:value-type="float" office:value="-39.267">
            <text:p>-39.2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962">
            <text:p>-33.4962</text:p>
          </table:table-cell>
          <table:table-cell office:value-type="float" office:value="-39.20878">
            <text:p>-39.208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7717">
            <text:p>-32.37717</text:p>
          </table:table-cell>
          <table:table-cell office:value-type="float" office:value="-38.97418">
            <text:p>-38.97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8048">
            <text:p>-31.08048</text:p>
          </table:table-cell>
          <table:table-cell office:value-type="float" office:value="-38.61292">
            <text:p>-38.612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5595">
            <text:p>-29.65595</text:p>
          </table:table-cell>
          <table:table-cell office:value-type="float" office:value="-38.03272">
            <text:p>-38.03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583">
            <text:p>-28.1583</text:p>
          </table:table-cell>
          <table:table-cell office:value-type="float" office:value="-37.33754">
            <text:p>-37.33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4505">
            <text:p>-26.64505</text:p>
          </table:table-cell>
          <table:table-cell office:value-type="float" office:value="-35.79681">
            <text:p>-35.79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7435">
            <text:p>-25.17435</text:p>
          </table:table-cell>
          <table:table-cell office:value-type="float" office:value="-34.80736">
            <text:p>-34.80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0268">
            <text:p>-23.80268</text:p>
          </table:table-cell>
          <table:table-cell office:value-type="float" office:value="-33.88836">
            <text:p>-33.888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8274">
            <text:p>-22.58274</text:p>
          </table:table-cell>
          <table:table-cell office:value-type="float" office:value="-33.53633">
            <text:p>-33.53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6139">
            <text:p>-21.56139</text:p>
          </table:table-cell>
          <table:table-cell office:value-type="float" office:value="-33.2814">
            <text:p>-33.2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7787">
            <text:p>-20.77787</text:p>
          </table:table-cell>
          <table:table-cell office:value-type="float" office:value="-32.70918">
            <text:p>-32.709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3178">
            <text:p>-52.33178</text:p>
          </table:table-cell>
          <table:table-cell office:value-type="float" office:value="-49.58535">
            <text:p>-49.58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16132">
            <text:p>-51.16132</text:p>
          </table:table-cell>
          <table:table-cell office:value-type="float" office:value="-50.71064">
            <text:p>-50.71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00156">
            <text:p>-49.00156</text:p>
          </table:table-cell>
          <table:table-cell office:value-type="float" office:value="-50.85638">
            <text:p>-50.85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3077">
            <text:p>-45.93077</text:p>
          </table:table-cell>
          <table:table-cell office:value-type="float" office:value="-50.00684">
            <text:p>-50.00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6024">
            <text:p>-42.06024</text:p>
          </table:table-cell>
          <table:table-cell office:value-type="float" office:value="-48.22008">
            <text:p>-48.22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3024">
            <text:p>-37.53024</text:p>
          </table:table-cell>
          <table:table-cell office:value-type="float" office:value="-45.52779">
            <text:p>-45.52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0494">
            <text:p>-32.50494</text:p>
          </table:table-cell>
          <table:table-cell office:value-type="float" office:value="-42.00304">
            <text:p>-42.00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16647">
            <text:p>-27.16647</text:p>
          </table:table-cell>
          <table:table-cell office:value-type="float" office:value="-37.83358">
            <text:p>-37.83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70828">
            <text:p>-21.70828</text:p>
          </table:table-cell>
          <table:table-cell office:value-type="float" office:value="-38.96308">
            <text:p>-38.96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282">
            <text:p>-16.3282</text:p>
          </table:table-cell>
          <table:table-cell office:value-type="float" office:value="-38.0677">
            <text:p>-38.06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2119">
            <text:p>-11.22119</text:p>
          </table:table-cell>
          <table:table-cell office:value-type="float" office:value="-33.58596">
            <text:p>-33.58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72339">
            <text:p>-6.572339</text:p>
          </table:table-cell>
          <table:table-cell office:value-type="float" office:value="-27.79893">
            <text:p>-27.798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50128">
            <text:p>-2.550128</text:p>
          </table:table-cell>
          <table:table-cell office:value-type="float" office:value="-22.23975">
            <text:p>-22.239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79245">
            <text:p>-16.79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67519">
            <text:p>-11.67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115656">
            <text:p>-7.115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.011954">
            <text:p>-4.011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618606">
            <text:p>-2.618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00687">
            <text:p>-3.00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219594">
            <text:p>-0.2219594</text:p>
          </table:table-cell>
          <table:table-cell office:value-type="float" office:value="-3.784083">
            <text:p>-3.784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2637">
            <text:p>-3.72637</text:p>
          </table:table-cell>
          <table:table-cell office:value-type="float" office:value="-4.560679">
            <text:p>-4.560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60559">
            <text:p>-7.960559</text:p>
          </table:table-cell>
          <table:table-cell office:value-type="float" office:value="-5.260193">
            <text:p>-5.2601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7107">
            <text:p>-12.77107</text:p>
          </table:table-cell>
          <table:table-cell office:value-type="float" office:value="-5.873229">
            <text:p>-5.8732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8358">
            <text:p>-17.98358</text:p>
          </table:table-cell>
          <table:table-cell office:value-type="float" office:value="-7.150804">
            <text:p>-7.150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0917">
            <text:p>-23.40917</text:p>
          </table:table-cell>
          <table:table-cell office:value-type="float" office:value="-10.09504">
            <text:p>-10.09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5122">
            <text:p>-28.85122</text:p>
          </table:table-cell>
          <table:table-cell office:value-type="float" office:value="-14.30961">
            <text:p>-14.30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11251">
            <text:p>-34.11251</text:p>
          </table:table-cell>
          <table:table-cell office:value-type="float" office:value="-19.49112">
            <text:p>-19.49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0235">
            <text:p>-39.00235</text:p>
          </table:table-cell>
          <table:table-cell office:value-type="float" office:value="-25.43538">
            <text:p>-25.43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4355">
            <text:p>-43.34355</text:p>
          </table:table-cell>
          <table:table-cell office:value-type="float" office:value="-31.81157">
            <text:p>-31.81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7877">
            <text:p>-46.97877</text:p>
          </table:table-cell>
          <table:table-cell office:value-type="float" office:value="-36.9561">
            <text:p>-36.9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77627">
            <text:p>-49.77627</text:p>
          </table:table-cell>
          <table:table-cell office:value-type="float" office:value="-41.08995">
            <text:p>-41.08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63467">
            <text:p>-51.63467</text:p>
          </table:table-cell>
          <table:table-cell office:value-type="float" office:value="-44.66004">
            <text:p>-44.66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48661">
            <text:p>-52.48661</text:p>
          </table:table-cell>
          <table:table-cell office:value-type="float" office:value="-47.623">
            <text:p>-47.6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30122">
            <text:p>-52.30122</text:p>
          </table:table-cell>
          <table:table-cell office:value-type="float" office:value="-49.79772">
            <text:p>-49.79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08522">
            <text:p>-51.08522</text:p>
          </table:table-cell>
          <table:table-cell office:value-type="float" office:value="-50.9681">
            <text:p>-50.9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88269">
            <text:p>-48.88269</text:p>
          </table:table-cell>
          <table:table-cell office:value-type="float" office:value="-51.1547">
            <text:p>-51.1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7343">
            <text:p>-45.77343</text:p>
          </table:table-cell>
          <table:table-cell office:value-type="float" office:value="-50.27138">
            <text:p>-50.271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7013">
            <text:p>-41.87013</text:p>
          </table:table-cell>
          <table:table-cell office:value-type="float" office:value="-48.42276">
            <text:p>-48.42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1425">
            <text:p>-37.31425</text:p>
          </table:table-cell>
          <table:table-cell office:value-type="float" office:value="-45.67413">
            <text:p>-45.674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7091">
            <text:p>-32.27091</text:p>
          </table:table-cell>
          <table:table-cell office:value-type="float" office:value="-48.46265">
            <text:p>-48.462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2286">
            <text:p>-26.92286</text:p>
          </table:table-cell>
          <table:table-cell office:value-type="float" office:value="-46.85596">
            <text:p>-46.85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6394">
            <text:p>-21.46394</text:p>
          </table:table-cell>
          <table:table-cell office:value-type="float" office:value="-41.56042">
            <text:p>-41.560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09197">
            <text:p>-16.09197</text:p>
          </table:table-cell>
          <table:table-cell office:value-type="float" office:value="-35.36352">
            <text:p>-35.36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00164">
            <text:p>-11.00164</text:p>
          </table:table-cell>
          <table:table-cell office:value-type="float" office:value="-29.68629">
            <text:p>-29.68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77424">
            <text:p>-6.377424</text:p>
          </table:table-cell>
          <table:table-cell office:value-type="float" office:value="-24.7427">
            <text:p>-24.7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86909">
            <text:p>-2.386909</text:p>
          </table:table-cell>
          <table:table-cell office:value-type="float" office:value="-19.73107">
            <text:p>-19.73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5.25414">
            <text:p>-15.254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8647">
            <text:p>-10.8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115022">
            <text:p>-7.1150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.341809">
            <text:p>-4.341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623636">
            <text:p>-3.623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.03813">
            <text:p>-4.038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615629">
            <text:p>-0.3615629</text:p>
          </table:table-cell>
          <table:table-cell office:value-type="float" office:value="-4.591584">
            <text:p>-4.591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01626">
            <text:p>-3.901626</text:p>
          </table:table-cell>
          <table:table-cell office:value-type="float" office:value="-5.159815">
            <text:p>-5.159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165114">
            <text:p>-8.165114</text:p>
          </table:table-cell>
          <table:table-cell office:value-type="float" office:value="-5.797381">
            <text:p>-5.797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99752">
            <text:p>-12.99752</text:p>
          </table:table-cell>
          <table:table-cell office:value-type="float" office:value="-6.401012">
            <text:p>-6.401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237">
            <text:p>-18.2237</text:p>
          </table:table-cell>
          <table:table-cell office:value-type="float" office:value="-7.775364">
            <text:p>-7.7753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5427">
            <text:p>-23.65427</text:p>
          </table:table-cell>
          <table:table-cell office:value-type="float" office:value="-10.54824">
            <text:p>-10.54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9242">
            <text:p>-29.09242</text:p>
          </table:table-cell>
          <table:table-cell office:value-type="float" office:value="-15.22885">
            <text:p>-15.228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4106">
            <text:p>-34.34106</text:p>
          </table:table-cell>
          <table:table-cell office:value-type="float" office:value="-21.32311">
            <text:p>-21.32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0998">
            <text:p>-39.20998</text:p>
          </table:table-cell>
          <table:table-cell office:value-type="float" office:value="-28.34586">
            <text:p>-28.345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2272">
            <text:p>-43.52272</text:p>
          </table:table-cell>
          <table:table-cell office:value-type="float" office:value="-33.50552">
            <text:p>-33.50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23">
            <text:p>-47.123</text:p>
          </table:table-cell>
          <table:table-cell office:value-type="float" office:value="-37.89006">
            <text:p>-37.89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88032">
            <text:p>-49.88032</text:p>
          </table:table-cell>
          <table:table-cell office:value-type="float" office:value="-41.78072">
            <text:p>-41.78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69477">
            <text:p>-51.69477</text:p>
          </table:table-cell>
          <table:table-cell office:value-type="float" office:value="-45.12876">
            <text:p>-45.128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006">
            <text:p>-52.5006</text:p>
          </table:table-cell>
          <table:table-cell office:value-type="float" office:value="-47.81987">
            <text:p>-47.81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6858">
            <text:p>-52.26858</text:p>
          </table:table-cell>
          <table:table-cell office:value-type="float" office:value="-49.63406">
            <text:p>-49.63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00713">
            <text:p>-51.00713</text:p>
          </table:table-cell>
          <table:table-cell office:value-type="float" office:value="-50.58723">
            <text:p>-50.587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76198">
            <text:p>-48.76198</text:p>
          </table:table-cell>
          <table:table-cell office:value-type="float" office:value="-50.62747">
            <text:p>-50.62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1448">
            <text:p>-45.61448</text:p>
          </table:table-cell>
          <table:table-cell office:value-type="float" office:value="-49.59418">
            <text:p>-49.59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787">
            <text:p>-41.6787</text:p>
          </table:table-cell>
          <table:table-cell office:value-type="float" office:value="-47.65056">
            <text:p>-47.65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9729">
            <text:p>-37.09729</text:p>
          </table:table-cell>
          <table:table-cell office:value-type="float" office:value="-44.86043">
            <text:p>-44.860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03625">
            <text:p>-32.03625</text:p>
          </table:table-cell>
          <table:table-cell office:value-type="float" office:value="-41.2419">
            <text:p>-41.2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7904">
            <text:p>-26.67904</text:p>
          </table:table-cell>
          <table:table-cell office:value-type="float" office:value="-44.83714">
            <text:p>-44.837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1977">
            <text:p>-21.21977</text:p>
          </table:table-cell>
          <table:table-cell office:value-type="float" office:value="-43.0181">
            <text:p>-43.01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85631">
            <text:p>-15.85631</text:p>
          </table:table-cell>
          <table:table-cell office:value-type="float" office:value="-37.53395">
            <text:p>-37.53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8303">
            <text:p>-10.78303</text:p>
          </table:table-cell>
          <table:table-cell office:value-type="float" office:value="-31.63088">
            <text:p>-31.63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83784">
            <text:p>-6.183784</text:p>
          </table:table-cell>
          <table:table-cell office:value-type="float" office:value="-25.64618">
            <text:p>-25.64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25261">
            <text:p>-2.225261</text:p>
          </table:table-cell>
          <table:table-cell office:value-type="float" office:value="-19.77252">
            <text:p>-19.77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77068">
            <text:p>-14.77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0053">
            <text:p>-10.0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305868">
            <text:p>-6.305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386453">
            <text:p>-3.386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343515">
            <text:p>-2.3435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783544">
            <text:p>-2.783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028826">
            <text:p>-0.5028826</text:p>
          </table:table-cell>
          <table:table-cell office:value-type="float" office:value="-3.486442">
            <text:p>-3.486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78339">
            <text:p>-4.078339</text:p>
          </table:table-cell>
          <table:table-cell office:value-type="float" office:value="-4.201417">
            <text:p>-4.2014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70449">
            <text:p>-8.370449</text:p>
          </table:table-cell>
          <table:table-cell office:value-type="float" office:value="-4.89669">
            <text:p>-4.89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22435">
            <text:p>-13.22435</text:p>
          </table:table-cell>
          <table:table-cell office:value-type="float" office:value="-5.616043">
            <text:p>-5.6160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46381">
            <text:p>-18.46381</text:p>
          </table:table-cell>
          <table:table-cell office:value-type="float" office:value="-7.177694">
            <text:p>-7.177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9895">
            <text:p>-23.89895</text:p>
          </table:table-cell>
          <table:table-cell office:value-type="float" office:value="-10.15292">
            <text:p>-10.152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33281">
            <text:p>-29.33281</text:p>
          </table:table-cell>
          <table:table-cell office:value-type="float" office:value="-14.66439">
            <text:p>-14.66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56844">
            <text:p>-34.56844</text:p>
          </table:table-cell>
          <table:table-cell office:value-type="float" office:value="-19.97223">
            <text:p>-19.97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1611">
            <text:p>-39.41611</text:p>
          </table:table-cell>
          <table:table-cell office:value-type="float" office:value="-25.86767">
            <text:p>-25.867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0014">
            <text:p>-43.70014</text:p>
          </table:table-cell>
          <table:table-cell office:value-type="float" office:value="-32.27424">
            <text:p>-32.27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6527">
            <text:p>-47.26527</text:p>
          </table:table-cell>
          <table:table-cell office:value-type="float" office:value="-37.13119">
            <text:p>-37.13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9.9823">
            <text:p>-49.9823</text:p>
          </table:table-cell>
          <table:table-cell office:value-type="float" office:value="-41.24583">
            <text:p>-41.245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75275">
            <text:p>-51.75275</text:p>
          </table:table-cell>
          <table:table-cell office:value-type="float" office:value="-44.74044">
            <text:p>-44.74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1247">
            <text:p>-52.51247</text:p>
          </table:table-cell>
          <table:table-cell office:value-type="float" office:value="-47.62013">
            <text:p>-47.620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23392">
            <text:p>-52.23392</text:p>
          </table:table-cell>
          <table:table-cell office:value-type="float" office:value="-49.75242">
            <text:p>-49.75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92721">
            <text:p>-50.92721</text:p>
          </table:table-cell>
          <table:table-cell office:value-type="float" office:value="-50.94732">
            <text:p>-50.94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63968">
            <text:p>-48.63968</text:p>
          </table:table-cell>
          <table:table-cell office:value-type="float" office:value="-51.05523">
            <text:p>-51.055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5424">
            <text:p>-45.45424</text:p>
          </table:table-cell>
          <table:table-cell office:value-type="float" office:value="-50.11679">
            <text:p>-50.11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8632">
            <text:p>-41.48632</text:p>
          </table:table-cell>
          <table:table-cell office:value-type="float" office:value="-48.18344">
            <text:p>-48.18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7974">
            <text:p>-36.87974</text:p>
          </table:table-cell>
          <table:table-cell office:value-type="float" office:value="-45.33923">
            <text:p>-45.33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0143">
            <text:p>-31.80143</text:p>
          </table:table-cell>
          <table:table-cell office:value-type="float" office:value="-41.6858">
            <text:p>-41.6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3544">
            <text:p>-26.43544</text:p>
          </table:table-cell>
          <table:table-cell office:value-type="float" office:value="-43.06239">
            <text:p>-43.062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97623">
            <text:p>-20.97623</text:p>
          </table:table-cell>
          <table:table-cell office:value-type="float" office:value="-40.34203">
            <text:p>-40.34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2165">
            <text:p>-15.62165</text:p>
          </table:table-cell>
          <table:table-cell office:value-type="float" office:value="-35.56503">
            <text:p>-35.565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56576">
            <text:p>-10.56576</text:p>
          </table:table-cell>
          <table:table-cell office:value-type="float" office:value="-29.96096">
            <text:p>-29.96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91779">
            <text:p>-5.991779</text:p>
          </table:table-cell>
          <table:table-cell office:value-type="float" office:value="-24.58474">
            <text:p>-24.58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65475">
            <text:p>-2.065475</text:p>
          </table:table-cell>
          <table:table-cell office:value-type="float" office:value="-19.5495">
            <text:p>-19.54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85503">
            <text:p>-14.855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50122">
            <text:p>-10.501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55198">
            <text:p>-6.6551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4.09041">
            <text:p>-4.09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48515">
            <text:p>-3.485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832417">
            <text:p>-3.8324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456518">
            <text:p>-0.6456518</text:p>
          </table:table-cell>
          <table:table-cell office:value-type="float" office:value="-4.425627">
            <text:p>-4.425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56177">
            <text:p>-4.256177</text:p>
          </table:table-cell>
          <table:table-cell office:value-type="float" office:value="-5.005938">
            <text:p>-5.005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77281">
            <text:p>-8.577281</text:p>
          </table:table-cell>
          <table:table-cell office:value-type="float" office:value="-5.640939">
            <text:p>-5.640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45236">
            <text:p>-13.45236</text:p>
          </table:table-cell>
          <table:table-cell office:value-type="float" office:value="-6.235142">
            <text:p>-6.2351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0474">
            <text:p>-18.70474</text:p>
          </table:table-cell>
          <table:table-cell office:value-type="float" office:value="-7.847404">
            <text:p>-7.847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4407">
            <text:p>-24.14407</text:p>
          </table:table-cell>
          <table:table-cell office:value-type="float" office:value="-11.00271">
            <text:p>-11.00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7322">
            <text:p>-29.57322</text:p>
          </table:table-cell>
          <table:table-cell office:value-type="float" office:value="-15.61284">
            <text:p>-15.612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9544">
            <text:p>-34.79544</text:p>
          </table:table-cell>
          <table:table-cell office:value-type="float" office:value="-21.52849">
            <text:p>-21.52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2148">
            <text:p>-39.62148</text:p>
          </table:table-cell>
          <table:table-cell office:value-type="float" office:value="-28.44484">
            <text:p>-28.44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7643">
            <text:p>-43.87643</text:p>
          </table:table-cell>
          <table:table-cell office:value-type="float" office:value="-33.70437">
            <text:p>-33.704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0609">
            <text:p>-47.40609</text:p>
          </table:table-cell>
          <table:table-cell office:value-type="float" office:value="-38.0906">
            <text:p>-38.0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08254">
            <text:p>-50.08254</text:p>
          </table:table-cell>
          <table:table-cell office:value-type="float" office:value="-41.98597">
            <text:p>-41.98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80879">
            <text:p>-51.80879</text:p>
          </table:table-cell>
          <table:table-cell office:value-type="float" office:value="-45.32323">
            <text:p>-45.32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2227">
            <text:p>-52.52227</text:p>
          </table:table-cell>
          <table:table-cell office:value-type="float" office:value="-48.02822">
            <text:p>-48.02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19714">
            <text:p>-52.19714</text:p>
          </table:table-cell>
          <table:table-cell office:value-type="float" office:value="-49.86986">
            <text:p>-49.86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84517">
            <text:p>-50.84517</text:p>
          </table:table-cell>
          <table:table-cell office:value-type="float" office:value="-50.67946">
            <text:p>-50.679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51535">
            <text:p>-48.51535</text:p>
          </table:table-cell>
          <table:table-cell office:value-type="float" office:value="-50.60418">
            <text:p>-50.60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9213">
            <text:p>-45.29213</text:p>
          </table:table-cell>
          <table:table-cell office:value-type="float" office:value="-49.53085">
            <text:p>-49.53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923">
            <text:p>-41.2923</text:p>
          </table:table-cell>
          <table:table-cell office:value-type="float" office:value="-47.60675">
            <text:p>-47.60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6085">
            <text:p>-36.66085</text:p>
          </table:table-cell>
          <table:table-cell office:value-type="float" office:value="-44.71019">
            <text:p>-44.71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656">
            <text:p>-31.5656</text:p>
          </table:table-cell>
          <table:table-cell office:value-type="float" office:value="-40.99506">
            <text:p>-40.99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19122">
            <text:p>-26.19122</text:p>
          </table:table-cell>
          <table:table-cell office:value-type="float" office:value="-44.24781">
            <text:p>-44.24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3247">
            <text:p>-20.73247</text:p>
          </table:table-cell>
          <table:table-cell office:value-type="float" office:value="-42.15227">
            <text:p>-42.152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38718">
            <text:p>-15.38718</text:p>
          </table:table-cell>
          <table:table-cell office:value-type="float" office:value="-36.86094">
            <text:p>-36.860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4907">
            <text:p>-10.34907</text:p>
          </table:table-cell>
          <table:table-cell office:value-type="float" office:value="-30.78194">
            <text:p>-30.78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00735">
            <text:p>-5.800735</text:p>
          </table:table-cell>
          <table:table-cell office:value-type="float" office:value="-25.18435">
            <text:p>-25.18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06998">
            <text:p>-1.906998</text:p>
          </table:table-cell>
          <table:table-cell office:value-type="float" office:value="-19.71753">
            <text:p>-19.71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89072">
            <text:p>-14.89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7127">
            <text:p>-10.171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309909">
            <text:p>-6.309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483352">
            <text:p>-3.483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525845">
            <text:p>-2.525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982291">
            <text:p>-2.9822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903729">
            <text:p>-0.7903729</text:p>
          </table:table-cell>
          <table:table-cell office:value-type="float" office:value="-3.699306">
            <text:p>-3.699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35767">
            <text:p>-4.435767</text:p>
          </table:table-cell>
          <table:table-cell office:value-type="float" office:value="-4.420623">
            <text:p>-4.4206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85229">
            <text:p>-8.785229</text:p>
          </table:table-cell>
          <table:table-cell office:value-type="float" office:value="-5.101463">
            <text:p>-5.101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8113">
            <text:p>-13.68113</text:p>
          </table:table-cell>
          <table:table-cell office:value-type="float" office:value="-5.839994">
            <text:p>-5.839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4604">
            <text:p>-18.94604</text:p>
          </table:table-cell>
          <table:table-cell office:value-type="float" office:value="-7.546704">
            <text:p>-7.546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8916">
            <text:p>-24.38916</text:p>
          </table:table-cell>
          <table:table-cell office:value-type="float" office:value="-10.63815">
            <text:p>-10.63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1322">
            <text:p>-29.81322</text:p>
          </table:table-cell>
          <table:table-cell office:value-type="float" office:value="-15.2496">
            <text:p>-15.2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2165">
            <text:p>-35.02165</text:p>
          </table:table-cell>
          <table:table-cell office:value-type="float" office:value="-20.68138">
            <text:p>-20.681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257">
            <text:p>-39.8257</text:p>
          </table:table-cell>
          <table:table-cell office:value-type="float" office:value="-26.75149">
            <text:p>-26.75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5125">
            <text:p>-44.05125</text:p>
          </table:table-cell>
          <table:table-cell office:value-type="float" office:value="-32.91066">
            <text:p>-32.91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4519">
            <text:p>-47.54519</text:p>
          </table:table-cell>
          <table:table-cell office:value-type="float" office:value="-37.82486">
            <text:p>-37.82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18087">
            <text:p>-50.18087</text:p>
          </table:table-cell>
          <table:table-cell office:value-type="float" office:value="-41.8351">
            <text:p>-41.83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86279">
            <text:p>-51.86279</text:p>
          </table:table-cell>
          <table:table-cell office:value-type="float" office:value="-45.2278">
            <text:p>-45.22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2998">
            <text:p>-52.52998</text:p>
          </table:table-cell>
          <table:table-cell office:value-type="float" office:value="-47.99551">
            <text:p>-47.99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15828">
            <text:p>-52.15828</text:p>
          </table:table-cell>
          <table:table-cell office:value-type="float" office:value="-49.98686">
            <text:p>-49.98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76115">
            <text:p>-50.76115</text:p>
          </table:table-cell>
          <table:table-cell office:value-type="float" office:value="-51.01045">
            <text:p>-51.01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38922">
            <text:p>-48.38922</text:p>
          </table:table-cell>
          <table:table-cell office:value-type="float" office:value="-51.01743">
            <text:p>-51.017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2845">
            <text:p>-45.12845</text:p>
          </table:table-cell>
          <table:table-cell office:value-type="float" office:value="-49.92342">
            <text:p>-49.92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9702">
            <text:p>-41.09702</text:p>
          </table:table-cell>
          <table:table-cell office:value-type="float" office:value="-47.91471">
            <text:p>-47.91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4103">
            <text:p>-36.44103</text:p>
          </table:table-cell>
          <table:table-cell office:value-type="float" office:value="-44.97537">
            <text:p>-44.97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32921">
            <text:p>-31.32921</text:p>
          </table:table-cell>
          <table:table-cell office:value-type="float" office:value="-43.37899">
            <text:p>-43.378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4683">
            <text:p>-25.94683</text:p>
          </table:table-cell>
          <table:table-cell office:value-type="float" office:value="-44.36621">
            <text:p>-44.366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8893">
            <text:p>-20.48893</text:p>
          </table:table-cell>
          <table:table-cell office:value-type="float" office:value="-40.90118">
            <text:p>-40.90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15333">
            <text:p>-15.15333</text:p>
          </table:table-cell>
          <table:table-cell office:value-type="float" office:value="-36.29832">
            <text:p>-36.29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3338">
            <text:p>-10.13338</text:p>
          </table:table-cell>
          <table:table-cell office:value-type="float" office:value="-30.48264">
            <text:p>-30.48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11012">
            <text:p>-5.611012</text:p>
          </table:table-cell>
          <table:table-cell office:value-type="float" office:value="-24.60063">
            <text:p>-24.60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50122">
            <text:p>-1.750122</text:p>
          </table:table-cell>
          <table:table-cell office:value-type="float" office:value="-19.17875">
            <text:p>-19.17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4.2702">
            <text:p>-14.2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01191">
            <text:p>-9.901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176221">
            <text:p>-6.176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866701">
            <text:p>-3.8667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443441">
            <text:p>-3.443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765044">
            <text:p>-3.765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367778">
            <text:p>-0.9367778</text:p>
          </table:table-cell>
          <table:table-cell office:value-type="float" office:value="-4.343748">
            <text:p>-4.3437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16775">
            <text:p>-4.616775</text:p>
          </table:table-cell>
          <table:table-cell office:value-type="float" office:value="-5.000416">
            <text:p>-5.000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9428">
            <text:p>-8.99428</text:p>
          </table:table-cell>
          <table:table-cell office:value-type="float" office:value="-5.703789">
            <text:p>-5.703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1065">
            <text:p>-13.91065</text:p>
          </table:table-cell>
          <table:table-cell office:value-type="float" office:value="-6.387397">
            <text:p>-6.387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8771">
            <text:p>-19.18771</text:p>
          </table:table-cell>
          <table:table-cell office:value-type="float" office:value="-7.953125">
            <text:p>-7.9531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63422">
            <text:p>-24.63422</text:p>
          </table:table-cell>
          <table:table-cell office:value-type="float" office:value="-11.29763">
            <text:p>-11.297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5279">
            <text:p>-30.05279</text:p>
          </table:table-cell>
          <table:table-cell office:value-type="float" office:value="-16.24853">
            <text:p>-16.24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4704">
            <text:p>-35.24704</text:p>
          </table:table-cell>
          <table:table-cell office:value-type="float" office:value="-22.64686">
            <text:p>-22.64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2875">
            <text:p>-40.02875</text:p>
          </table:table-cell>
          <table:table-cell office:value-type="float" office:value="-29.19847">
            <text:p>-29.198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2461">
            <text:p>-44.22461</text:p>
          </table:table-cell>
          <table:table-cell office:value-type="float" office:value="-34.11677">
            <text:p>-34.116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8256">
            <text:p>-47.68256</text:p>
          </table:table-cell>
          <table:table-cell office:value-type="float" office:value="-38.44807">
            <text:p>-38.448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27728">
            <text:p>-50.27728</text:p>
          </table:table-cell>
          <table:table-cell office:value-type="float" office:value="-42.32726">
            <text:p>-42.32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91474">
            <text:p>-51.91474</text:p>
          </table:table-cell>
          <table:table-cell office:value-type="float" office:value="-45.61957">
            <text:p>-45.61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356">
            <text:p>-52.5356</text:p>
          </table:table-cell>
          <table:table-cell office:value-type="float" office:value="-48.21349">
            <text:p>-48.21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11743">
            <text:p>-52.11743</text:p>
          </table:table-cell>
          <table:table-cell office:value-type="float" office:value="-49.9099">
            <text:p>-49.9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67532">
            <text:p>-50.67532</text:p>
          </table:table-cell>
          <table:table-cell office:value-type="float" office:value="-50.66002">
            <text:p>-50.66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26152">
            <text:p>-48.26152</text:p>
          </table:table-cell>
          <table:table-cell office:value-type="float" office:value="-50.48173">
            <text:p>-50.48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6352">
            <text:p>-44.96352</text:p>
          </table:table-cell>
          <table:table-cell office:value-type="float" office:value="-49.33428">
            <text:p>-49.334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0083">
            <text:p>-40.90083</text:p>
          </table:table-cell>
          <table:table-cell office:value-type="float" office:value="-47.28882">
            <text:p>-47.288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2068">
            <text:p>-36.22068</text:p>
          </table:table-cell>
          <table:table-cell office:value-type="float" office:value="-44.34275">
            <text:p>-44.342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927">
            <text:p>-31.0927</text:p>
          </table:table-cell>
          <table:table-cell office:value-type="float" office:value="-40.6263">
            <text:p>-40.62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70272">
            <text:p>-25.70272</text:p>
          </table:table-cell>
          <table:table-cell office:value-type="float" office:value="-36.42179">
            <text:p>-36.42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4607">
            <text:p>-20.24607</text:p>
          </table:table-cell>
          <table:table-cell office:value-type="float" office:value="-39.25416">
            <text:p>-39.25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92052">
            <text:p>-14.92052</text:p>
          </table:table-cell>
          <table:table-cell office:value-type="float" office:value="-36.97349">
            <text:p>-36.97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19065">
            <text:p>-9.919065</text:p>
          </table:table-cell>
          <table:table-cell office:value-type="float" office:value="-32.58316">
            <text:p>-32.583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22956">
            <text:p>-5.422956</text:p>
          </table:table-cell>
          <table:table-cell office:value-type="float" office:value="-27.32949">
            <text:p>-27.329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9514">
            <text:p>-1.59514</text:p>
          </table:table-cell>
          <table:table-cell office:value-type="float" office:value="-21.66949">
            <text:p>-21.669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6.12963">
            <text:p>-16.129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89296">
            <text:p>-10.89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7688">
            <text:p>-6.67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3.723206">
            <text:p>-3.723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521424">
            <text:p>-2.521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.903399">
            <text:p>-2.903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84593">
            <text:p>-1.084593</text:p>
          </table:table-cell>
          <table:table-cell office:value-type="float" office:value="-3.450031">
            <text:p>-3.450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98862">
            <text:p>-4.798862</text:p>
          </table:table-cell>
          <table:table-cell office:value-type="float" office:value="-4.024431">
            <text:p>-4.0244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0404">
            <text:p>-9.20404</text:p>
          </table:table-cell>
          <table:table-cell office:value-type="float" office:value="-4.589451">
            <text:p>-4.589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4048">
            <text:p>-14.14048</text:p>
          </table:table-cell>
          <table:table-cell office:value-type="float" office:value="-5.281271">
            <text:p>-5.281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42928">
            <text:p>-19.42928</text:p>
          </table:table-cell>
          <table:table-cell office:value-type="float" office:value="-7.026911">
            <text:p>-7.026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87878">
            <text:p>-24.87878</text:p>
          </table:table-cell>
          <table:table-cell office:value-type="float" office:value="-10.4529">
            <text:p>-10.4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29147">
            <text:p>-30.29147</text:p>
          </table:table-cell>
          <table:table-cell office:value-type="float" office:value="-15.01763">
            <text:p>-15.017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712">
            <text:p>-35.4712</text:p>
          </table:table-cell>
          <table:table-cell office:value-type="float" office:value="-20.62863">
            <text:p>-20.628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3026">
            <text:p>-40.23026</text:p>
          </table:table-cell>
          <table:table-cell office:value-type="float" office:value="-26.53926">
            <text:p>-26.53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9616">
            <text:p>-44.39616</text:p>
          </table:table-cell>
          <table:table-cell office:value-type="float" office:value="-32.38932">
            <text:p>-32.38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1794">
            <text:p>-47.81794</text:p>
          </table:table-cell>
          <table:table-cell office:value-type="float" office:value="-37.5411">
            <text:p>-37.54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37159">
            <text:p>-50.37159</text:p>
          </table:table-cell>
          <table:table-cell office:value-type="float" office:value="-41.6595">
            <text:p>-41.6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1.96456">
            <text:p>-51.96456</text:p>
          </table:table-cell>
          <table:table-cell office:value-type="float" office:value="-45.16655">
            <text:p>-45.166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53912">
            <text:p>-52.53912</text:p>
          </table:table-cell>
          <table:table-cell office:value-type="float" office:value="-47.9926">
            <text:p>-47.9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2.07445">
            <text:p>-52.07445</text:p>
          </table:table-cell>
          <table:table-cell office:value-type="float" office:value="-50.05077">
            <text:p>-50.05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0.58738">
            <text:p>-50.58738</text:p>
          </table:table-cell>
          <table:table-cell office:value-type="float" office:value="-51.13589">
            <text:p>-51.13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13182">
            <text:p>-48.13182</text:p>
          </table:table-cell>
          <table:table-cell office:value-type="float" office:value="-51.10506">
            <text:p>-51.10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9675">
            <text:p>-44.79675</text:p>
          </table:table-cell>
          <table:table-cell office:value-type="float" office:value="-49.97478">
            <text:p>-49.97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0304">
            <text:p>-40.70304</text:p>
          </table:table-cell>
          <table:table-cell office:value-type="float" office:value="-47.88302">
            <text:p>-47.88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9904">
            <text:p>-35.99904</text:p>
          </table:table-cell>
          <table:table-cell office:value-type="float" office:value="-44.95725">
            <text:p>-44.95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5524">
            <text:p>-30.85524</text:p>
          </table:table-cell>
          <table:table-cell office:value-type="float" office:value="-41.28499">
            <text:p>-41.28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5804">
            <text:p>-25.45804</text:p>
          </table:table-cell>
          <table:table-cell office:value-type="float" office:value="-41.78108">
            <text:p>-41.78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0305">
            <text:p>-20.00305</text:p>
          </table:table-cell>
          <table:table-cell office:value-type="float" office:value="-38.7398">
            <text:p>-38.73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8796">
            <text:p>-14.68796</text:p>
          </table:table-cell>
          <table:table-cell office:value-type="float" office:value="-33.89971">
            <text:p>-33.89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05387">
            <text:p>-9.705387</text:p>
          </table:table-cell>
          <table:table-cell office:value-type="float" office:value="-28.58294">
            <text:p>-28.58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3591">
            <text:p>-5.23591</text:p>
          </table:table-cell>
          <table:table-cell office:value-type="float" office:value="-23.58128">
            <text:p>-23.58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41505">
            <text:p>-1.441505</text:p>
          </table:table-cell>
          <table:table-cell office:value-type="float" office:value="-18.74495">
            <text:p>-18.74495</text:p>
          </table:table-cell>
          <table:table-cell table:number-columns-repeated="6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23/07/2014</text:date>, <text:time>11:43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 W</meta:initial-creator>
    <meta:creation-date>2014-06-05T15:08:43.84</meta:creation-date>
    <dc:date>2014-07-23T11:43:38.50</dc:date>
    <dc:creator>W W</dc:creator>
    <meta:editing-duration>PT4H37M4S</meta:editing-duration>
    <meta:editing-cycles>5</meta:editing-cycles>
    <meta:generator>OpenOffice/4.0.1$Win32 OpenOffice.org_project/401m5$Build-9714</meta:generator>
    <meta:printed-by>W W</meta:printed-by>
    <meta:print-date>2014-07-08T17:52:38.69</meta:print-date>
    <meta:document-statistic meta:table-count="3" meta:cell-count="221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axis-position="0" chart:axis-label-position="outside-start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117cm" svg:height="8.316cm" xlink:href=".." xlink:type="simple" chart:class="chart:line" chart:style-name="ch1">
        <chart:legend chart:legend-position="end" svg:x="11.471cm" svg:y="3.584cm" style:legend-expansion="high" chart:style-name="ch2"/>
        <chart:plot-area chart:style-name="ch3" table:cell-range-address="Hoja1.A2:Hoja1.C152 Hoja1.B1:Hoja1.C1" chart:data-source-has-labels="both" svg:x="1.34cm" svg:y="0.799cm" svg:width="9.527cm" svg:height="6.343cm">
          <chartooo:coordinate-region svg:x="2.067cm" svg:y="1.011cm" svg:width="8.706cm" svg:height="5.458cm"/>
          <chart:axis chart:dimension="x" chart:name="primary-x" chart:style-name="ch4" chartooo:axis-type="auto">
            <chartooo:date-scale/>
            <chart:title svg:x="4.604cm" svg:y="7.309cm" chart:style-name="ch5">
              <text:p>Tiempo (segundos)</text:p>
            </chart:title>
            <chart:categories table:cell-range-address="Hoja1.A2:Hoja1.A152"/>
          </chart:axis>
          <chart:axis chart:dimension="y" chart:name="primary-y" chart:style-name="ch6">
            <chart:title svg:x="0.451cm" svg:y="5.191cm" chart:style-name="ch7">
              <text:p>Ángulo (grados)</text:p>
            </chart:title>
            <chart:grid chart:style-name="ch8" chart:class="major"/>
          </chart:axis>
          <chart:series chart:style-name="ch9" chart:values-cell-range-address="Hoja1.B2:Hoja1.B152" chart:label-cell-address="Hoja1.B1:Hoja1.B1" chart:class="chart:line">
            <chart:data-point chart:repeated="151"/>
          </chart:series>
          <chart:series chart:style-name="ch10" chart:values-cell-range-address="Hoja1.C2:Hoja1.C152" chart:label-cell-address="Hoja1.C1:Hoja1.C1" chart:class="chart:line">
            <chart:data-point chart:repeated="1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Ángulo objetivo</text:p>
                <draw:g>
                  <svg:desc>Hoja1.B1:Hoja1.B1</svg:desc>
                </draw:g>
              </table:table-cell>
              <table:table-cell office:value-type="string">
                <text:p>Ángulo real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2:Hoja1.A152</svg:desc>
                </draw:g>
              </table:table-cell>
              <table:table-cell office:value-type="float" office:value="-22.19102">
                <text:p>-22.19102</text:p>
                <draw:g>
                  <svg:desc>Hoja1.B2:Hoja1.B152</svg:desc>
                </draw:g>
              </table:table-cell>
              <table:table-cell office:value-type="float" office:value="0">
                <text:p>0</text:p>
                <draw:g>
                  <svg:desc>Hoja1.C2:Hoja1.C15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34467">
                <text:p>-23.34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66764">
                <text:p>-24.66764</text:p>
              </table:table-cell>
              <table:table-cell office:value-type="float" office:value="-13.14025">
                <text:p>-13.14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1091">
                <text:p>-26.1091</text:p>
              </table:table-cell>
              <table:table-cell office:value-type="float" office:value="-19.64032">
                <text:p>-19.64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.61369">
                <text:p>-27.61369</text:p>
              </table:table-cell>
              <table:table-cell office:value-type="float" office:value="-22.69025">
                <text:p>-22.69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.1236">
                <text:p>-29.1236</text:p>
              </table:table-cell>
              <table:table-cell office:value-type="float" office:value="-23.10359">
                <text:p>-23.10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.58085">
                <text:p>-30.58085</text:p>
              </table:table-cell>
              <table:table-cell office:value-type="float" office:value="-23.07269">
                <text:p>-23.07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.92945">
                <text:p>-31.92945</text:p>
              </table:table-cell>
              <table:table-cell office:value-type="float" office:value="-24.54013">
                <text:p>-24.54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1176">
                <text:p>-33.1176</text:p>
              </table:table-cell>
              <table:table-cell office:value-type="float" office:value="-27.25724">
                <text:p>-27.25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4.09967">
                <text:p>-34.09967</text:p>
              </table:table-cell>
              <table:table-cell office:value-type="float" office:value="-30.24791">
                <text:p>-30.24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4.83792">
                <text:p>-34.83792</text:p>
              </table:table-cell>
              <table:table-cell office:value-type="float" office:value="-32.93014">
                <text:p>-32.93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.304">
                <text:p>-35.304</text:p>
              </table:table-cell>
              <table:table-cell office:value-type="float" office:value="-34.81814">
                <text:p>-34.81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.48">
                <text:p>-35.48</text:p>
              </table:table-cell>
              <table:table-cell office:value-type="float" office:value="-36.42812">
                <text:p>-36.42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.35917">
                <text:p>-35.35917</text:p>
              </table:table-cell>
              <table:table-cell office:value-type="float" office:value="-37.4802">
                <text:p>-37.4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4.94614">
                <text:p>-34.94614</text:p>
              </table:table-cell>
              <table:table-cell office:value-type="float" office:value="-37.74674">
                <text:p>-37.74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4.25679">
                <text:p>-34.25679</text:p>
              </table:table-cell>
              <table:table-cell office:value-type="float" office:value="-37.37809">
                <text:p>-37.37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31759">
                <text:p>-33.31759</text:p>
              </table:table-cell>
              <table:table-cell office:value-type="float" office:value="-36.38694">
                <text:p>-36.386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.16461">
                <text:p>-32.16461</text:p>
              </table:table-cell>
              <table:table-cell office:value-type="float" office:value="-34.9789">
                <text:p>-34.9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.84216">
                <text:p>-30.84216</text:p>
              </table:table-cell>
              <table:table-cell office:value-type="float" office:value="-33.36536">
                <text:p>-33.36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.40101">
                <text:p>-29.40101</text:p>
              </table:table-cell>
              <table:table-cell office:value-type="float" office:value="-31.7458">
                <text:p>-31.7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.89655">
                <text:p>-27.89655</text:p>
              </table:table-cell>
              <table:table-cell office:value-type="float" office:value="-30.20069">
                <text:p>-30.20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38655">
                <text:p>-26.38655</text:p>
              </table:table-cell>
              <table:table-cell office:value-type="float" office:value="-28.83854">
                <text:p>-28.83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92901">
                <text:p>-24.92901</text:p>
              </table:table-cell>
              <table:table-cell office:value-type="float" office:value="-27.60337">
                <text:p>-27.60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57994">
                <text:p>-23.57994</text:p>
              </table:table-cell>
              <table:table-cell office:value-type="float" office:value="-26.42101">
                <text:p>-26.42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39114">
                <text:p>-22.39114</text:p>
              </table:table-cell>
              <table:table-cell office:value-type="float" office:value="-25.13549">
                <text:p>-25.13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40828">
                <text:p>-21.40828</text:p>
              </table:table-cell>
              <table:table-cell office:value-type="float" office:value="-23.96392">
                <text:p>-23.96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66912">
                <text:p>-20.66912</text:p>
              </table:table-cell>
              <table:table-cell office:value-type="float" office:value="-22.91633">
                <text:p>-22.91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20205">
                <text:p>-20.20205</text:p>
              </table:table-cell>
              <table:table-cell office:value-type="float" office:value="-22.00755">
                <text:p>-22.00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02501">
                <text:p>-20.02501</text:p>
              </table:table-cell>
              <table:table-cell office:value-type="float" office:value="-21.27398">
                <text:p>-21.273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1448">
                <text:p>-20.1448</text:p>
              </table:table-cell>
              <table:table-cell office:value-type="float" office:value="-20.73843">
                <text:p>-20.73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55682">
                <text:p>-20.55682</text:p>
              </table:table-cell>
              <table:table-cell office:value-type="float" office:value="-20.45498">
                <text:p>-20.45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24524">
                <text:p>-21.24524</text:p>
              </table:table-cell>
              <table:table-cell office:value-type="float" office:value="-20.39315">
                <text:p>-20.393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18362">
                <text:p>-22.18362</text:p>
              </table:table-cell>
              <table:table-cell office:value-type="float" office:value="-20.57602">
                <text:p>-20.57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33592">
                <text:p>-23.33592</text:p>
              </table:table-cell>
              <table:table-cell office:value-type="float" office:value="-21.03185">
                <text:p>-21.03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65786">
                <text:p>-24.65786</text:p>
              </table:table-cell>
              <table:table-cell office:value-type="float" office:value="-21.7275">
                <text:p>-21.7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09868">
                <text:p>-26.09868</text:p>
              </table:table-cell>
              <table:table-cell office:value-type="float" office:value="-22.67756">
                <text:p>-22.67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.60302">
                <text:p>-27.60302</text:p>
              </table:table-cell>
              <table:table-cell office:value-type="float" office:value="-23.80651">
                <text:p>-23.80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.1131">
                <text:p>-29.1131</text:p>
              </table:table-cell>
              <table:table-cell office:value-type="float" office:value="-25.0611">
                <text:p>-25.06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.57092">
                <text:p>-30.57092</text:p>
              </table:table-cell>
              <table:table-cell office:value-type="float" office:value="-26.36943">
                <text:p>-26.36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.92047">
                <text:p>-31.92047</text:p>
              </table:table-cell>
              <table:table-cell office:value-type="float" office:value="-27.82885">
                <text:p>-27.828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10992">
                <text:p>-33.10992</text:p>
              </table:table-cell>
              <table:table-cell office:value-type="float" office:value="-29.3697">
                <text:p>-29.3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4.09357">
                <text:p>-34.09357</text:p>
              </table:table-cell>
              <table:table-cell office:value-type="float" office:value="-30.82335">
                <text:p>-30.823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4.83364">
                <text:p>-34.83364</text:p>
              </table:table-cell>
              <table:table-cell office:value-type="float" office:value="-32.2">
                <text:p>-32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.30172">
                <text:p>-35.30172</text:p>
              </table:table-cell>
              <table:table-cell office:value-type="float" office:value="-33.42568">
                <text:p>-33.42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.4798">
                <text:p>-35.4798</text:p>
              </table:table-cell>
              <table:table-cell office:value-type="float" office:value="-34.42809">
                <text:p>-34.42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.36105">
                <text:p>-35.36105</text:p>
              </table:table-cell>
              <table:table-cell office:value-type="float" office:value="-35.24765">
                <text:p>-35.24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4.95004">
                <text:p>-34.95004</text:p>
              </table:table-cell>
              <table:table-cell office:value-type="float" office:value="-35.83599">
                <text:p>-35.83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4.26255">
                <text:p>-34.26255</text:p>
              </table:table-cell>
              <table:table-cell office:value-type="float" office:value="-36.17785">
                <text:p>-36.17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325">
                <text:p>-33.325</text:p>
              </table:table-cell>
              <table:table-cell office:value-type="float" office:value="-36.16434">
                <text:p>-36.16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.17338">
                <text:p>-32.17338</text:p>
              </table:table-cell>
              <table:table-cell office:value-type="float" office:value="-35.84301">
                <text:p>-35.8430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30.85195">
                <text:p>-30.85195</text:p>
              </table:table-cell>
              <table:table-cell office:value-type="float" office:value="-35.28745">
                <text:p>-35.28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.41145">
                <text:p>-29.41145</text:p>
              </table:table-cell>
              <table:table-cell office:value-type="float" office:value="-34.64336">
                <text:p>-34.64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.90723">
                <text:p>-27.90723</text:p>
              </table:table-cell>
              <table:table-cell office:value-type="float" office:value="-33.73326">
                <text:p>-33.733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39707">
                <text:p>-26.39707</text:p>
              </table:table-cell>
              <table:table-cell office:value-type="float" office:value="-32.71324">
                <text:p>-32.71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93897">
                <text:p>-24.93897</text:p>
              </table:table-cell>
              <table:table-cell office:value-type="float" office:value="-31.63286">
                <text:p>-31.63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58894">
                <text:p>-23.58894</text:p>
              </table:table-cell>
              <table:table-cell office:value-type="float" office:value="-30.50397">
                <text:p>-30.50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39885">
                <text:p>-22.39885</text:p>
              </table:table-cell>
              <table:table-cell office:value-type="float" office:value="-29.42924">
                <text:p>-29.42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4144">
                <text:p>-21.4144</text:p>
              </table:table-cell>
              <table:table-cell office:value-type="float" office:value="-28.4411">
                <text:p>-28.4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67341">
                <text:p>-20.67341</text:p>
              </table:table-cell>
              <table:table-cell office:value-type="float" office:value="-27.56307">
                <text:p>-27.56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20434">
                <text:p>-20.20434</text:p>
              </table:table-cell>
              <table:table-cell office:value-type="float" office:value="-26.81686">
                <text:p>-26.81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02522">
                <text:p>-20.02522</text:p>
              </table:table-cell>
              <table:table-cell office:value-type="float" office:value="-26.23911">
                <text:p>-26.23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14292">
                <text:p>-20.14292</text:p>
              </table:table-cell>
              <table:table-cell office:value-type="float" office:value="-25.88348">
                <text:p>-25.88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55292">
                <text:p>-20.55292</text:p>
              </table:table-cell>
              <table:table-cell office:value-type="float" office:value="-24.94905">
                <text:p>-24.94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23948">
                <text:p>-21.23948</text:p>
              </table:table-cell>
              <table:table-cell office:value-type="float" office:value="-25.13741">
                <text:p>-25.13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17621">
                <text:p>-22.17621</text:p>
              </table:table-cell>
              <table:table-cell office:value-type="float" office:value="-25.85271">
                <text:p>-25.85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32714">
                <text:p>-23.32714</text:p>
              </table:table-cell>
              <table:table-cell office:value-type="float" office:value="-27.12206">
                <text:p>-27.12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64806">
                <text:p>-24.64806</text:p>
              </table:table-cell>
              <table:table-cell office:value-type="float" office:value="-28.50475">
                <text:p>-28.50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08823">
                <text:p>-26.08823</text:p>
              </table:table-cell>
              <table:table-cell office:value-type="float" office:value="-29.71463">
                <text:p>-29.71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.59233">
                <text:p>-27.59233</text:p>
              </table:table-cell>
              <table:table-cell office:value-type="float" office:value="-30.7561">
                <text:p>-30.7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.10257">
                <text:p>-29.10257</text:p>
              </table:table-cell>
              <table:table-cell office:value-type="float" office:value="-31.50131">
                <text:p>-31.50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.56096">
                <text:p>-30.56096</text:p>
              </table:table-cell>
              <table:table-cell office:value-type="float" office:value="-32.07296">
                <text:p>-32.07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.91146">
                <text:p>-31.91146</text:p>
              </table:table-cell>
              <table:table-cell office:value-type="float" office:value="-32.70768">
                <text:p>-32.70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1022">
                <text:p>-33.1022</text:p>
              </table:table-cell>
              <table:table-cell office:value-type="float" office:value="-33.62559">
                <text:p>-33.62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4.08745">
                <text:p>-34.08745</text:p>
              </table:table-cell>
              <table:table-cell office:value-type="float" office:value="-34.34344">
                <text:p>-34.34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4.82935">
                <text:p>-34.82935</text:p>
              </table:table-cell>
              <table:table-cell office:value-type="float" office:value="-35.60352">
                <text:p>-35.60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.29942">
                <text:p>-35.29942</text:p>
              </table:table-cell>
              <table:table-cell office:value-type="float" office:value="-36.93602">
                <text:p>-36.93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.47958">
                <text:p>-35.47958</text:p>
              </table:table-cell>
              <table:table-cell office:value-type="float" office:value="-38.1083">
                <text:p>-38.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.36292">
                <text:p>-35.36292</text:p>
              </table:table-cell>
              <table:table-cell office:value-type="float" office:value="-38.7723">
                <text:p>-38.7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4.95393">
                <text:p>-34.95393</text:p>
              </table:table-cell>
              <table:table-cell office:value-type="float" office:value="-39.39014">
                <text:p>-39.39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4.26831">
                <text:p>-34.26831</text:p>
              </table:table-cell>
              <table:table-cell office:value-type="float" office:value="-39.7588">
                <text:p>-39.7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3324">
                <text:p>-33.3324</text:p>
              </table:table-cell>
              <table:table-cell office:value-type="float" office:value="-39.85592">
                <text:p>-39.855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.18215">
                <text:p>-32.18215</text:p>
              </table:table-cell>
              <table:table-cell office:value-type="float" office:value="-39.75373">
                <text:p>-39.75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.86175">
                <text:p>-30.86175</text:p>
              </table:table-cell>
              <table:table-cell office:value-type="float" office:value="-39.28528">
                <text:p>-39.28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.4219">
                <text:p>-29.4219</text:p>
              </table:table-cell>
              <table:table-cell office:value-type="float" office:value="-38.59041">
                <text:p>-38.59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.91793">
                <text:p>-27.91793</text:p>
              </table:table-cell>
              <table:table-cell office:value-type="float" office:value="-37.85902">
                <text:p>-37.85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40761">
                <text:p>-26.40761</text:p>
              </table:table-cell>
              <table:table-cell office:value-type="float" office:value="-36.82354">
                <text:p>-36.82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94894">
                <text:p>-24.94894</text:p>
              </table:table-cell>
              <table:table-cell office:value-type="float" office:value="-35.09165">
                <text:p>-35.09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59796">
                <text:p>-23.59796</text:p>
              </table:table-cell>
              <table:table-cell office:value-type="float" office:value="-34.01283">
                <text:p>-34.01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40657">
                <text:p>-22.40657</text:p>
              </table:table-cell>
              <table:table-cell office:value-type="float" office:value="-32.90399">
                <text:p>-32.90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42053">
                <text:p>-21.42053</text:p>
              </table:table-cell>
              <table:table-cell office:value-type="float" office:value="-32.17376">
                <text:p>-32.17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67771">
                <text:p>-20.67771</text:p>
              </table:table-cell>
              <table:table-cell office:value-type="float" office:value="-33.02546">
                <text:p>-33.02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20665">
                <text:p>-20.20665</text:p>
              </table:table-cell>
              <table:table-cell office:value-type="float" office:value="-30.47098">
                <text:p>-30.47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02545">
                <text:p>-20.02545</text:p>
              </table:table-cell>
              <table:table-cell office:value-type="float" office:value="-29.53135">
                <text:p>-29.53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14105">
                <text:p>-20.14105</text:p>
              </table:table-cell>
              <table:table-cell office:value-type="float" office:value="-30.38247">
                <text:p>-30.38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54904">
                <text:p>-20.54904</text:p>
              </table:table-cell>
              <table:table-cell office:value-type="float" office:value="-28.39756">
                <text:p>-28.39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23372">
                <text:p>-21.23372</text:p>
              </table:table-cell>
              <table:table-cell office:value-type="float" office:value="-29.48862">
                <text:p>-29.48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16881">
                <text:p>-22.16881</text:p>
              </table:table-cell>
              <table:table-cell office:value-type="float" office:value="-27.95843">
                <text:p>-27.95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31837">
                <text:p>-23.31837</text:p>
              </table:table-cell>
              <table:table-cell office:value-type="float" office:value="-29.51496">
                <text:p>-29.51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63827">
                <text:p>-24.63827</text:p>
              </table:table-cell>
              <table:table-cell office:value-type="float" office:value="-30.36568">
                <text:p>-30.36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07778">
                <text:p>-26.07778</text:p>
              </table:table-cell>
              <table:table-cell office:value-type="float" office:value="-30.93198">
                <text:p>-30.9319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27.58162">
                <text:p>-27.58162</text:p>
              </table:table-cell>
              <table:table-cell office:value-type="float" office:value="-31.13047">
                <text:p>-31.13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.09204">
                <text:p>-29.09204</text:p>
              </table:table-cell>
              <table:table-cell office:value-type="float" office:value="-31.27673">
                <text:p>-31.27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.55099">
                <text:p>-30.55099</text:p>
              </table:table-cell>
              <table:table-cell office:value-type="float" office:value="-31.57651">
                <text:p>-31.57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.90244">
                <text:p>-31.90244</text:p>
              </table:table-cell>
              <table:table-cell office:value-type="float" office:value="-32.07492">
                <text:p>-32.07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09448">
                <text:p>-33.09448</text:p>
              </table:table-cell>
              <table:table-cell office:value-type="float" office:value="-32.99601">
                <text:p>-32.99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4.08132">
                <text:p>-34.08132</text:p>
              </table:table-cell>
              <table:table-cell office:value-type="float" office:value="-34.19558">
                <text:p>-34.19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4.82505">
                <text:p>-34.82505</text:p>
              </table:table-cell>
              <table:table-cell office:value-type="float" office:value="-35.50838">
                <text:p>-35.50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.2971">
                <text:p>-35.2971</text:p>
              </table:table-cell>
              <table:table-cell office:value-type="float" office:value="-36.24362">
                <text:p>-36.24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.47935">
                <text:p>-35.47935</text:p>
              </table:table-cell>
              <table:table-cell office:value-type="float" office:value="-37.09745">
                <text:p>-37.09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.36478">
                <text:p>-35.36478</text:p>
              </table:table-cell>
              <table:table-cell office:value-type="float" office:value="-37.66768">
                <text:p>-37.66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4.95781">
                <text:p>-34.95781</text:p>
              </table:table-cell>
              <table:table-cell office:value-type="float" office:value="-38.12193">
                <text:p>-38.12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4.27406">
                <text:p>-34.27406</text:p>
              </table:table-cell>
              <table:table-cell office:value-type="float" office:value="-38.46531">
                <text:p>-38.46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33979">
                <text:p>-33.33979</text:p>
              </table:table-cell>
              <table:table-cell office:value-type="float" office:value="-38.52771">
                <text:p>-38.52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.19091">
                <text:p>-32.19091</text:p>
              </table:table-cell>
              <table:table-cell office:value-type="float" office:value="-38.51399">
                <text:p>-38.51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.87153">
                <text:p>-30.87153</text:p>
              </table:table-cell>
              <table:table-cell office:value-type="float" office:value="-38.22418">
                <text:p>-38.22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.43234">
                <text:p>-29.43234</text:p>
              </table:table-cell>
              <table:table-cell office:value-type="float" office:value="-37.77157">
                <text:p>-37.77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.92863">
                <text:p>-27.92863</text:p>
              </table:table-cell>
              <table:table-cell office:value-type="float" office:value="-36.97663">
                <text:p>-36.976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41814">
                <text:p>-26.41814</text:p>
              </table:table-cell>
              <table:table-cell office:value-type="float" office:value="-36.01024">
                <text:p>-36.01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95891">
                <text:p>-24.95891</text:p>
              </table:table-cell>
              <table:table-cell office:value-type="float" office:value="-35.0652">
                <text:p>-35.0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60698">
                <text:p>-23.60698</text:p>
              </table:table-cell>
              <table:table-cell office:value-type="float" office:value="-34.2908">
                <text:p>-34.2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4143">
                <text:p>-22.4143</text:p>
              </table:table-cell>
              <table:table-cell office:value-type="float" office:value="-33.70835">
                <text:p>-33.70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42666">
                <text:p>-21.42666</text:p>
              </table:table-cell>
              <table:table-cell office:value-type="float" office:value="-33.48585">
                <text:p>-33.48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68202">
                <text:p>-20.68202</text:p>
              </table:table-cell>
              <table:table-cell office:value-type="float" office:value="-33.71412">
                <text:p>-33.71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20897">
                <text:p>-20.20897</text:p>
              </table:table-cell>
              <table:table-cell office:value-type="float" office:value="-34.11359">
                <text:p>-34.11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02568">
                <text:p>-20.02568</text:p>
              </table:table-cell>
              <table:table-cell office:value-type="float" office:value="-32.01884">
                <text:p>-32.01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1392">
                <text:p>-20.1392</text:p>
              </table:table-cell>
              <table:table-cell office:value-type="float" office:value="-33.6209">
                <text:p>-33.6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54517">
                <text:p>-20.54517</text:p>
              </table:table-cell>
              <table:table-cell office:value-type="float" office:value="-25.61944">
                <text:p>-25.61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22798">
                <text:p>-21.22798</text:p>
              </table:table-cell>
              <table:table-cell office:value-type="float" office:value="-29.9596">
                <text:p>-29.9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16142">
                <text:p>-22.16142</text:p>
              </table:table-cell>
              <table:table-cell office:value-type="float" office:value="-30.7067">
                <text:p>-30.7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30962">
                <text:p>-23.30962</text:p>
              </table:table-cell>
              <table:table-cell office:value-type="float" office:value="-30.9514">
                <text:p>-30.9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62848">
                <text:p>-24.62848</text:p>
              </table:table-cell>
              <table:table-cell office:value-type="float" office:value="-30.67916">
                <text:p>-30.67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06734">
                <text:p>-26.06734</text:p>
              </table:table-cell>
              <table:table-cell office:value-type="float" office:value="-30.46762">
                <text:p>-30.46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.57094">
                <text:p>-27.57094</text:p>
              </table:table-cell>
              <table:table-cell office:value-type="float" office:value="-30.78203">
                <text:p>-30.78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.0815">
                <text:p>-29.0815</text:p>
              </table:table-cell>
              <table:table-cell office:value-type="float" office:value="-31.25166">
                <text:p>-31.25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.54101">
                <text:p>-30.54101</text:p>
              </table:table-cell>
              <table:table-cell office:value-type="float" office:value="-31.72369">
                <text:p>-31.72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1.89341">
                <text:p>-31.89341</text:p>
              </table:table-cell>
              <table:table-cell office:value-type="float" office:value="-32.40945">
                <text:p>-32.40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08674">
                <text:p>-33.08674</text:p>
              </table:table-cell>
              <table:table-cell office:value-type="float" office:value="-33.70166">
                <text:p>-33.7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4.07517">
                <text:p>-34.07517</text:p>
              </table:table-cell>
              <table:table-cell office:value-type="float" office:value="-34.65096">
                <text:p>-34.65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4.82072">
                <text:p>-34.82072</text:p>
              </table:table-cell>
              <table:table-cell office:value-type="float" office:value="-35.78598">
                <text:p>-35.78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.29477">
                <text:p>-35.29477</text:p>
              </table:table-cell>
              <table:table-cell office:value-type="float" office:value="-36.73686">
                <text:p>-36.73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.4791">
                <text:p>-35.4791</text:p>
              </table:table-cell>
              <table:table-cell office:value-type="float" office:value="-37.64912">
                <text:p>-37.64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5.36663">
                <text:p>-35.36663</text:p>
              </table:table-cell>
              <table:table-cell office:value-type="float" office:value="-38.30267">
                <text:p>-38.30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4.96167">
                <text:p>-34.96167</text:p>
              </table:table-cell>
              <table:table-cell office:value-type="float" office:value="-38.08796">
                <text:p>-38.08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4.27979">
                <text:p>-34.27979</text:p>
              </table:table-cell>
              <table:table-cell office:value-type="float" office:value="-38.48256">
                <text:p>-38.48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3.34718">
                <text:p>-33.34718</text:p>
              </table:table-cell>
              <table:table-cell office:value-type="float" office:value="-38.83188">
                <text:p>-38.83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2.19967">
                <text:p>-32.19967</text:p>
              </table:table-cell>
              <table:table-cell office:value-type="float" office:value="-38.87758">
                <text:p>-38.87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.88132">
                <text:p>-30.88132</text:p>
              </table:table-cell>
              <table:table-cell office:value-type="float" office:value="-38.50353">
                <text:p>-38.50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9.44279">
                <text:p>-29.44279</text:p>
              </table:table-cell>
              <table:table-cell office:value-type="float" office:value="-37.95985">
                <text:p>-37.95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7.93932">
                <text:p>-27.93932</text:p>
              </table:table-cell>
              <table:table-cell office:value-type="float" office:value="-37.23046">
                <text:p>-37.23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6.42868">
                <text:p>-26.42868</text:p>
              </table:table-cell>
              <table:table-cell office:value-type="float" office:value="-36.25705">
                <text:p>-36.2570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24.96889">
                <text:p>-24.96889</text:p>
              </table:table-cell>
              <table:table-cell office:value-type="float" office:value="-35.37119">
                <text:p>-35.371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